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127.436cm">
            <draw:object draw:notify-on-update-of-ranges="Sheet1.A1:Sheet1.A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75.809034" calcext:value-type="float">
            <text:p>775.809034</text:p>
          </table:table-cell>
        </table:table-row>
        <table:table-row table:style-name="ro1">
          <table:table-cell office:value-type="float" office:value="775.500967" calcext:value-type="float">
            <text:p>775.500967</text:p>
          </table:table-cell>
        </table:table-row>
        <table:table-row table:style-name="ro1">
          <table:table-cell office:value-type="float" office:value="775.044806" calcext:value-type="float">
            <text:p>775.044806</text:p>
          </table:table-cell>
        </table:table-row>
        <table:table-row table:style-name="ro1">
          <table:table-cell office:value-type="float" office:value="774.676027" calcext:value-type="float">
            <text:p>774.676027</text:p>
          </table:table-cell>
        </table:table-row>
        <table:table-row table:style-name="ro1">
          <table:table-cell office:value-type="float" office:value="779.607295" calcext:value-type="float">
            <text:p>779.607295</text:p>
          </table:table-cell>
        </table:table-row>
        <table:table-row table:style-name="ro1">
          <table:table-cell office:value-type="float" office:value="778.774774" calcext:value-type="float">
            <text:p>778.774774</text:p>
          </table:table-cell>
        </table:table-row>
        <table:table-row table:style-name="ro1">
          <table:table-cell office:value-type="float" office:value="786.121336" calcext:value-type="float">
            <text:p>786.121336</text:p>
          </table:table-cell>
        </table:table-row>
        <table:table-row table:style-name="ro1">
          <table:table-cell office:value-type="float" office:value="792.870818" calcext:value-type="float">
            <text:p>792.870818</text:p>
          </table:table-cell>
        </table:table-row>
        <table:table-row table:style-name="ro1">
          <table:table-cell office:value-type="float" office:value="794.386249" calcext:value-type="float">
            <text:p>794.386249</text:p>
          </table:table-cell>
        </table:table-row>
        <table:table-row table:style-name="ro1">
          <table:table-cell office:value-type="float" office:value="795.507466" calcext:value-type="float">
            <text:p>795.507466</text:p>
          </table:table-cell>
        </table:table-row>
        <table:table-row table:style-name="ro1">
          <table:table-cell office:value-type="float" office:value="794.867673" calcext:value-type="float">
            <text:p>794.867673</text:p>
          </table:table-cell>
        </table:table-row>
        <table:table-row table:style-name="ro1">
          <table:table-cell office:value-type="float" office:value="793.288787" calcext:value-type="float">
            <text:p>793.288787</text:p>
          </table:table-cell>
        </table:table-row>
        <table:table-row table:style-name="ro1">
          <table:table-cell office:value-type="float" office:value="791.142523" calcext:value-type="float">
            <text:p>791.142523</text:p>
          </table:table-cell>
        </table:table-row>
        <table:table-row table:style-name="ro1">
          <table:table-cell office:value-type="float" office:value="791.753037" calcext:value-type="float">
            <text:p>791.753037</text:p>
          </table:table-cell>
        </table:table-row>
        <table:table-row table:style-name="ro1">
          <table:table-cell office:value-type="float" office:value="790.294441" calcext:value-type="float">
            <text:p>790.294441</text:p>
          </table:table-cell>
        </table:table-row>
        <table:table-row table:style-name="ro1">
          <table:table-cell office:value-type="float" office:value="789.122113" calcext:value-type="float">
            <text:p>789.122113</text:p>
          </table:table-cell>
        </table:table-row>
        <table:table-row table:style-name="ro1">
          <table:table-cell office:value-type="float" office:value="789.117409" calcext:value-type="float">
            <text:p>789.117409</text:p>
          </table:table-cell>
        </table:table-row>
        <table:table-row table:style-name="ro1">
          <table:table-cell office:value-type="float" office:value="789.744585" calcext:value-type="float">
            <text:p>789.744585</text:p>
          </table:table-cell>
        </table:table-row>
        <table:table-row table:style-name="ro1">
          <table:table-cell office:value-type="float" office:value="789.995835" calcext:value-type="float">
            <text:p>789.995835</text:p>
          </table:table-cell>
        </table:table-row>
        <table:table-row table:style-name="ro1">
          <table:table-cell office:value-type="float" office:value="788.144866" calcext:value-type="float">
            <text:p>788.144866</text:p>
          </table:table-cell>
        </table:table-row>
        <table:table-row table:style-name="ro1">
          <table:table-cell office:value-type="float" office:value="786.595392" calcext:value-type="float">
            <text:p>786.595392</text:p>
          </table:table-cell>
        </table:table-row>
        <table:table-row table:style-name="ro1">
          <table:table-cell office:value-type="float" office:value="784.633696" calcext:value-type="float">
            <text:p>784.633696</text:p>
          </table:table-cell>
        </table:table-row>
        <table:table-row table:style-name="ro1">
          <table:table-cell office:value-type="float" office:value="783.92247" calcext:value-type="float">
            <text:p>783.92247</text:p>
          </table:table-cell>
        </table:table-row>
        <table:table-row table:style-name="ro1">
          <table:table-cell office:value-type="float" office:value="782.17395" calcext:value-type="float">
            <text:p>782.17395</text:p>
          </table:table-cell>
        </table:table-row>
        <table:table-row table:style-name="ro1">
          <table:table-cell office:value-type="float" office:value="779.242574" calcext:value-type="float">
            <text:p>779.242574</text:p>
          </table:table-cell>
        </table:table-row>
        <table:table-row table:style-name="ro1">
          <table:table-cell office:value-type="float" office:value="775.692381" calcext:value-type="float">
            <text:p>775.692381</text:p>
          </table:table-cell>
        </table:table-row>
        <table:table-row table:style-name="ro1">
          <table:table-cell office:value-type="float" office:value="773.140871" calcext:value-type="float">
            <text:p>773.140871</text:p>
          </table:table-cell>
        </table:table-row>
        <table:table-row table:style-name="ro1">
          <table:table-cell office:value-type="float" office:value="770.921399" calcext:value-type="float">
            <text:p>770.921399</text:p>
          </table:table-cell>
        </table:table-row>
        <table:table-row table:style-name="ro1">
          <table:table-cell office:value-type="float" office:value="769.303265" calcext:value-type="float">
            <text:p>769.303265</text:p>
          </table:table-cell>
        </table:table-row>
        <table:table-row table:style-name="ro1">
          <table:table-cell office:value-type="float" office:value="765.151914" calcext:value-type="float">
            <text:p>765.151914</text:p>
          </table:table-cell>
        </table:table-row>
        <table:table-row table:style-name="ro1">
          <table:table-cell office:value-type="float" office:value="761.493293" calcext:value-type="float">
            <text:p>761.493293</text:p>
          </table:table-cell>
        </table:table-row>
        <table:table-row table:style-name="ro1">
          <table:table-cell office:value-type="float" office:value="759.672732" calcext:value-type="float">
            <text:p>759.672732</text:p>
          </table:table-cell>
        </table:table-row>
        <table:table-row table:style-name="ro1">
          <table:table-cell office:value-type="float" office:value="757.181247" calcext:value-type="float">
            <text:p>757.181247</text:p>
          </table:table-cell>
        </table:table-row>
        <table:table-row table:style-name="ro1">
          <table:table-cell office:value-type="float" office:value="754.255726" calcext:value-type="float">
            <text:p>754.255726</text:p>
          </table:table-cell>
        </table:table-row>
        <table:table-row table:style-name="ro1">
          <table:table-cell office:value-type="float" office:value="751.458232" calcext:value-type="float">
            <text:p>751.458232</text:p>
          </table:table-cell>
        </table:table-row>
        <table:table-row table:style-name="ro1">
          <table:table-cell office:value-type="float" office:value="748.005346" calcext:value-type="float">
            <text:p>748.005346</text:p>
          </table:table-cell>
        </table:table-row>
        <table:table-row table:style-name="ro1">
          <table:table-cell office:value-type="float" office:value="746.519507" calcext:value-type="float">
            <text:p>746.519507</text:p>
          </table:table-cell>
        </table:table-row>
        <table:table-row table:style-name="ro1">
          <table:table-cell office:value-type="float" office:value="744.356795" calcext:value-type="float">
            <text:p>744.356795</text:p>
          </table:table-cell>
        </table:table-row>
        <table:table-row table:style-name="ro1">
          <table:table-cell office:value-type="float" office:value="741.150337" calcext:value-type="float">
            <text:p>741.150337</text:p>
          </table:table-cell>
        </table:table-row>
        <table:table-row table:style-name="ro1">
          <table:table-cell office:value-type="float" office:value="737.961002" calcext:value-type="float">
            <text:p>737.961002</text:p>
          </table:table-cell>
        </table:table-row>
        <table:table-row table:style-name="ro1">
          <table:table-cell office:value-type="float" office:value="735.176333" calcext:value-type="float">
            <text:p>735.176333</text:p>
          </table:table-cell>
        </table:table-row>
        <table:table-row table:style-name="ro1">
          <table:table-cell office:value-type="float" office:value="733.477539" calcext:value-type="float">
            <text:p>733.477539</text:p>
          </table:table-cell>
        </table:table-row>
        <table:table-row table:style-name="ro1">
          <table:table-cell office:value-type="float" office:value="731.226494" calcext:value-type="float">
            <text:p>731.226494</text:p>
          </table:table-cell>
        </table:table-row>
        <table:table-row table:style-name="ro1">
          <table:table-cell office:value-type="float" office:value="728.088849" calcext:value-type="float">
            <text:p>728.088849</text:p>
          </table:table-cell>
        </table:table-row>
        <table:table-row table:style-name="ro1">
          <table:table-cell office:value-type="float" office:value="726.261377" calcext:value-type="float">
            <text:p>726.261377</text:p>
          </table:table-cell>
        </table:table-row>
        <table:table-row table:style-name="ro1">
          <table:table-cell office:value-type="float" office:value="723.842527" calcext:value-type="float">
            <text:p>723.842527</text:p>
          </table:table-cell>
        </table:table-row>
        <table:table-row table:style-name="ro1">
          <table:table-cell office:value-type="float" office:value="721.925519" calcext:value-type="float">
            <text:p>721.925519</text:p>
          </table:table-cell>
        </table:table-row>
        <table:table-row table:style-name="ro1">
          <table:table-cell office:value-type="float" office:value="718.346241" calcext:value-type="float">
            <text:p>718.346241</text:p>
          </table:table-cell>
        </table:table-row>
        <table:table-row table:style-name="ro1">
          <table:table-cell office:value-type="float" office:value="714.588614" calcext:value-type="float">
            <text:p>714.588614</text:p>
          </table:table-cell>
        </table:table-row>
        <table:table-row table:style-name="ro1">
          <table:table-cell office:value-type="float" office:value="712.911124" calcext:value-type="float">
            <text:p>712.911124</text:p>
          </table:table-cell>
        </table:table-row>
        <table:table-row table:style-name="ro1">
          <table:table-cell office:value-type="float" office:value="711.099609" calcext:value-type="float">
            <text:p>711.099609</text:p>
          </table:table-cell>
        </table:table-row>
        <table:table-row table:style-name="ro1">
          <table:table-cell office:value-type="float" office:value="707.461227" calcext:value-type="float">
            <text:p>707.461227</text:p>
          </table:table-cell>
        </table:table-row>
        <table:table-row table:style-name="ro1">
          <table:table-cell office:value-type="float" office:value="704.971565" calcext:value-type="float">
            <text:p>704.971565</text:p>
          </table:table-cell>
        </table:table-row>
        <table:table-row table:style-name="ro1">
          <table:table-cell office:value-type="float" office:value="701.799807" calcext:value-type="float">
            <text:p>701.799807</text:p>
          </table:table-cell>
        </table:table-row>
        <table:table-row table:style-name="ro1">
          <table:table-cell office:value-type="float" office:value="698.038878" calcext:value-type="float">
            <text:p>698.038878</text:p>
          </table:table-cell>
        </table:table-row>
        <table:table-row table:style-name="ro1">
          <table:table-cell office:value-type="float" office:value="695.438961" calcext:value-type="float">
            <text:p>695.438961</text:p>
          </table:table-cell>
        </table:table-row>
        <table:table-row table:style-name="ro1">
          <table:table-cell office:value-type="float" office:value="692.259446" calcext:value-type="float">
            <text:p>692.259446</text:p>
          </table:table-cell>
        </table:table-row>
        <table:table-row table:style-name="ro1">
          <table:table-cell office:value-type="float" office:value="690.016807" calcext:value-type="float">
            <text:p>690.016807</text:p>
          </table:table-cell>
        </table:table-row>
        <table:table-row table:style-name="ro1">
          <table:table-cell office:value-type="float" office:value="686.509087" calcext:value-type="float">
            <text:p>686.509087</text:p>
          </table:table-cell>
        </table:table-row>
        <table:table-row table:style-name="ro1">
          <table:table-cell office:value-type="float" office:value="684.064246" calcext:value-type="float">
            <text:p>684.064246</text:p>
          </table:table-cell>
        </table:table-row>
        <table:table-row table:style-name="ro1">
          <table:table-cell office:value-type="float" office:value="680.075492" calcext:value-type="float">
            <text:p>680.075492</text:p>
          </table:table-cell>
        </table:table-row>
        <table:table-row table:style-name="ro1">
          <table:table-cell office:value-type="float" office:value="677.594975" calcext:value-type="float">
            <text:p>677.594975</text:p>
          </table:table-cell>
        </table:table-row>
        <table:table-row table:style-name="ro1">
          <table:table-cell office:value-type="float" office:value="674.544816" calcext:value-type="float">
            <text:p>674.544816</text:p>
          </table:table-cell>
        </table:table-row>
        <table:table-row table:style-name="ro1">
          <table:table-cell office:value-type="float" office:value="672.157375" calcext:value-type="float">
            <text:p>672.157375</text:p>
          </table:table-cell>
        </table:table-row>
        <table:table-row table:style-name="ro1">
          <table:table-cell office:value-type="float" office:value="669.772918" calcext:value-type="float">
            <text:p>669.772918</text:p>
          </table:table-cell>
        </table:table-row>
        <table:table-row table:style-name="ro1">
          <table:table-cell office:value-type="float" office:value="667.710577" calcext:value-type="float">
            <text:p>667.710577</text:p>
          </table:table-cell>
        </table:table-row>
        <table:table-row table:style-name="ro1">
          <table:table-cell office:value-type="float" office:value="665.268427" calcext:value-type="float">
            <text:p>665.268427</text:p>
          </table:table-cell>
        </table:table-row>
        <table:table-row table:style-name="ro1">
          <table:table-cell office:value-type="float" office:value="662.560807" calcext:value-type="float">
            <text:p>662.560807</text:p>
          </table:table-cell>
        </table:table-row>
        <table:table-row table:style-name="ro1">
          <table:table-cell office:value-type="float" office:value="659.399092" calcext:value-type="float">
            <text:p>659.399092</text:p>
          </table:table-cell>
        </table:table-row>
        <table:table-row table:style-name="ro1">
          <table:table-cell office:value-type="float" office:value="656.185141" calcext:value-type="float">
            <text:p>656.185141</text:p>
          </table:table-cell>
        </table:table-row>
        <table:table-row table:style-name="ro1">
          <table:table-cell office:value-type="float" office:value="654.245712" calcext:value-type="float">
            <text:p>654.245712</text:p>
          </table:table-cell>
        </table:table-row>
        <table:table-row table:style-name="ro1">
          <table:table-cell office:value-type="float" office:value="650.876039" calcext:value-type="float">
            <text:p>650.876039</text:p>
          </table:table-cell>
        </table:table-row>
        <table:table-row table:style-name="ro1">
          <table:table-cell office:value-type="float" office:value="647.99" calcext:value-type="float">
            <text:p>647.99</text:p>
          </table:table-cell>
        </table:table-row>
        <table:table-row table:style-name="ro1">
          <table:table-cell office:value-type="float" office:value="644.864757" calcext:value-type="float">
            <text:p>644.864757</text:p>
          </table:table-cell>
        </table:table-row>
        <table:table-row table:style-name="ro1">
          <table:table-cell office:value-type="float" office:value="641.71645" calcext:value-type="float">
            <text:p>641.71645</text:p>
          </table:table-cell>
        </table:table-row>
        <table:table-row table:style-name="ro1">
          <table:table-cell office:value-type="float" office:value="639.908731" calcext:value-type="float">
            <text:p>639.908731</text:p>
          </table:table-cell>
        </table:table-row>
        <table:table-row table:style-name="ro1">
          <table:table-cell office:value-type="float" office:value="637.484876" calcext:value-type="float">
            <text:p>637.484876</text:p>
          </table:table-cell>
        </table:table-row>
        <table:table-row table:style-name="ro1">
          <table:table-cell office:value-type="float" office:value="635.064922" calcext:value-type="float">
            <text:p>635.064922</text:p>
          </table:table-cell>
        </table:table-row>
        <table:table-row table:style-name="ro1">
          <table:table-cell office:value-type="float" office:value="632.817418" calcext:value-type="float">
            <text:p>632.817418</text:p>
          </table:table-cell>
        </table:table-row>
        <table:table-row table:style-name="ro1">
          <table:table-cell office:value-type="float" office:value="628.941107" calcext:value-type="float">
            <text:p>628.941107</text:p>
          </table:table-cell>
        </table:table-row>
        <table:table-row table:style-name="ro1">
          <table:table-cell office:value-type="float" office:value="625.822923" calcext:value-type="float">
            <text:p>625.822923</text:p>
          </table:table-cell>
        </table:table-row>
        <table:table-row table:style-name="ro1">
          <table:table-cell office:value-type="float" office:value="623.528229" calcext:value-type="float">
            <text:p>623.528229</text:p>
          </table:table-cell>
        </table:table-row>
        <table:table-row table:style-name="ro1">
          <table:table-cell office:value-type="float" office:value="621.683452" calcext:value-type="float">
            <text:p>621.683452</text:p>
          </table:table-cell>
        </table:table-row>
        <table:table-row table:style-name="ro1">
          <table:table-cell office:value-type="float" office:value="619.312016" calcext:value-type="float">
            <text:p>619.312016</text:p>
          </table:table-cell>
        </table:table-row>
        <table:table-row table:style-name="ro1">
          <table:table-cell office:value-type="float" office:value="615.068465" calcext:value-type="float">
            <text:p>615.068465</text:p>
          </table:table-cell>
        </table:table-row>
        <table:table-row table:style-name="ro1">
          <table:table-cell office:value-type="float" office:value="612.12317" calcext:value-type="float">
            <text:p>612.12317</text:p>
          </table:table-cell>
        </table:table-row>
        <table:table-row table:style-name="ro1">
          <table:table-cell office:value-type="float" office:value="610.036395" calcext:value-type="float">
            <text:p>610.036395</text:p>
          </table:table-cell>
        </table:table-row>
        <table:table-row table:style-name="ro1">
          <table:table-cell office:value-type="float" office:value="608.178927" calcext:value-type="float">
            <text:p>608.178927</text:p>
          </table:table-cell>
        </table:table-row>
        <table:table-row table:style-name="ro1">
          <table:table-cell office:value-type="float" office:value="606.201162" calcext:value-type="float">
            <text:p>606.201162</text:p>
          </table:table-cell>
        </table:table-row>
        <table:table-row table:style-name="ro1">
          <table:table-cell office:value-type="float" office:value="603.28958" calcext:value-type="float">
            <text:p>603.28958</text:p>
          </table:table-cell>
        </table:table-row>
        <table:table-row table:style-name="ro1">
          <table:table-cell office:value-type="float" office:value="600.733334" calcext:value-type="float">
            <text:p>600.733334</text:p>
          </table:table-cell>
        </table:table-row>
        <table:table-row table:style-name="ro1">
          <table:table-cell office:value-type="float" office:value="598.428589" calcext:value-type="float">
            <text:p>598.428589</text:p>
          </table:table-cell>
        </table:table-row>
        <table:table-row table:style-name="ro1">
          <table:table-cell office:value-type="float" office:value="595.335758" calcext:value-type="float">
            <text:p>595.335758</text:p>
          </table:table-cell>
        </table:table-row>
        <table:table-row table:style-name="ro1">
          <table:table-cell office:value-type="float" office:value="592.247465" calcext:value-type="float">
            <text:p>592.247465</text:p>
          </table:table-cell>
        </table:table-row>
        <table:table-row table:style-name="ro1">
          <table:table-cell office:value-type="float" office:value="589.165087" calcext:value-type="float">
            <text:p>589.165087</text:p>
          </table:table-cell>
        </table:table-row>
        <table:table-row table:style-name="ro1">
          <table:table-cell office:value-type="float" office:value="586.616973" calcext:value-type="float">
            <text:p>586.616973</text:p>
          </table:table-cell>
        </table:table-row>
        <table:table-row table:style-name="ro1">
          <table:table-cell office:value-type="float" office:value="583.845267" calcext:value-type="float">
            <text:p>583.845267</text:p>
          </table:table-cell>
        </table:table-row>
        <table:table-row table:style-name="ro1">
          <table:table-cell office:value-type="float" office:value="580.614256" calcext:value-type="float">
            <text:p>580.614256</text:p>
          </table:table-cell>
        </table:table-row>
        <table:table-row table:style-name="ro1">
          <table:table-cell office:value-type="float" office:value="579.395174" calcext:value-type="float">
            <text:p>579.395174</text:p>
          </table:table-cell>
        </table:table-row>
        <table:table-row table:style-name="ro1">
          <table:table-cell office:value-type="float" office:value="577.577485" calcext:value-type="float">
            <text:p>577.577485</text:p>
          </table:table-cell>
        </table:table-row>
        <table:table-row table:style-name="ro1">
          <table:table-cell office:value-type="float" office:value="575.605487" calcext:value-type="float">
            <text:p>575.605487</text:p>
          </table:table-cell>
        </table:table-row>
        <table:table-row table:style-name="ro1">
          <table:table-cell office:value-type="float" office:value="572.210234" calcext:value-type="float">
            <text:p>572.210234</text:p>
          </table:table-cell>
        </table:table-row>
        <table:table-row table:style-name="ro1">
          <table:table-cell office:value-type="float" office:value="568.885481" calcext:value-type="float">
            <text:p>568.885481</text:p>
          </table:table-cell>
        </table:table-row>
        <table:table-row table:style-name="ro1">
          <table:table-cell office:value-type="float" office:value="566.066371" calcext:value-type="float">
            <text:p>566.066371</text:p>
          </table:table-cell>
        </table:table-row>
        <table:table-row table:style-name="ro1">
          <table:table-cell office:value-type="float" office:value="563.161159" calcext:value-type="float">
            <text:p>563.161159</text:p>
          </table:table-cell>
        </table:table-row>
        <table:table-row table:style-name="ro1">
          <table:table-cell office:value-type="float" office:value="560.534746" calcext:value-type="float">
            <text:p>560.534746</text:p>
          </table:table-cell>
        </table:table-row>
        <table:table-row table:style-name="ro1">
          <table:table-cell office:value-type="float" office:value="558.133858" calcext:value-type="float">
            <text:p>558.133858</text:p>
          </table:table-cell>
        </table:table-row>
        <table:table-row table:style-name="ro1">
          <table:table-cell office:value-type="float" office:value="555.651721" calcext:value-type="float">
            <text:p>555.651721</text:p>
          </table:table-cell>
        </table:table-row>
        <table:table-row table:style-name="ro1">
          <table:table-cell office:value-type="float" office:value="553.026945" calcext:value-type="float">
            <text:p>553.026945</text:p>
          </table:table-cell>
        </table:table-row>
        <table:table-row table:style-name="ro1">
          <table:table-cell office:value-type="float" office:value="551.187462" calcext:value-type="float">
            <text:p>551.187462</text:p>
          </table:table-cell>
        </table:table-row>
        <table:table-row table:style-name="ro1">
          <table:table-cell office:value-type="float" office:value="549.522344" calcext:value-type="float">
            <text:p>549.522344</text:p>
          </table:table-cell>
        </table:table-row>
        <table:table-row table:style-name="ro1">
          <table:table-cell office:value-type="float" office:value="547.17064" calcext:value-type="float">
            <text:p>547.17064</text:p>
          </table:table-cell>
        </table:table-row>
        <table:table-row table:style-name="ro1">
          <table:table-cell office:value-type="float" office:value="544.344726" calcext:value-type="float">
            <text:p>544.344726</text:p>
          </table:table-cell>
        </table:table-row>
        <table:table-row table:style-name="ro1">
          <table:table-cell office:value-type="float" office:value="541.15648" calcext:value-type="float">
            <text:p>541.15648</text:p>
          </table:table-cell>
        </table:table-row>
        <table:table-row table:style-name="ro1">
          <table:table-cell office:value-type="float" office:value="538.339817" calcext:value-type="float">
            <text:p>538.339817</text:p>
          </table:table-cell>
        </table:table-row>
        <table:table-row table:style-name="ro1">
          <table:table-cell office:value-type="float" office:value="535.639503" calcext:value-type="float">
            <text:p>535.639503</text:p>
          </table:table-cell>
        </table:table-row>
        <table:table-row table:style-name="ro1">
          <table:table-cell office:value-type="float" office:value="532.824688" calcext:value-type="float">
            <text:p>532.824688</text:p>
          </table:table-cell>
        </table:table-row>
        <table:table-row table:style-name="ro1">
          <table:table-cell office:value-type="float" office:value="529.29692" calcext:value-type="float">
            <text:p>529.29692</text:p>
          </table:table-cell>
        </table:table-row>
        <table:table-row table:style-name="ro1">
          <table:table-cell office:value-type="float" office:value="527.447561" calcext:value-type="float">
            <text:p>527.447561</text:p>
          </table:table-cell>
        </table:table-row>
        <table:table-row table:style-name="ro1">
          <table:table-cell office:value-type="float" office:value="525.500325" calcext:value-type="float">
            <text:p>525.500325</text:p>
          </table:table-cell>
        </table:table-row>
        <table:table-row table:style-name="ro1">
          <table:table-cell office:value-type="float" office:value="522.961378" calcext:value-type="float">
            <text:p>522.961378</text:p>
          </table:table-cell>
        </table:table-row>
        <table:table-row table:style-name="ro1">
          <table:table-cell office:value-type="float" office:value="520.251312" calcext:value-type="float">
            <text:p>520.251312</text:p>
          </table:table-cell>
        </table:table-row>
        <table:table-row table:style-name="ro1">
          <table:table-cell office:value-type="float" office:value="517.453995" calcext:value-type="float">
            <text:p>517.453995</text:p>
          </table:table-cell>
        </table:table-row>
        <table:table-row table:style-name="ro1">
          <table:table-cell office:value-type="float" office:value="513.894618" calcext:value-type="float">
            <text:p>513.894618</text:p>
          </table:table-cell>
        </table:table-row>
        <table:table-row table:style-name="ro1">
          <table:table-cell office:value-type="float" office:value="510.997851" calcext:value-type="float">
            <text:p>510.997851</text:p>
          </table:table-cell>
        </table:table-row>
        <table:table-row table:style-name="ro1">
          <table:table-cell office:value-type="float" office:value="508.369777" calcext:value-type="float">
            <text:p>508.369777</text:p>
          </table:table-cell>
        </table:table-row>
        <table:table-row table:style-name="ro1">
          <table:table-cell office:value-type="float" office:value="506.130373" calcext:value-type="float">
            <text:p>506.130373</text:p>
          </table:table-cell>
        </table:table-row>
        <table:table-row table:style-name="ro1">
          <table:table-cell office:value-type="float" office:value="503.933664" calcext:value-type="float">
            <text:p>503.933664</text:p>
          </table:table-cell>
        </table:table-row>
        <table:table-row table:style-name="ro1">
          <table:table-cell office:value-type="float" office:value="501.591923" calcext:value-type="float">
            <text:p>501.591923</text:p>
          </table:table-cell>
        </table:table-row>
        <table:table-row table:style-name="ro1">
          <table:table-cell office:value-type="float" office:value="499.429203" calcext:value-type="float">
            <text:p>499.429203</text:p>
          </table:table-cell>
        </table:table-row>
        <table:table-row table:style-name="ro1">
          <table:table-cell office:value-type="float" office:value="496.806945" calcext:value-type="float">
            <text:p>496.806945</text:p>
          </table:table-cell>
        </table:table-row>
        <table:table-row table:style-name="ro1">
          <table:table-cell office:value-type="float" office:value="494.304222" calcext:value-type="float">
            <text:p>494.304222</text:p>
          </table:table-cell>
        </table:table-row>
        <table:table-row table:style-name="ro1">
          <table:table-cell office:value-type="float" office:value="491.477569" calcext:value-type="float">
            <text:p>491.477569</text:p>
          </table:table-cell>
        </table:table-row>
        <table:table-row table:style-name="ro1">
          <table:table-cell office:value-type="float" office:value="488.026441" calcext:value-type="float">
            <text:p>488.026441</text:p>
          </table:table-cell>
        </table:table-row>
        <table:table-row table:style-name="ro1">
          <table:table-cell office:value-type="float" office:value="485.318793" calcext:value-type="float">
            <text:p>485.318793</text:p>
          </table:table-cell>
        </table:table-row>
        <table:table-row table:style-name="ro1">
          <table:table-cell office:value-type="float" office:value="482.732844" calcext:value-type="float">
            <text:p>482.732844</text:p>
          </table:table-cell>
        </table:table-row>
        <table:table-row table:style-name="ro1">
          <table:table-cell office:value-type="float" office:value="480.370408" calcext:value-type="float">
            <text:p>480.370408</text:p>
          </table:table-cell>
        </table:table-row>
        <table:table-row table:style-name="ro1">
          <table:table-cell office:value-type="float" office:value="478.073525" calcext:value-type="float">
            <text:p>478.073525</text:p>
          </table:table-cell>
        </table:table-row>
        <table:table-row table:style-name="ro1">
          <table:table-cell office:value-type="float" office:value="475.992608" calcext:value-type="float">
            <text:p>475.992608</text:p>
          </table:table-cell>
        </table:table-row>
        <table:table-row table:style-name="ro1">
          <table:table-cell office:value-type="float" office:value="473.821821" calcext:value-type="float">
            <text:p>473.821821</text:p>
          </table:table-cell>
        </table:table-row>
        <table:table-row table:style-name="ro1">
          <table:table-cell office:value-type="float" office:value="471.718606" calcext:value-type="float">
            <text:p>471.718606</text:p>
          </table:table-cell>
        </table:table-row>
        <table:table-row table:style-name="ro1">
          <table:table-cell office:value-type="float" office:value="469.822895" calcext:value-type="float">
            <text:p>469.822895</text:p>
          </table:table-cell>
        </table:table-row>
        <table:table-row table:style-name="ro1">
          <table:table-cell office:value-type="float" office:value="467.726825" calcext:value-type="float">
            <text:p>467.726825</text:p>
          </table:table-cell>
        </table:table-row>
        <table:table-row table:style-name="ro1">
          <table:table-cell office:value-type="float" office:value="465.636265" calcext:value-type="float">
            <text:p>465.636265</text:p>
          </table:table-cell>
        </table:table-row>
        <table:table-row table:style-name="ro1">
          <table:table-cell office:value-type="float" office:value="463.551398" calcext:value-type="float">
            <text:p>463.551398</text:p>
          </table:table-cell>
        </table:table-row>
        <table:table-row table:style-name="ro1">
          <table:table-cell office:value-type="float" office:value="461.229773" calcext:value-type="float">
            <text:p>461.229773</text:p>
          </table:table-cell>
        </table:table-row>
        <table:table-row table:style-name="ro1">
          <table:table-cell office:value-type="float" office:value="458.980568" calcext:value-type="float">
            <text:p>458.980568</text:p>
          </table:table-cell>
        </table:table-row>
        <table:table-row table:style-name="ro1">
          <table:table-cell office:value-type="float" office:value="456.858172" calcext:value-type="float">
            <text:p>456.858172</text:p>
          </table:table-cell>
        </table:table-row>
        <table:table-row table:style-name="ro1">
          <table:table-cell office:value-type="float" office:value="454.612569" calcext:value-type="float">
            <text:p>454.612569</text:p>
          </table:table-cell>
        </table:table-row>
        <table:table-row table:style-name="ro1">
          <table:table-cell office:value-type="float" office:value="452.411106" calcext:value-type="float">
            <text:p>452.411106</text:p>
          </table:table-cell>
        </table:table-row>
        <table:table-row table:style-name="ro1">
          <table:table-cell office:value-type="float" office:value="449.669675" calcext:value-type="float">
            <text:p>449.669675</text:p>
          </table:table-cell>
        </table:table-row>
        <table:table-row table:style-name="ro1">
          <table:table-cell office:value-type="float" office:value="447.7221" calcext:value-type="float">
            <text:p>447.7221</text:p>
          </table:table-cell>
        </table:table-row>
        <table:table-row table:style-name="ro1">
          <table:table-cell office:value-type="float" office:value="445.855384" calcext:value-type="float">
            <text:p>445.855384</text:p>
          </table:table-cell>
        </table:table-row>
        <table:table-row table:style-name="ro1">
          <table:table-cell office:value-type="float" office:value="444.164189" calcext:value-type="float">
            <text:p>444.164189</text:p>
          </table:table-cell>
        </table:table-row>
        <table:table-row table:style-name="ro1">
          <table:table-cell office:value-type="float" office:value="440.872573" calcext:value-type="float">
            <text:p>440.872573</text:p>
          </table:table-cell>
        </table:table-row>
        <table:table-row table:style-name="ro1">
          <table:table-cell office:value-type="float" office:value="438.236817" calcext:value-type="float">
            <text:p>438.236817</text:p>
          </table:table-cell>
        </table:table-row>
        <table:table-row table:style-name="ro1">
          <table:table-cell office:value-type="float" office:value="435.786361" calcext:value-type="float">
            <text:p>435.786361</text:p>
          </table:table-cell>
        </table:table-row>
        <table:table-row table:style-name="ro1">
          <table:table-cell office:value-type="float" office:value="432.787453" calcext:value-type="float">
            <text:p>432.787453</text:p>
          </table:table-cell>
        </table:table-row>
        <table:table-row table:style-name="ro1">
          <table:table-cell office:value-type="float" office:value="429.808662" calcext:value-type="float">
            <text:p>429.808662</text:p>
          </table:table-cell>
        </table:table-row>
        <table:table-row table:style-name="ro1">
          <table:table-cell office:value-type="float" office:value="427.130498" calcext:value-type="float">
            <text:p>427.130498</text:p>
          </table:table-cell>
        </table:table-row>
        <table:table-row table:style-name="ro1">
          <table:table-cell office:value-type="float" office:value="424.65126" calcext:value-type="float">
            <text:p>424.65126</text:p>
          </table:table-cell>
        </table:table-row>
        <table:table-row table:style-name="ro1">
          <table:table-cell office:value-type="float" office:value="421.788045" calcext:value-type="float">
            <text:p>421.788045</text:p>
          </table:table-cell>
        </table:table-row>
        <table:table-row table:style-name="ro1">
          <table:table-cell office:value-type="float" office:value="419.558028" calcext:value-type="float">
            <text:p>419.558028</text:p>
          </table:table-cell>
        </table:table-row>
        <table:table-row table:style-name="ro1">
          <table:table-cell office:value-type="float" office:value="417.219066" calcext:value-type="float">
            <text:p>417.219066</text:p>
          </table:table-cell>
        </table:table-row>
        <table:table-row table:style-name="ro1">
          <table:table-cell office:value-type="float" office:value="414.869266" calcext:value-type="float">
            <text:p>414.869266</text:p>
          </table:table-cell>
        </table:table-row>
        <table:table-row table:style-name="ro1">
          <table:table-cell office:value-type="float" office:value="413.056097" calcext:value-type="float">
            <text:p>413.056097</text:p>
          </table:table-cell>
        </table:table-row>
        <table:table-row table:style-name="ro1">
          <table:table-cell office:value-type="float" office:value="410.88238" calcext:value-type="float">
            <text:p>410.88238</text:p>
          </table:table-cell>
        </table:table-row>
        <table:table-row table:style-name="ro1">
          <table:table-cell office:value-type="float" office:value="409.522784" calcext:value-type="float">
            <text:p>409.522784</text:p>
          </table:table-cell>
        </table:table-row>
        <table:table-row table:style-name="ro1">
          <table:table-cell office:value-type="float" office:value="407.311648" calcext:value-type="float">
            <text:p>407.311648</text:p>
          </table:table-cell>
        </table:table-row>
        <table:table-row table:style-name="ro1">
          <table:table-cell office:value-type="float" office:value="405.70033" calcext:value-type="float">
            <text:p>405.70033</text:p>
          </table:table-cell>
        </table:table-row>
        <table:table-row table:style-name="ro1">
          <table:table-cell office:value-type="float" office:value="403.655086" calcext:value-type="float">
            <text:p>403.655086</text:p>
          </table:table-cell>
        </table:table-row>
        <table:table-row table:style-name="ro1">
          <table:table-cell office:value-type="float" office:value="401.607735" calcext:value-type="float">
            <text:p>401.607735</text:p>
          </table:table-cell>
        </table:table-row>
        <table:table-row table:style-name="ro1">
          <table:table-cell office:value-type="float" office:value="399.78072" calcext:value-type="float">
            <text:p>399.78072</text:p>
          </table:table-cell>
        </table:table-row>
        <table:table-row table:style-name="ro1">
          <table:table-cell office:value-type="float" office:value="397.935803" calcext:value-type="float">
            <text:p>397.935803</text:p>
          </table:table-cell>
        </table:table-row>
        <table:table-row table:style-name="ro1">
          <table:table-cell office:value-type="float" office:value="396.289513" calcext:value-type="float">
            <text:p>396.289513</text:p>
          </table:table-cell>
        </table:table-row>
        <table:table-row table:style-name="ro1">
          <table:table-cell office:value-type="float" office:value="394.511373" calcext:value-type="float">
            <text:p>394.511373</text:p>
          </table:table-cell>
        </table:table-row>
        <table:table-row table:style-name="ro1">
          <table:table-cell office:value-type="float" office:value="392.967121" calcext:value-type="float">
            <text:p>392.967121</text:p>
          </table:table-cell>
        </table:table-row>
        <table:table-row table:style-name="ro1">
          <table:table-cell office:value-type="float" office:value="391.192005" calcext:value-type="float">
            <text:p>391.192005</text:p>
          </table:table-cell>
        </table:table-row>
        <table:table-row table:style-name="ro1">
          <table:table-cell office:value-type="float" office:value="389.736009" calcext:value-type="float">
            <text:p>389.736009</text:p>
          </table:table-cell>
        </table:table-row>
        <table:table-row table:style-name="ro1">
          <table:table-cell office:value-type="float" office:value="388.019701" calcext:value-type="float">
            <text:p>388.019701</text:p>
          </table:table-cell>
        </table:table-row>
        <table:table-row table:style-name="ro1">
          <table:table-cell office:value-type="float" office:value="386.732182" calcext:value-type="float">
            <text:p>386.732182</text:p>
          </table:table-cell>
        </table:table-row>
        <table:table-row table:style-name="ro1">
          <table:table-cell office:value-type="float" office:value="384.774884" calcext:value-type="float">
            <text:p>384.774884</text:p>
          </table:table-cell>
        </table:table-row>
        <table:table-row table:style-name="ro1">
          <table:table-cell office:value-type="float" office:value="382.844313" calcext:value-type="float">
            <text:p>382.844313</text:p>
          </table:table-cell>
        </table:table-row>
        <table:table-row table:style-name="ro1">
          <table:table-cell office:value-type="float" office:value="381.437998" calcext:value-type="float">
            <text:p>381.437998</text:p>
          </table:table-cell>
        </table:table-row>
        <table:table-row table:style-name="ro1">
          <table:table-cell office:value-type="float" office:value="379.701647" calcext:value-type="float">
            <text:p>379.701647</text:p>
          </table:table-cell>
        </table:table-row>
        <table:table-row table:style-name="ro1">
          <table:table-cell office:value-type="float" office:value="377.898322" calcext:value-type="float">
            <text:p>377.898322</text:p>
          </table:table-cell>
        </table:table-row>
        <table:table-row table:style-name="ro1">
          <table:table-cell office:value-type="float" office:value="376.344354" calcext:value-type="float">
            <text:p>376.344354</text:p>
          </table:table-cell>
        </table:table-row>
        <table:table-row table:style-name="ro1">
          <table:table-cell office:value-type="float" office:value="374.282143" calcext:value-type="float">
            <text:p>374.282143</text:p>
          </table:table-cell>
        </table:table-row>
        <table:table-row table:style-name="ro1">
          <table:table-cell office:value-type="float" office:value="372.319296" calcext:value-type="float">
            <text:p>372.319296</text:p>
          </table:table-cell>
        </table:table-row>
        <table:table-row table:style-name="ro1">
          <table:table-cell office:value-type="float" office:value="370.041533" calcext:value-type="float">
            <text:p>370.041533</text:p>
          </table:table-cell>
        </table:table-row>
        <table:table-row table:style-name="ro1">
          <table:table-cell office:value-type="float" office:value="367.777538" calcext:value-type="float">
            <text:p>367.777538</text:p>
          </table:table-cell>
        </table:table-row>
        <table:table-row table:style-name="ro1">
          <table:table-cell office:value-type="float" office:value="365.434817" calcext:value-type="float">
            <text:p>365.434817</text:p>
          </table:table-cell>
        </table:table-row>
        <table:table-row table:style-name="ro1">
          <table:table-cell office:value-type="float" office:value="363.597951" calcext:value-type="float">
            <text:p>363.597951</text:p>
          </table:table-cell>
        </table:table-row>
        <table:table-row table:style-name="ro1">
          <table:table-cell office:value-type="float" office:value="360.877216" calcext:value-type="float">
            <text:p>360.877216</text:p>
          </table:table-cell>
        </table:table-row>
        <table:table-row table:style-name="ro1">
          <table:table-cell office:value-type="float" office:value="358.985622" calcext:value-type="float">
            <text:p>358.985622</text:p>
          </table:table-cell>
        </table:table-row>
        <table:table-row table:style-name="ro1">
          <table:table-cell office:value-type="float" office:value="356.759251" calcext:value-type="float">
            <text:p>356.759251</text:p>
          </table:table-cell>
        </table:table-row>
        <table:table-row table:style-name="ro1">
          <table:table-cell office:value-type="float" office:value="354.506163" calcext:value-type="float">
            <text:p>354.506163</text:p>
          </table:table-cell>
        </table:table-row>
        <table:table-row table:style-name="ro1">
          <table:table-cell office:value-type="float" office:value="352.378377" calcext:value-type="float">
            <text:p>352.378377</text:p>
          </table:table-cell>
        </table:table-row>
        <table:table-row table:style-name="ro1">
          <table:table-cell office:value-type="float" office:value="349.552654" calcext:value-type="float">
            <text:p>349.552654</text:p>
          </table:table-cell>
        </table:table-row>
        <table:table-row table:style-name="ro1">
          <table:table-cell office:value-type="float" office:value="347.23946" calcext:value-type="float">
            <text:p>347.23946</text:p>
          </table:table-cell>
        </table:table-row>
        <table:table-row table:style-name="ro1">
          <table:table-cell office:value-type="float" office:value="345.780684" calcext:value-type="float">
            <text:p>345.780684</text:p>
          </table:table-cell>
        </table:table-row>
        <table:table-row table:style-name="ro1">
          <table:table-cell office:value-type="float" office:value="343.931138" calcext:value-type="float">
            <text:p>343.931138</text:p>
          </table:table-cell>
        </table:table-row>
        <table:table-row table:style-name="ro1">
          <table:table-cell office:value-type="float" office:value="341.949699" calcext:value-type="float">
            <text:p>341.949699</text:p>
          </table:table-cell>
        </table:table-row>
        <table:table-row table:style-name="ro1">
          <table:table-cell office:value-type="float" office:value="340.046103" calcext:value-type="float">
            <text:p>340.046103</text:p>
          </table:table-cell>
        </table:table-row>
        <table:table-row table:style-name="ro1">
          <table:table-cell office:value-type="float" office:value="337.722129" calcext:value-type="float">
            <text:p>337.722129</text:p>
          </table:table-cell>
        </table:table-row>
        <table:table-row table:style-name="ro1">
          <table:table-cell office:value-type="float" office:value="335.545555" calcext:value-type="float">
            <text:p>335.545555</text:p>
          </table:table-cell>
        </table:table-row>
        <table:table-row table:style-name="ro1">
          <table:table-cell office:value-type="float" office:value="333.320246" calcext:value-type="float">
            <text:p>333.320246</text:p>
          </table:table-cell>
        </table:table-row>
        <table:table-row table:style-name="ro1">
          <table:table-cell office:value-type="float" office:value="331.11407" calcext:value-type="float">
            <text:p>331.11407</text:p>
          </table:table-cell>
        </table:table-row>
        <table:table-row table:style-name="ro1">
          <table:table-cell office:value-type="float" office:value="329.148338" calcext:value-type="float">
            <text:p>329.148338</text:p>
          </table:table-cell>
        </table:table-row>
        <table:table-row table:style-name="ro1">
          <table:table-cell office:value-type="float" office:value="327.441796" calcext:value-type="float">
            <text:p>327.441796</text:p>
          </table:table-cell>
        </table:table-row>
        <table:table-row table:style-name="ro1">
          <table:table-cell office:value-type="float" office:value="325.623061" calcext:value-type="float">
            <text:p>325.623061</text:p>
          </table:table-cell>
        </table:table-row>
        <table:table-row table:style-name="ro1">
          <table:table-cell office:value-type="float" office:value="323.936366" calcext:value-type="float">
            <text:p>323.936366</text:p>
          </table:table-cell>
        </table:table-row>
        <table:table-row table:style-name="ro1">
          <table:table-cell office:value-type="float" office:value="322.409367" calcext:value-type="float">
            <text:p>322.409367</text:p>
          </table:table-cell>
        </table:table-row>
        <table:table-row table:style-name="ro1">
          <table:table-cell office:value-type="float" office:value="320.190262" calcext:value-type="float">
            <text:p>320.190262</text:p>
          </table:table-cell>
        </table:table-row>
        <table:table-row table:style-name="ro1">
          <table:table-cell office:value-type="float" office:value="318.302217" calcext:value-type="float">
            <text:p>318.302217</text:p>
          </table:table-cell>
        </table:table-row>
        <table:table-row table:style-name="ro1">
          <table:table-cell office:value-type="float" office:value="316.390904" calcext:value-type="float">
            <text:p>316.390904</text:p>
          </table:table-cell>
        </table:table-row>
        <table:table-row table:style-name="ro1">
          <table:table-cell office:value-type="float" office:value="313.930438" calcext:value-type="float">
            <text:p>313.930438</text:p>
          </table:table-cell>
        </table:table-row>
        <table:table-row table:style-name="ro1">
          <table:table-cell office:value-type="float" office:value="311.87751" calcext:value-type="float">
            <text:p>311.87751</text:p>
          </table:table-cell>
        </table:table-row>
        <table:table-row table:style-name="ro1">
          <table:table-cell office:value-type="float" office:value="310.016983" calcext:value-type="float">
            <text:p>310.016983</text:p>
          </table:table-cell>
        </table:table-row>
        <table:table-row table:style-name="ro1">
          <table:table-cell office:value-type="float" office:value="307.407968" calcext:value-type="float">
            <text:p>307.407968</text:p>
          </table:table-cell>
        </table:table-row>
        <table:table-row table:style-name="ro1">
          <table:table-cell office:value-type="float" office:value="305.170799" calcext:value-type="float">
            <text:p>305.170799</text:p>
          </table:table-cell>
        </table:table-row>
        <table:table-row table:style-name="ro1">
          <table:table-cell office:value-type="float" office:value="303.290853" calcext:value-type="float">
            <text:p>303.290853</text:p>
          </table:table-cell>
        </table:table-row>
        <table:table-row table:style-name="ro1">
          <table:table-cell office:value-type="float" office:value="301.475649" calcext:value-type="float">
            <text:p>301.475649</text:p>
          </table:table-cell>
        </table:table-row>
        <table:table-row table:style-name="ro1">
          <table:table-cell office:value-type="float" office:value="298.836937" calcext:value-type="float">
            <text:p>298.836937</text:p>
          </table:table-cell>
        </table:table-row>
        <table:table-row table:style-name="ro1">
          <table:table-cell office:value-type="float" office:value="296.130665" calcext:value-type="float">
            <text:p>296.130665</text:p>
          </table:table-cell>
        </table:table-row>
        <table:table-row table:style-name="ro1">
          <table:table-cell office:value-type="float" office:value="293.657105" calcext:value-type="float">
            <text:p>293.657105</text:p>
          </table:table-cell>
        </table:table-row>
        <table:table-row table:style-name="ro1">
          <table:table-cell office:value-type="float" office:value="291.753557" calcext:value-type="float">
            <text:p>291.753557</text:p>
          </table:table-cell>
        </table:table-row>
        <table:table-row table:style-name="ro1">
          <table:table-cell office:value-type="float" office:value="289.726749" calcext:value-type="float">
            <text:p>289.726749</text:p>
          </table:table-cell>
        </table:table-row>
        <table:table-row table:style-name="ro1">
          <table:table-cell office:value-type="float" office:value="287.110442" calcext:value-type="float">
            <text:p>287.110442</text:p>
          </table:table-cell>
        </table:table-row>
        <table:table-row table:style-name="ro1">
          <table:table-cell office:value-type="float" office:value="284.269091" calcext:value-type="float">
            <text:p>284.269091</text:p>
          </table:table-cell>
        </table:table-row>
        <table:table-row table:style-name="ro1">
          <table:table-cell office:value-type="float" office:value="282.639411" calcext:value-type="float">
            <text:p>282.639411</text:p>
          </table:table-cell>
        </table:table-row>
        <table:table-row table:style-name="ro1">
          <table:table-cell office:value-type="float" office:value="280.854043" calcext:value-type="float">
            <text:p>280.854043</text:p>
          </table:table-cell>
        </table:table-row>
        <table:table-row table:style-name="ro1">
          <table:table-cell office:value-type="float" office:value="278.074105" calcext:value-type="float">
            <text:p>278.074105</text:p>
          </table:table-cell>
        </table:table-row>
        <table:table-row table:style-name="ro1">
          <table:table-cell office:value-type="float" office:value="275.804282" calcext:value-type="float">
            <text:p>275.804282</text:p>
          </table:table-cell>
        </table:table-row>
        <table:table-row table:style-name="ro1">
          <table:table-cell office:value-type="float" office:value="274.29463" calcext:value-type="float">
            <text:p>274.29463</text:p>
          </table:table-cell>
        </table:table-row>
        <table:table-row table:style-name="ro1">
          <table:table-cell office:value-type="float" office:value="271.476917" calcext:value-type="float">
            <text:p>271.476917</text:p>
          </table:table-cell>
        </table:table-row>
        <table:table-row table:style-name="ro1">
          <table:table-cell office:value-type="float" office:value="269.244312" calcext:value-type="float">
            <text:p>269.244312</text:p>
          </table:table-cell>
        </table:table-row>
        <table:table-row table:style-name="ro1">
          <table:table-cell office:value-type="float" office:value="267.231932" calcext:value-type="float">
            <text:p>267.231932</text:p>
          </table:table-cell>
        </table:table-row>
        <table:table-row table:style-name="ro1">
          <table:table-cell office:value-type="float" office:value="265.565243" calcext:value-type="float">
            <text:p>265.565243</text:p>
          </table:table-cell>
        </table:table-row>
        <table:table-row table:style-name="ro1">
          <table:table-cell office:value-type="float" office:value="263.389456" calcext:value-type="float">
            <text:p>263.389456</text:p>
          </table:table-cell>
        </table:table-row>
        <table:table-row table:style-name="ro1">
          <table:table-cell office:value-type="float" office:value="260.561714" calcext:value-type="float">
            <text:p>260.561714</text:p>
          </table:table-cell>
        </table:table-row>
        <table:table-row table:style-name="ro1">
          <table:table-cell office:value-type="float" office:value="257.941393" calcext:value-type="float">
            <text:p>257.941393</text:p>
          </table:table-cell>
        </table:table-row>
        <table:table-row table:style-name="ro1">
          <table:table-cell office:value-type="float" office:value="256.657283" calcext:value-type="float">
            <text:p>256.657283</text:p>
          </table:table-cell>
        </table:table-row>
        <table:table-row table:style-name="ro1">
          <table:table-cell office:value-type="float" office:value="254.605053" calcext:value-type="float">
            <text:p>254.605053</text:p>
          </table:table-cell>
        </table:table-row>
        <table:table-row table:style-name="ro1">
          <table:table-cell office:value-type="float" office:value="252.198623" calcext:value-type="float">
            <text:p>252.198623</text:p>
          </table:table-cell>
        </table:table-row>
        <table:table-row table:style-name="ro1">
          <table:table-cell office:value-type="float" office:value="250.299863" calcext:value-type="float">
            <text:p>250.299863</text:p>
          </table:table-cell>
        </table:table-row>
        <table:table-row table:style-name="ro1">
          <table:table-cell office:value-type="float" office:value="248.10346" calcext:value-type="float">
            <text:p>248.10346</text:p>
          </table:table-cell>
        </table:table-row>
        <table:table-row table:style-name="ro1">
          <table:table-cell office:value-type="float" office:value="246.112346" calcext:value-type="float">
            <text:p>246.112346</text:p>
          </table:table-cell>
        </table:table-row>
        <table:table-row table:style-name="ro1">
          <table:table-cell office:value-type="float" office:value="243.720671" calcext:value-type="float">
            <text:p>243.720671</text:p>
          </table:table-cell>
        </table:table-row>
        <table:table-row table:style-name="ro1">
          <table:table-cell office:value-type="float" office:value="241.459539" calcext:value-type="float">
            <text:p>241.459539</text:p>
          </table:table-cell>
        </table:table-row>
        <table:table-row table:style-name="ro1">
          <table:table-cell office:value-type="float" office:value="239.030677" calcext:value-type="float">
            <text:p>239.030677</text:p>
          </table:table-cell>
        </table:table-row>
        <table:table-row table:style-name="ro1">
          <table:table-cell office:value-type="float" office:value="236.666946" calcext:value-type="float">
            <text:p>236.666946</text:p>
          </table:table-cell>
        </table:table-row>
        <table:table-row table:style-name="ro1">
          <table:table-cell office:value-type="float" office:value="234.44311" calcext:value-type="float">
            <text:p>234.44311</text:p>
          </table:table-cell>
        </table:table-row>
        <table:table-row table:style-name="ro1">
          <table:table-cell office:value-type="float" office:value="231.973357" calcext:value-type="float">
            <text:p>231.973357</text:p>
          </table:table-cell>
        </table:table-row>
        <table:table-row table:style-name="ro1">
          <table:table-cell office:value-type="float" office:value="229.878073" calcext:value-type="float">
            <text:p>229.878073</text:p>
          </table:table-cell>
        </table:table-row>
        <table:table-row table:style-name="ro1">
          <table:table-cell office:value-type="float" office:value="227.735666" calcext:value-type="float">
            <text:p>227.735666</text:p>
          </table:table-cell>
        </table:table-row>
        <table:table-row table:style-name="ro1">
          <table:table-cell office:value-type="float" office:value="225.653508" calcext:value-type="float">
            <text:p>225.653508</text:p>
          </table:table-cell>
        </table:table-row>
        <table:table-row table:style-name="ro1">
          <table:table-cell office:value-type="float" office:value="223.342205" calcext:value-type="float">
            <text:p>223.342205</text:p>
          </table:table-cell>
        </table:table-row>
        <table:table-row table:style-name="ro1">
          <table:table-cell office:value-type="float" office:value="220.509853" calcext:value-type="float">
            <text:p>220.509853</text:p>
          </table:table-cell>
        </table:table-row>
        <table:table-row table:style-name="ro1">
          <table:table-cell office:value-type="float" office:value="218.247089" calcext:value-type="float">
            <text:p>218.247089</text:p>
          </table:table-cell>
        </table:table-row>
        <table:table-row table:style-name="ro1">
          <table:table-cell office:value-type="float" office:value="216.337141" calcext:value-type="float">
            <text:p>216.337141</text:p>
          </table:table-cell>
        </table:table-row>
        <table:table-row table:style-name="ro1">
          <table:table-cell office:value-type="float" office:value="213.611415" calcext:value-type="float">
            <text:p>213.611415</text:p>
          </table:table-cell>
        </table:table-row>
        <table:table-row table:style-name="ro1">
          <table:table-cell office:value-type="float" office:value="210.86836" calcext:value-type="float">
            <text:p>210.86836</text:p>
          </table:table-cell>
        </table:table-row>
        <table:table-row table:style-name="ro1">
          <table:table-cell office:value-type="float" office:value="209.423267" calcext:value-type="float">
            <text:p>209.423267</text:p>
          </table:table-cell>
        </table:table-row>
        <table:table-row table:style-name="ro1">
          <table:table-cell office:value-type="float" office:value="206.504729" calcext:value-type="float">
            <text:p>206.504729</text:p>
          </table:table-cell>
        </table:table-row>
        <table:table-row table:style-name="ro1">
          <table:table-cell office:value-type="float" office:value="204.337813" calcext:value-type="float">
            <text:p>204.337813</text:p>
          </table:table-cell>
        </table:table-row>
        <table:table-row table:style-name="ro1">
          <table:table-cell office:value-type="float" office:value="202.612931" calcext:value-type="float">
            <text:p>202.612931</text:p>
          </table:table-cell>
        </table:table-row>
        <table:table-row table:style-name="ro1">
          <table:table-cell office:value-type="float" office:value="200.508345" calcext:value-type="float">
            <text:p>200.508345</text:p>
          </table:table-cell>
        </table:table-row>
        <table:table-row table:style-name="ro1">
          <table:table-cell office:value-type="float" office:value="198.287401" calcext:value-type="float">
            <text:p>198.287401</text:p>
          </table:table-cell>
        </table:table-row>
        <table:table-row table:style-name="ro1">
          <table:table-cell office:value-type="float" office:value="196.836367" calcext:value-type="float">
            <text:p>196.836367</text:p>
          </table:table-cell>
        </table:table-row>
        <table:table-row table:style-name="ro1">
          <table:table-cell office:value-type="float" office:value="194.918484" calcext:value-type="float">
            <text:p>194.918484</text:p>
          </table:table-cell>
        </table:table-row>
        <table:table-row table:style-name="ro1">
          <table:table-cell office:value-type="float" office:value="192.901252" calcext:value-type="float">
            <text:p>192.901252</text:p>
          </table:table-cell>
        </table:table-row>
        <table:table-row table:style-name="ro1">
          <table:table-cell office:value-type="float" office:value="191.268555" calcext:value-type="float">
            <text:p>191.268555</text:p>
          </table:table-cell>
        </table:table-row>
        <table:table-row table:style-name="ro1">
          <table:table-cell office:value-type="float" office:value="189.174055" calcext:value-type="float">
            <text:p>189.174055</text:p>
          </table:table-cell>
        </table:table-row>
        <table:table-row table:style-name="ro1">
          <table:table-cell office:value-type="float" office:value="187.866304" calcext:value-type="float">
            <text:p>187.866304</text:p>
          </table:table-cell>
        </table:table-row>
        <table:table-row table:style-name="ro1">
          <table:table-cell office:value-type="float" office:value="186.267641" calcext:value-type="float">
            <text:p>186.267641</text:p>
          </table:table-cell>
        </table:table-row>
        <table:table-row table:style-name="ro1">
          <table:table-cell office:value-type="float" office:value="184.531974" calcext:value-type="float">
            <text:p>184.531974</text:p>
          </table:table-cell>
        </table:table-row>
        <table:table-row table:style-name="ro1">
          <table:table-cell office:value-type="float" office:value="183.079852" calcext:value-type="float">
            <text:p>183.079852</text:p>
          </table:table-cell>
        </table:table-row>
        <table:table-row table:style-name="ro1">
          <table:table-cell office:value-type="float" office:value="181.776732" calcext:value-type="float">
            <text:p>181.776732</text:p>
          </table:table-cell>
        </table:table-row>
        <table:table-row table:style-name="ro1">
          <table:table-cell office:value-type="float" office:value="179.952843" calcext:value-type="float">
            <text:p>179.952843</text:p>
          </table:table-cell>
        </table:table-row>
        <table:table-row table:style-name="ro1">
          <table:table-cell office:value-type="float" office:value="178.536772" calcext:value-type="float">
            <text:p>178.536772</text:p>
          </table:table-cell>
        </table:table-row>
        <table:table-row table:style-name="ro1">
          <table:table-cell office:value-type="float" office:value="177.202719" calcext:value-type="float">
            <text:p>177.202719</text:p>
          </table:table-cell>
        </table:table-row>
        <table:table-row table:style-name="ro1">
          <table:table-cell office:value-type="float" office:value="175.590388" calcext:value-type="float">
            <text:p>175.590388</text:p>
          </table:table-cell>
        </table:table-row>
        <table:table-row table:style-name="ro1">
          <table:table-cell office:value-type="float" office:value="174.155632" calcext:value-type="float">
            <text:p>174.155632</text:p>
          </table:table-cell>
        </table:table-row>
        <table:table-row table:style-name="ro1">
          <table:table-cell office:value-type="float" office:value="172.867646" calcext:value-type="float">
            <text:p>172.867646</text:p>
          </table:table-cell>
        </table:table-row>
        <table:table-row table:style-name="ro1">
          <table:table-cell office:value-type="float" office:value="171.661589" calcext:value-type="float">
            <text:p>171.661589</text:p>
          </table:table-cell>
        </table:table-row>
        <table:table-row table:style-name="ro1">
          <table:table-cell office:value-type="float" office:value="170.255253" calcext:value-type="float">
            <text:p>170.255253</text:p>
          </table:table-cell>
        </table:table-row>
        <table:table-row table:style-name="ro1">
          <table:table-cell office:value-type="float" office:value="169.000946" calcext:value-type="float">
            <text:p>169.000946</text:p>
          </table:table-cell>
        </table:table-row>
        <table:table-row table:style-name="ro1">
          <table:table-cell office:value-type="float" office:value="167.522041" calcext:value-type="float">
            <text:p>167.522041</text:p>
          </table:table-cell>
        </table:table-row>
        <table:table-row table:style-name="ro1">
          <table:table-cell office:value-type="float" office:value="166.233509" calcext:value-type="float">
            <text:p>166.233509</text:p>
          </table:table-cell>
        </table:table-row>
        <table:table-row table:style-name="ro1">
          <table:table-cell office:value-type="float" office:value="165.063277" calcext:value-type="float">
            <text:p>165.063277</text:p>
          </table:table-cell>
        </table:table-row>
        <table:table-row table:style-name="ro1">
          <table:table-cell office:value-type="float" office:value="163.837136" calcext:value-type="float">
            <text:p>163.837136</text:p>
          </table:table-cell>
        </table:table-row>
        <table:table-row table:style-name="ro1">
          <table:table-cell office:value-type="float" office:value="162.60629" calcext:value-type="float">
            <text:p>162.60629</text:p>
          </table:table-cell>
        </table:table-row>
        <table:table-row table:style-name="ro1">
          <table:table-cell office:value-type="float" office:value="160.621008" calcext:value-type="float">
            <text:p>160.621008</text:p>
          </table:table-cell>
        </table:table-row>
        <table:table-row table:style-name="ro1">
          <table:table-cell office:value-type="float" office:value="159.274575" calcext:value-type="float">
            <text:p>159.274575</text:p>
          </table:table-cell>
        </table:table-row>
        <table:table-row table:style-name="ro1">
          <table:table-cell office:value-type="float" office:value="157.662639" calcext:value-type="float">
            <text:p>157.662639</text:p>
          </table:table-cell>
        </table:table-row>
        <table:table-row table:style-name="ro1">
          <table:table-cell office:value-type="float" office:value="156.149018" calcext:value-type="float">
            <text:p>156.149018</text:p>
          </table:table-cell>
        </table:table-row>
        <table:table-row table:style-name="ro1">
          <table:table-cell office:value-type="float" office:value="153.379453" calcext:value-type="float">
            <text:p>153.379453</text:p>
          </table:table-cell>
        </table:table-row>
        <table:table-row table:style-name="ro1">
          <table:table-cell office:value-type="float" office:value="151.783083" calcext:value-type="float">
            <text:p>151.783083</text:p>
          </table:table-cell>
        </table:table-row>
        <table:table-row table:style-name="ro1">
          <table:table-cell office:value-type="float" office:value="150.123315" calcext:value-type="float">
            <text:p>150.123315</text:p>
          </table:table-cell>
        </table:table-row>
        <table:table-row table:style-name="ro1">
          <table:table-cell office:value-type="float" office:value="147.677004" calcext:value-type="float">
            <text:p>147.677004</text:p>
          </table:table-cell>
        </table:table-row>
        <table:table-row table:style-name="ro1">
          <table:table-cell office:value-type="float" office:value="144.948945" calcext:value-type="float">
            <text:p>144.948945</text:p>
          </table:table-cell>
        </table:table-row>
        <table:table-row table:style-name="ro1">
          <table:table-cell office:value-type="float" office:value="143.040576" calcext:value-type="float">
            <text:p>143.040576</text:p>
          </table:table-cell>
        </table:table-row>
        <table:table-row table:style-name="ro1">
          <table:table-cell office:value-type="float" office:value="140.221391" calcext:value-type="float">
            <text:p>140.221391</text:p>
          </table:table-cell>
        </table:table-row>
        <table:table-row table:style-name="ro1">
          <table:table-cell office:value-type="float" office:value="138.878194" calcext:value-type="float">
            <text:p>138.878194</text:p>
          </table:table-cell>
        </table:table-row>
        <table:table-row table:style-name="ro1">
          <table:table-cell office:value-type="float" office:value="133.771281" calcext:value-type="float">
            <text:p>133.771281</text:p>
          </table:table-cell>
        </table:table-row>
        <table:table-row table:style-name="ro1">
          <table:table-cell office:value-type="float" office:value="132.65759" calcext:value-type="float">
            <text:p>132.65759</text:p>
          </table:table-cell>
        </table:table-row>
        <table:table-row table:style-name="ro1">
          <table:table-cell office:value-type="float" office:value="130.249623" calcext:value-type="float">
            <text:p>130.249623</text:p>
          </table:table-cell>
        </table:table-row>
        <table:table-row table:style-name="ro1">
          <table:table-cell office:value-type="float" office:value="126.34693" calcext:value-type="float">
            <text:p>126.34693</text:p>
          </table:table-cell>
        </table:table-row>
        <table:table-row table:style-name="ro1">
          <table:table-cell office:value-type="float" office:value="124.448569" calcext:value-type="float">
            <text:p>124.448569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2.288952" calcext:value-type="float">
            <text:p>352.288952</text:p>
          </table:table-cell>
        </table:table-row>
        <table:table-row table:style-name="ro1">
          <table:table-cell office:value-type="float" office:value="346.202677" calcext:value-type="float">
            <text:p>346.202677</text:p>
          </table:table-cell>
        </table:table-row>
        <table:table-row table:style-name="ro1">
          <table:table-cell office:value-type="float" office:value="341.71584" calcext:value-type="float">
            <text:p>341.71584</text:p>
          </table:table-cell>
        </table:table-row>
        <table:table-row table:style-name="ro1">
          <table:table-cell office:value-type="float" office:value="338.260278" calcext:value-type="float">
            <text:p>338.260278</text:p>
          </table:table-cell>
        </table:table-row>
        <table:table-row table:style-name="ro1">
          <table:table-cell office:value-type="float" office:value="339.003896" calcext:value-type="float">
            <text:p>339.003896</text:p>
          </table:table-cell>
        </table:table-row>
        <table:table-row table:style-name="ro1">
          <table:table-cell office:value-type="float" office:value="338.491405" calcext:value-type="float">
            <text:p>338.491405</text:p>
          </table:table-cell>
        </table:table-row>
        <table:table-row table:style-name="ro1">
          <table:table-cell office:value-type="float" office:value="338.308543" calcext:value-type="float">
            <text:p>338.308543</text:p>
          </table:table-cell>
        </table:table-row>
        <table:table-row table:style-name="ro1">
          <table:table-cell office:value-type="float" office:value="342.344512" calcext:value-type="float">
            <text:p>342.344512</text:p>
          </table:table-cell>
        </table:table-row>
        <table:table-row table:style-name="ro1">
          <table:table-cell office:value-type="float" office:value="338.712389" calcext:value-type="float">
            <text:p>338.712389</text:p>
          </table:table-cell>
        </table:table-row>
        <table:table-row table:style-name="ro1">
          <table:table-cell office:value-type="float" office:value="337.689731" calcext:value-type="float">
            <text:p>337.689731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0.81284" calcext:value-type="float">
            <text:p>350.81284</text:p>
          </table:table-cell>
        </table:table-row>
        <table:table-row table:style-name="ro1">
          <table:table-cell office:value-type="float" office:value="345.648661" calcext:value-type="float">
            <text:p>345.648661</text:p>
          </table:table-cell>
        </table:table-row>
        <table:table-row table:style-name="ro1">
          <table:table-cell office:value-type="float" office:value="340.606363" calcext:value-type="float">
            <text:p>340.606363</text:p>
          </table:table-cell>
        </table:table-row>
        <table:table-row table:style-name="ro1">
          <table:table-cell office:value-type="float" office:value="337.67829" calcext:value-type="float">
            <text:p>337.67829</text:p>
          </table:table-cell>
        </table:table-row>
        <table:table-row table:style-name="ro1">
          <table:table-cell office:value-type="float" office:value="353.758444" calcext:value-type="float">
            <text:p>353.758444</text:p>
          </table:table-cell>
        </table:table-row>
        <table:table-row table:style-name="ro1">
          <table:table-cell office:value-type="float" office:value="347.474778" calcext:value-type="float">
            <text:p>347.474778</text:p>
          </table:table-cell>
        </table:table-row>
        <table:table-row table:style-name="ro1">
          <table:table-cell office:value-type="float" office:value="341.43476" calcext:value-type="float">
            <text:p>341.43476</text:p>
          </table:table-cell>
        </table:table-row>
        <table:table-row table:style-name="ro1">
          <table:table-cell office:value-type="float" office:value="337.66524" calcext:value-type="float">
            <text:p>337.66524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319661" calcext:value-type="float">
            <text:p>351.319661</text:p>
          </table:table-cell>
        </table:table-row>
        <table:table-row table:style-name="ro1">
          <table:table-cell office:value-type="float" office:value="345.849981" calcext:value-type="float">
            <text:p>345.849981</text:p>
          </table:table-cell>
        </table:table-row>
        <table:table-row table:style-name="ro1">
          <table:table-cell office:value-type="float" office:value="340.800971" calcext:value-type="float">
            <text:p>340.800971</text:p>
          </table:table-cell>
        </table:table-row>
        <table:table-row table:style-name="ro1">
          <table:table-cell office:value-type="float" office:value="337.838217" calcext:value-type="float">
            <text:p>337.838217</text:p>
          </table:table-cell>
        </table:table-row>
        <table:table-row table:style-name="ro1">
          <table:table-cell office:value-type="float" office:value="347.507926" calcext:value-type="float">
            <text:p>347.507926</text:p>
          </table:table-cell>
        </table:table-row>
        <table:table-row table:style-name="ro1">
          <table:table-cell office:value-type="float" office:value="341.47781" calcext:value-type="float">
            <text:p>341.47781</text:p>
          </table:table-cell>
        </table:table-row>
        <table:table-row table:style-name="ro1">
          <table:table-cell office:value-type="float" office:value="337.681417" calcext:value-type="float">
            <text:p>337.68141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278153" calcext:value-type="float">
            <text:p>351.278153</text:p>
          </table:table-cell>
        </table:table-row>
        <table:table-row table:style-name="ro1">
          <table:table-cell office:value-type="float" office:value="345.823483" calcext:value-type="float">
            <text:p>345.823483</text:p>
          </table:table-cell>
        </table:table-row>
        <table:table-row table:style-name="ro1">
          <table:table-cell office:value-type="float" office:value="340.82122" calcext:value-type="float">
            <text:p>340.82122</text:p>
          </table:table-cell>
        </table:table-row>
        <table:table-row table:style-name="ro1">
          <table:table-cell office:value-type="float" office:value="337.804085" calcext:value-type="float">
            <text:p>337.804085</text:p>
          </table:table-cell>
        </table:table-row>
        <table:table-row table:style-name="ro1">
          <table:table-cell office:value-type="float" office:value="347.489022" calcext:value-type="float">
            <text:p>347.489022</text:p>
          </table:table-cell>
        </table:table-row>
        <table:table-row table:style-name="ro1">
          <table:table-cell office:value-type="float" office:value="341.821565" calcext:value-type="float">
            <text:p>341.821565</text:p>
          </table:table-cell>
        </table:table-row>
        <table:table-row table:style-name="ro1">
          <table:table-cell office:value-type="float" office:value="337.754137" calcext:value-type="float">
            <text:p>337.75413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0.547078" calcext:value-type="float">
            <text:p>350.547078</text:p>
          </table:table-cell>
        </table:table-row>
        <table:table-row table:style-name="ro1">
          <table:table-cell office:value-type="float" office:value="345.602098" calcext:value-type="float">
            <text:p>345.602098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9316" calcext:value-type="float">
            <text:p>337.619316</text:p>
          </table:table-cell>
        </table:table-row>
        <table:table-row table:style-name="ro1">
          <table:table-cell office:value-type="float" office:value="354.874498" calcext:value-type="float">
            <text:p>354.874498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6858" calcext:value-type="float">
            <text:p>342.826858</text:p>
          </table:table-cell>
        </table:table-row>
        <table:table-row table:style-name="ro1">
          <table:table-cell office:value-type="float" office:value="338.486334" calcext:value-type="float">
            <text:p>338.486334</text:p>
          </table:table-cell>
        </table:table-row>
        <table:table-row table:style-name="ro1">
          <table:table-cell office:value-type="float" office:value="340.310566" calcext:value-type="float">
            <text:p>340.310566</text:p>
          </table:table-cell>
        </table:table-row>
        <table:table-row table:style-name="ro1">
          <table:table-cell office:value-type="float" office:value="337.665466" calcext:value-type="float">
            <text:p>337.665466</text:p>
          </table:table-cell>
        </table:table-row>
        <table:table-row table:style-name="ro1">
          <table:table-cell office:value-type="float" office:value="359.485181" calcext:value-type="float">
            <text:p>359.485181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60188" calcext:value-type="float">
            <text:p>342.260188</text:p>
          </table:table-cell>
        </table:table-row>
        <table:table-row table:style-name="ro1">
          <table:table-cell office:value-type="float" office:value="338.068951" calcext:value-type="float">
            <text:p>338.068951</text:p>
          </table:table-cell>
        </table:table-row>
        <table:table-row table:style-name="ro1">
          <table:table-cell office:value-type="float" office:value="345.320812" calcext:value-type="float">
            <text:p>345.320812</text:p>
          </table:table-cell>
        </table:table-row>
        <table:table-row table:style-name="ro1">
          <table:table-cell office:value-type="float" office:value="340.219072" calcext:value-type="float">
            <text:p>340.219072</text:p>
          </table:table-cell>
        </table:table-row>
        <table:table-row table:style-name="ro1">
          <table:table-cell office:value-type="float" office:value="337.653668" calcext:value-type="float">
            <text:p>337.653668</text:p>
          </table:table-cell>
        </table:table-row>
        <table:table-row table:style-name="ro1">
          <table:table-cell office:value-type="float" office:value="363.500932" calcext:value-type="float">
            <text:p>363.500932</text:p>
          </table:table-cell>
        </table:table-row>
        <table:table-row table:style-name="ro1">
          <table:table-cell office:value-type="float" office:value="358.76861" calcext:value-type="float">
            <text:p>358.76861</text:p>
          </table:table-cell>
        </table:table-row>
        <table:table-row table:style-name="ro1">
          <table:table-cell office:value-type="float" office:value="353.767842" calcext:value-type="float">
            <text:p>353.767842</text:p>
          </table:table-cell>
        </table:table-row>
        <table:table-row table:style-name="ro1">
          <table:table-cell office:value-type="float" office:value="347.507926" calcext:value-type="float">
            <text:p>347.507926</text:p>
          </table:table-cell>
        </table:table-row>
        <table:table-row table:style-name="ro1">
          <table:table-cell office:value-type="float" office:value="341.47781" calcext:value-type="float">
            <text:p>341.47781</text:p>
          </table:table-cell>
        </table:table-row>
        <table:table-row table:style-name="ro1">
          <table:table-cell office:value-type="float" office:value="337.681417" calcext:value-type="float">
            <text:p>337.68141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278153" calcext:value-type="float">
            <text:p>351.278153</text:p>
          </table:table-cell>
        </table:table-row>
        <table:table-row table:style-name="ro1">
          <table:table-cell office:value-type="float" office:value="345.823483" calcext:value-type="float">
            <text:p>345.823483</text:p>
          </table:table-cell>
        </table:table-row>
        <table:table-row table:style-name="ro1">
          <table:table-cell office:value-type="float" office:value="340.79355" calcext:value-type="float">
            <text:p>340.79355</text:p>
          </table:table-cell>
        </table:table-row>
        <table:table-row table:style-name="ro1">
          <table:table-cell office:value-type="float" office:value="337.80145" calcext:value-type="float">
            <text:p>337.80145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17073" calcext:value-type="float">
            <text:p>342.217073</text:p>
          </table:table-cell>
        </table:table-row>
        <table:table-row table:style-name="ro1">
          <table:table-cell office:value-type="float" office:value="337.988441" calcext:value-type="float">
            <text:p>337.988441</text:p>
          </table:table-cell>
        </table:table-row>
        <table:table-row table:style-name="ro1">
          <table:table-cell office:value-type="float" office:value="345.905888" calcext:value-type="float">
            <text:p>345.905888</text:p>
          </table:table-cell>
        </table:table-row>
        <table:table-row table:style-name="ro1">
          <table:table-cell office:value-type="float" office:value="341.065069" calcext:value-type="float">
            <text:p>341.065069</text:p>
          </table:table-cell>
        </table:table-row>
        <table:table-row table:style-name="ro1">
          <table:table-cell office:value-type="float" office:value="337.961964" calcext:value-type="float">
            <text:p>337.961964</text:p>
          </table:table-cell>
        </table:table-row>
        <table:table-row table:style-name="ro1">
          <table:table-cell office:value-type="float" office:value="342.370894" calcext:value-type="float">
            <text:p>342.370894</text:p>
          </table:table-cell>
        </table:table-row>
        <table:table-row table:style-name="ro1">
          <table:table-cell office:value-type="float" office:value="338.126044" calcext:value-type="float">
            <text:p>338.126044</text:p>
          </table:table-cell>
        </table:table-row>
        <table:table-row table:style-name="ro1">
          <table:table-cell office:value-type="float" office:value="343.900602" calcext:value-type="float">
            <text:p>343.900602</text:p>
          </table:table-cell>
        </table:table-row>
        <table:table-row table:style-name="ro1">
          <table:table-cell office:value-type="float" office:value="339.551375" calcext:value-type="float">
            <text:p>339.551375</text:p>
          </table:table-cell>
        </table:table-row>
        <table:table-row table:style-name="ro1">
          <table:table-cell office:value-type="float" office:value="337.396063" calcext:value-type="float">
            <text:p>337.396063</text:p>
          </table:table-cell>
        </table:table-row>
        <table:table-row table:style-name="ro1">
          <table:table-cell office:value-type="float" office:value="579.746897" calcext:value-type="float">
            <text:p>579.746897</text:p>
          </table:table-cell>
        </table:table-row>
        <table:table-row table:style-name="ro1">
          <table:table-cell office:value-type="float" office:value="576.835627" calcext:value-type="float">
            <text:p>576.835627</text:p>
          </table:table-cell>
        </table:table-row>
        <table:table-row table:style-name="ro1">
          <table:table-cell office:value-type="float" office:value="573.167235" calcext:value-type="float">
            <text:p>573.167235</text:p>
          </table:table-cell>
        </table:table-row>
        <table:table-row table:style-name="ro1">
          <table:table-cell office:value-type="float" office:value="570.023085" calcext:value-type="float">
            <text:p>570.023085</text:p>
          </table:table-cell>
        </table:table-row>
        <table:table-row table:style-name="ro1">
          <table:table-cell office:value-type="float" office:value="566.253613" calcext:value-type="float">
            <text:p>566.253613</text:p>
          </table:table-cell>
        </table:table-row>
        <table:table-row table:style-name="ro1">
          <table:table-cell office:value-type="float" office:value="563.609495" calcext:value-type="float">
            <text:p>563.609495</text:p>
          </table:table-cell>
        </table:table-row>
        <table:table-row table:style-name="ro1">
          <table:table-cell office:value-type="float" office:value="560.700456" calcext:value-type="float">
            <text:p>560.700456</text:p>
          </table:table-cell>
        </table:table-row>
        <table:table-row table:style-name="ro1">
          <table:table-cell office:value-type="float" office:value="557.187212" calcext:value-type="float">
            <text:p>557.187212</text:p>
          </table:table-cell>
        </table:table-row>
        <table:table-row table:style-name="ro1">
          <table:table-cell office:value-type="float" office:value="554.305372" calcext:value-type="float">
            <text:p>554.305372</text:p>
          </table:table-cell>
        </table:table-row>
        <table:table-row table:style-name="ro1">
          <table:table-cell office:value-type="float" office:value="551.302125" calcext:value-type="float">
            <text:p>551.302125</text:p>
          </table:table-cell>
        </table:table-row>
        <table:table-row table:style-name="ro1">
          <table:table-cell office:value-type="float" office:value="548.453194" calcext:value-type="float">
            <text:p>548.453194</text:p>
          </table:table-cell>
        </table:table-row>
        <table:table-row table:style-name="ro1">
          <table:table-cell office:value-type="float" office:value="545.981613" calcext:value-type="float">
            <text:p>545.981613</text:p>
          </table:table-cell>
        </table:table-row>
        <table:table-row table:style-name="ro1">
          <table:table-cell office:value-type="float" office:value="543.018072" calcext:value-type="float">
            <text:p>543.018072</text:p>
          </table:table-cell>
        </table:table-row>
        <table:table-row table:style-name="ro1">
          <table:table-cell office:value-type="float" office:value="540.452158" calcext:value-type="float">
            <text:p>540.452158</text:p>
          </table:table-cell>
        </table:table-row>
        <table:table-row table:style-name="ro1">
          <table:table-cell office:value-type="float" office:value="537.874691" calcext:value-type="float">
            <text:p>537.874691</text:p>
          </table:table-cell>
        </table:table-row>
        <table:table-row table:style-name="ro1">
          <table:table-cell office:value-type="float" office:value="535.360468" calcext:value-type="float">
            <text:p>535.360468</text:p>
          </table:table-cell>
        </table:table-row>
        <table:table-row table:style-name="ro1">
          <table:table-cell office:value-type="float" office:value="531.610445" calcext:value-type="float">
            <text:p>531.610445</text:p>
          </table:table-cell>
        </table:table-row>
        <table:table-row table:style-name="ro1">
          <table:table-cell office:value-type="float" office:value="528.391085" calcext:value-type="float">
            <text:p>528.391085</text:p>
          </table:table-cell>
        </table:table-row>
        <table:table-row table:style-name="ro1">
          <table:table-cell office:value-type="float" office:value="525.6214" calcext:value-type="float">
            <text:p>525.6214</text:p>
          </table:table-cell>
        </table:table-row>
        <table:table-row table:style-name="ro1">
          <table:table-cell office:value-type="float" office:value="521.675906" calcext:value-type="float">
            <text:p>521.675906</text:p>
          </table:table-cell>
        </table:table-row>
        <table:table-row table:style-name="ro1">
          <table:table-cell office:value-type="float" office:value="519.601982" calcext:value-type="float">
            <text:p>519.601982</text:p>
          </table:table-cell>
        </table:table-row>
        <table:table-row table:style-name="ro1">
          <table:table-cell office:value-type="float" office:value="516.585775" calcext:value-type="float">
            <text:p>516.585775</text:p>
          </table:table-cell>
        </table:table-row>
        <table:table-row table:style-name="ro1">
          <table:table-cell office:value-type="float" office:value="513.405846" calcext:value-type="float">
            <text:p>513.405846</text:p>
          </table:table-cell>
        </table:table-row>
        <table:table-row table:style-name="ro1">
          <table:table-cell office:value-type="float" office:value="510.714336" calcext:value-type="float">
            <text:p>510.714336</text:p>
          </table:table-cell>
        </table:table-row>
        <table:table-row table:style-name="ro1">
          <table:table-cell office:value-type="float" office:value="508.042711" calcext:value-type="float">
            <text:p>508.042711</text:p>
          </table:table-cell>
        </table:table-row>
        <table:table-row table:style-name="ro1">
          <table:table-cell office:value-type="float" office:value="504.829519" calcext:value-type="float">
            <text:p>504.829519</text:p>
          </table:table-cell>
        </table:table-row>
        <table:table-row table:style-name="ro1">
          <table:table-cell office:value-type="float" office:value="502.472432" calcext:value-type="float">
            <text:p>502.472432</text:p>
          </table:table-cell>
        </table:table-row>
        <table:table-row table:style-name="ro1">
          <table:table-cell office:value-type="float" office:value="500.484837" calcext:value-type="float">
            <text:p>500.484837</text:p>
          </table:table-cell>
        </table:table-row>
        <table:table-row table:style-name="ro1">
          <table:table-cell office:value-type="float" office:value="498.148949" calcext:value-type="float">
            <text:p>498.148949</text:p>
          </table:table-cell>
        </table:table-row>
        <table:table-row table:style-name="ro1">
          <table:table-cell office:value-type="float" office:value="495.414251" calcext:value-type="float">
            <text:p>495.414251</text:p>
          </table:table-cell>
        </table:table-row>
        <table:table-row table:style-name="ro1">
          <table:table-cell office:value-type="float" office:value="492.816004" calcext:value-type="float">
            <text:p>492.816004</text:p>
          </table:table-cell>
        </table:table-row>
        <table:table-row table:style-name="ro1">
          <table:table-cell office:value-type="float" office:value="489.975999" calcext:value-type="float">
            <text:p>489.975999</text:p>
          </table:table-cell>
        </table:table-row>
        <table:table-row table:style-name="ro1">
          <table:table-cell office:value-type="float" office:value="487.191772" calcext:value-type="float">
            <text:p>487.191772</text:p>
          </table:table-cell>
        </table:table-row>
        <table:table-row table:style-name="ro1">
          <table:table-cell office:value-type="float" office:value="484.893123" calcext:value-type="float">
            <text:p>484.893123</text:p>
          </table:table-cell>
        </table:table-row>
        <table:table-row table:style-name="ro1">
          <table:table-cell office:value-type="float" office:value="482.14935" calcext:value-type="float">
            <text:p>482.14935</text:p>
          </table:table-cell>
        </table:table-row>
        <table:table-row table:style-name="ro1">
          <table:table-cell office:value-type="float" office:value="479.997295" calcext:value-type="float">
            <text:p>479.997295</text:p>
          </table:table-cell>
        </table:table-row>
        <table:table-row table:style-name="ro1">
          <table:table-cell office:value-type="float" office:value="476.949448" calcext:value-type="float">
            <text:p>476.949448</text:p>
          </table:table-cell>
        </table:table-row>
        <table:table-row table:style-name="ro1">
          <table:table-cell office:value-type="float" office:value="474.309952" calcext:value-type="float">
            <text:p>474.309952</text:p>
          </table:table-cell>
        </table:table-row>
        <table:table-row table:style-name="ro1">
          <table:table-cell office:value-type="float" office:value="471.853381" calcext:value-type="float">
            <text:p>471.853381</text:p>
          </table:table-cell>
        </table:table-row>
        <table:table-row table:style-name="ro1">
          <table:table-cell office:value-type="float" office:value="469.212028" calcext:value-type="float">
            <text:p>469.212028</text:p>
          </table:table-cell>
        </table:table-row>
        <table:table-row table:style-name="ro1">
          <table:table-cell office:value-type="float" office:value="465.447689" calcext:value-type="float">
            <text:p>465.447689</text:p>
          </table:table-cell>
        </table:table-row>
        <table:table-row table:style-name="ro1">
          <table:table-cell office:value-type="float" office:value="462.909587" calcext:value-type="float">
            <text:p>462.909587</text:p>
          </table:table-cell>
        </table:table-row>
        <table:table-row table:style-name="ro1">
          <table:table-cell office:value-type="float" office:value="459.397773" calcext:value-type="float">
            <text:p>459.397773</text:p>
          </table:table-cell>
        </table:table-row>
        <table:table-row table:style-name="ro1">
          <table:table-cell office:value-type="float" office:value="456.499425" calcext:value-type="float">
            <text:p>456.499425</text:p>
          </table:table-cell>
        </table:table-row>
        <table:table-row table:style-name="ro1">
          <table:table-cell office:value-type="float" office:value="452.752629" calcext:value-type="float">
            <text:p>452.752629</text:p>
          </table:table-cell>
        </table:table-row>
        <table:table-row table:style-name="ro1">
          <table:table-cell office:value-type="float" office:value="450.114719" calcext:value-type="float">
            <text:p>450.114719</text:p>
          </table:table-cell>
        </table:table-row>
        <table:table-row table:style-name="ro1">
          <table:table-cell office:value-type="float" office:value="446.588962" calcext:value-type="float">
            <text:p>446.588962</text:p>
          </table:table-cell>
        </table:table-row>
        <table:table-row table:style-name="ro1">
          <table:table-cell office:value-type="float" office:value="442.991307" calcext:value-type="float">
            <text:p>442.991307</text:p>
          </table:table-cell>
        </table:table-row>
        <table:table-row table:style-name="ro1">
          <table:table-cell office:value-type="float" office:value="439.261492" calcext:value-type="float">
            <text:p>439.261492</text:p>
          </table:table-cell>
        </table:table-row>
        <table:table-row table:style-name="ro1">
          <table:table-cell office:value-type="float" office:value="435.407283" calcext:value-type="float">
            <text:p>435.407283</text:p>
          </table:table-cell>
        </table:table-row>
        <table:table-row table:style-name="ro1">
          <table:table-cell office:value-type="float" office:value="430.85619" calcext:value-type="float">
            <text:p>430.85619</text:p>
          </table:table-cell>
        </table:table-row>
        <table:table-row table:style-name="ro1">
          <table:table-cell office:value-type="float" office:value="427.650334" calcext:value-type="float">
            <text:p>427.650334</text:p>
          </table:table-cell>
        </table:table-row>
        <table:table-row table:style-name="ro1">
          <table:table-cell office:value-type="float" office:value="423.43199" calcext:value-type="float">
            <text:p>423.43199</text:p>
          </table:table-cell>
        </table:table-row>
        <table:table-row table:style-name="ro1">
          <table:table-cell office:value-type="float" office:value="419.983471" calcext:value-type="float">
            <text:p>419.983471</text:p>
          </table:table-cell>
        </table:table-row>
        <table:table-row table:style-name="ro1">
          <table:table-cell office:value-type="float" office:value="415.861556" calcext:value-type="float">
            <text:p>415.861556</text:p>
          </table:table-cell>
        </table:table-row>
        <table:table-row table:style-name="ro1">
          <table:table-cell office:value-type="float" office:value="412.878593" calcext:value-type="float">
            <text:p>412.878593</text:p>
          </table:table-cell>
        </table:table-row>
        <table:table-row table:style-name="ro1">
          <table:table-cell office:value-type="float" office:value="410.003425" calcext:value-type="float">
            <text:p>410.003425</text:p>
          </table:table-cell>
        </table:table-row>
        <table:table-row table:style-name="ro1">
          <table:table-cell office:value-type="float" office:value="406.265656" calcext:value-type="float">
            <text:p>406.265656</text:p>
          </table:table-cell>
        </table:table-row>
        <table:table-row table:style-name="ro1">
          <table:table-cell office:value-type="float" office:value="403.544444" calcext:value-type="float">
            <text:p>403.544444</text:p>
          </table:table-cell>
        </table:table-row>
        <table:table-row table:style-name="ro1">
          <table:table-cell office:value-type="float" office:value="399.605692" calcext:value-type="float">
            <text:p>399.605692</text:p>
          </table:table-cell>
        </table:table-row>
        <table:table-row table:style-name="ro1">
          <table:table-cell office:value-type="float" office:value="396.555648" calcext:value-type="float">
            <text:p>396.555648</text:p>
          </table:table-cell>
        </table:table-row>
        <table:table-row table:style-name="ro1">
          <table:table-cell office:value-type="float" office:value="393.175056" calcext:value-type="float">
            <text:p>393.175056</text:p>
          </table:table-cell>
        </table:table-row>
        <table:table-row table:style-name="ro1">
          <table:table-cell office:value-type="float" office:value="389.997477" calcext:value-type="float">
            <text:p>389.997477</text:p>
          </table:table-cell>
        </table:table-row>
        <table:table-row table:style-name="ro1">
          <table:table-cell office:value-type="float" office:value="386.994804" calcext:value-type="float">
            <text:p>386.994804</text:p>
          </table:table-cell>
        </table:table-row>
        <table:table-row table:style-name="ro1">
          <table:table-cell office:value-type="float" office:value="382.951394" calcext:value-type="float">
            <text:p>382.951394</text:p>
          </table:table-cell>
        </table:table-row>
        <table:table-row table:style-name="ro1">
          <table:table-cell office:value-type="float" office:value="378.720642" calcext:value-type="float">
            <text:p>378.720642</text:p>
          </table:table-cell>
        </table:table-row>
        <table:table-row table:style-name="ro1">
          <table:table-cell office:value-type="float" office:value="373.906593" calcext:value-type="float">
            <text:p>373.906593</text:p>
          </table:table-cell>
        </table:table-row>
        <table:table-row table:style-name="ro1">
          <table:table-cell office:value-type="float" office:value="369.601295" calcext:value-type="float">
            <text:p>369.601295</text:p>
          </table:table-cell>
        </table:table-row>
        <table:table-row table:style-name="ro1">
          <table:table-cell office:value-type="float" office:value="364.750883" calcext:value-type="float">
            <text:p>364.750883</text:p>
          </table:table-cell>
        </table:table-row>
        <table:table-row table:style-name="ro1">
          <table:table-cell office:value-type="float" office:value="359.558172" calcext:value-type="float">
            <text:p>359.55817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8516" calcext:value-type="float">
            <text:p>338.48516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9316" calcext:value-type="float">
            <text:p>337.619316</text:p>
          </table:table-cell>
        </table:table-row>
        <table:table-row table:style-name="ro1">
          <table:table-cell office:value-type="float" office:value="354.874498" calcext:value-type="float">
            <text:p>354.874498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6858" calcext:value-type="float">
            <text:p>342.826858</text:p>
          </table:table-cell>
        </table:table-row>
        <table:table-row table:style-name="ro1">
          <table:table-cell office:value-type="float" office:value="338.486334" calcext:value-type="float">
            <text:p>338.486334</text:p>
          </table:table-cell>
        </table:table-row>
        <table:table-row table:style-name="ro1">
          <table:table-cell office:value-type="float" office:value="340.310566" calcext:value-type="float">
            <text:p>340.310566</text:p>
          </table:table-cell>
        </table:table-row>
        <table:table-row table:style-name="ro1">
          <table:table-cell office:value-type="float" office:value="337.665466" calcext:value-type="float">
            <text:p>337.665466</text:p>
          </table:table-cell>
        </table:table-row>
        <table:table-row table:style-name="ro1">
          <table:table-cell office:value-type="float" office:value="359.495927" calcext:value-type="float">
            <text:p>359.495927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60188" calcext:value-type="float">
            <text:p>342.260188</text:p>
          </table:table-cell>
        </table:table-row>
        <table:table-row table:style-name="ro1">
          <table:table-cell office:value-type="float" office:value="338.068951" calcext:value-type="float">
            <text:p>338.068951</text:p>
          </table:table-cell>
        </table:table-row>
        <table:table-row table:style-name="ro1">
          <table:table-cell office:value-type="float" office:value="345.320812" calcext:value-type="float">
            <text:p>345.320812</text:p>
          </table:table-cell>
        </table:table-row>
        <table:table-row table:style-name="ro1">
          <table:table-cell office:value-type="float" office:value="340.219072" calcext:value-type="float">
            <text:p>340.219072</text:p>
          </table:table-cell>
        </table:table-row>
        <table:table-row table:style-name="ro1">
          <table:table-cell office:value-type="float" office:value="337.649396" calcext:value-type="float">
            <text:p>337.649396</text:p>
          </table:table-cell>
        </table:table-row>
        <table:table-row table:style-name="ro1">
          <table:table-cell office:value-type="float" office:value="364.291816" calcext:value-type="float">
            <text:p>364.291816</text:p>
          </table:table-cell>
        </table:table-row>
        <table:table-row table:style-name="ro1">
          <table:table-cell office:value-type="float" office:value="359.490339" calcext:value-type="float">
            <text:p>359.490339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00722" calcext:value-type="float">
            <text:p>342.200722</text:p>
          </table:table-cell>
        </table:table-row>
        <table:table-row table:style-name="ro1">
          <table:table-cell office:value-type="float" office:value="337.988441" calcext:value-type="float">
            <text:p>337.988441</text:p>
          </table:table-cell>
        </table:table-row>
        <table:table-row table:style-name="ro1">
          <table:table-cell office:value-type="float" office:value="345.885825" calcext:value-type="float">
            <text:p>345.885825</text:p>
          </table:table-cell>
        </table:table-row>
        <table:table-row table:style-name="ro1">
          <table:table-cell office:value-type="float" office:value="341.0398" calcext:value-type="float">
            <text:p>341.0398</text:p>
          </table:table-cell>
        </table:table-row>
        <table:table-row table:style-name="ro1">
          <table:table-cell office:value-type="float" office:value="337.934854" calcext:value-type="float">
            <text:p>337.934854</text:p>
          </table:table-cell>
        </table:table-row>
        <table:table-row table:style-name="ro1">
          <table:table-cell office:value-type="float" office:value="342.73693" calcext:value-type="float">
            <text:p>342.73693</text:p>
          </table:table-cell>
        </table:table-row>
        <table:table-row table:style-name="ro1">
          <table:table-cell office:value-type="float" office:value="338.367544" calcext:value-type="float">
            <text:p>338.367544</text:p>
          </table:table-cell>
        </table:table-row>
        <table:table-row table:style-name="ro1">
          <table:table-cell office:value-type="float" office:value="341.025756" calcext:value-type="float">
            <text:p>341.025756</text:p>
          </table:table-cell>
        </table:table-row>
        <table:table-row table:style-name="ro1">
          <table:table-cell office:value-type="float" office:value="337.918358" calcext:value-type="float">
            <text:p>337.918358</text:p>
          </table:table-cell>
        </table:table-row>
        <table:table-row table:style-name="ro1">
          <table:table-cell office:value-type="float" office:value="344.373953" calcext:value-type="float">
            <text:p>344.373953</text:p>
          </table:table-cell>
        </table:table-row>
        <table:table-row table:style-name="ro1">
          <table:table-cell office:value-type="float" office:value="339.743656" calcext:value-type="float">
            <text:p>339.743656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36254" calcext:value-type="float">
            <text:p>354.836254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73693" calcext:value-type="float">
            <text:p>342.73693</text:p>
          </table:table-cell>
        </table:table-row>
        <table:table-row table:style-name="ro1">
          <table:table-cell office:value-type="float" office:value="338.367544" calcext:value-type="float">
            <text:p>338.367544</text:p>
          </table:table-cell>
        </table:table-row>
        <table:table-row table:style-name="ro1">
          <table:table-cell office:value-type="float" office:value="341.025756" calcext:value-type="float">
            <text:p>341.025756</text:p>
          </table:table-cell>
        </table:table-row>
        <table:table-row table:style-name="ro1">
          <table:table-cell office:value-type="float" office:value="337.918358" calcext:value-type="float">
            <text:p>337.918358</text:p>
          </table:table-cell>
        </table:table-row>
        <table:table-row table:style-name="ro1">
          <table:table-cell office:value-type="float" office:value="344.373953" calcext:value-type="float">
            <text:p>344.373953</text:p>
          </table:table-cell>
        </table:table-row>
        <table:table-row table:style-name="ro1">
          <table:table-cell office:value-type="float" office:value="339.816216" calcext:value-type="float">
            <text:p>339.816216</text:p>
          </table:table-cell>
        </table:table-row>
        <table:table-row table:style-name="ro1">
          <table:table-cell office:value-type="float" office:value="337.602182" calcext:value-type="float">
            <text:p>337.602182</text:p>
          </table:table-cell>
        </table:table-row>
        <table:table-row table:style-name="ro1">
          <table:table-cell office:value-type="float" office:value="356.341643" calcext:value-type="float">
            <text:p>356.341643</text:p>
          </table:table-cell>
        </table:table-row>
        <table:table-row table:style-name="ro1">
          <table:table-cell office:value-type="float" office:value="350.364666" calcext:value-type="float">
            <text:p>350.364666</text:p>
          </table:table-cell>
        </table:table-row>
        <table:table-row table:style-name="ro1">
          <table:table-cell office:value-type="float" office:value="344.638251" calcext:value-type="float">
            <text:p>344.638251</text:p>
          </table:table-cell>
        </table:table-row>
        <table:table-row table:style-name="ro1">
          <table:table-cell office:value-type="float" office:value="340.055446" calcext:value-type="float">
            <text:p>340.055446</text:p>
          </table:table-cell>
        </table:table-row>
        <table:table-row table:style-name="ro1">
          <table:table-cell office:value-type="float" office:value="337.657877" calcext:value-type="float">
            <text:p>337.657877</text:p>
          </table:table-cell>
        </table:table-row>
        <table:table-row table:style-name="ro1">
          <table:table-cell office:value-type="float" office:value="361.954248" calcext:value-type="float">
            <text:p>361.954248</text:p>
          </table:table-cell>
        </table:table-row>
        <table:table-row table:style-name="ro1">
          <table:table-cell office:value-type="float" office:value="357.028358" calcext:value-type="float">
            <text:p>357.028358</text:p>
          </table:table-cell>
        </table:table-row>
        <table:table-row table:style-name="ro1">
          <table:table-cell office:value-type="float" office:value="351.396712" calcext:value-type="float">
            <text:p>351.396712</text:p>
          </table:table-cell>
        </table:table-row>
        <table:table-row table:style-name="ro1">
          <table:table-cell office:value-type="float" office:value="345.468733" calcext:value-type="float">
            <text:p>345.468733</text:p>
          </table:table-cell>
        </table:table-row>
        <table:table-row table:style-name="ro1">
          <table:table-cell office:value-type="float" office:value="340.429201" calcext:value-type="float">
            <text:p>340.429201</text:p>
          </table:table-cell>
        </table:table-row>
        <table:table-row table:style-name="ro1">
          <table:table-cell office:value-type="float" office:value="337.359359" calcext:value-type="float">
            <text:p>337.359359</text:p>
          </table:table-cell>
        </table:table-row>
        <table:table-row table:style-name="ro1">
          <table:table-cell office:value-type="float" office:value="501.997906" calcext:value-type="float">
            <text:p>501.997906</text:p>
          </table:table-cell>
        </table:table-row>
        <table:table-row table:style-name="ro1">
          <table:table-cell office:value-type="float" office:value="499.858523" calcext:value-type="float">
            <text:p>499.858523</text:p>
          </table:table-cell>
        </table:table-row>
        <table:table-row table:style-name="ro1">
          <table:table-cell office:value-type="float" office:value="497.422758" calcext:value-type="float">
            <text:p>497.422758</text:p>
          </table:table-cell>
        </table:table-row>
        <table:table-row table:style-name="ro1">
          <table:table-cell office:value-type="float" office:value="494.63797" calcext:value-type="float">
            <text:p>494.63797</text:p>
          </table:table-cell>
        </table:table-row>
        <table:table-row table:style-name="ro1">
          <table:table-cell office:value-type="float" office:value="492.087976" calcext:value-type="float">
            <text:p>492.087976</text:p>
          </table:table-cell>
        </table:table-row>
        <table:table-row table:style-name="ro1">
          <table:table-cell office:value-type="float" office:value="488.980027" calcext:value-type="float">
            <text:p>488.980027</text:p>
          </table:table-cell>
        </table:table-row>
        <table:table-row table:style-name="ro1">
          <table:table-cell office:value-type="float" office:value="486.419392" calcext:value-type="float">
            <text:p>486.419392</text:p>
          </table:table-cell>
        </table:table-row>
        <table:table-row table:style-name="ro1">
          <table:table-cell office:value-type="float" office:value="484.19934" calcext:value-type="float">
            <text:p>484.19934</text:p>
          </table:table-cell>
        </table:table-row>
        <table:table-row table:style-name="ro1">
          <table:table-cell office:value-type="float" office:value="481.852446" calcext:value-type="float">
            <text:p>481.852446</text:p>
          </table:table-cell>
        </table:table-row>
        <table:table-row table:style-name="ro1">
          <table:table-cell office:value-type="float" office:value="479.156272" calcext:value-type="float">
            <text:p>479.156272</text:p>
          </table:table-cell>
        </table:table-row>
        <table:table-row table:style-name="ro1">
          <table:table-cell office:value-type="float" office:value="476.423541" calcext:value-type="float">
            <text:p>476.423541</text:p>
          </table:table-cell>
        </table:table-row>
        <table:table-row table:style-name="ro1">
          <table:table-cell office:value-type="float" office:value="473.826326" calcext:value-type="float">
            <text:p>473.826326</text:p>
          </table:table-cell>
        </table:table-row>
        <table:table-row table:style-name="ro1">
          <table:table-cell office:value-type="float" office:value="470.600405" calcext:value-type="float">
            <text:p>470.600405</text:p>
          </table:table-cell>
        </table:table-row>
        <table:table-row table:style-name="ro1">
          <table:table-cell office:value-type="float" office:value="468.123863" calcext:value-type="float">
            <text:p>468.123863</text:p>
          </table:table-cell>
        </table:table-row>
        <table:table-row table:style-name="ro1">
          <table:table-cell office:value-type="float" office:value="464.268922" calcext:value-type="float">
            <text:p>464.268922</text:p>
          </table:table-cell>
        </table:table-row>
        <table:table-row table:style-name="ro1">
          <table:table-cell office:value-type="float" office:value="461.956238" calcext:value-type="float">
            <text:p>461.956238</text:p>
          </table:table-cell>
        </table:table-row>
        <table:table-row table:style-name="ro1">
          <table:table-cell office:value-type="float" office:value="458.311461" calcext:value-type="float">
            <text:p>458.311461</text:p>
          </table:table-cell>
        </table:table-row>
        <table:table-row table:style-name="ro1">
          <table:table-cell office:value-type="float" office:value="455.43147" calcext:value-type="float">
            <text:p>455.43147</text:p>
          </table:table-cell>
        </table:table-row>
        <table:table-row table:style-name="ro1">
          <table:table-cell office:value-type="float" office:value="451.861559" calcext:value-type="float">
            <text:p>451.861559</text:p>
          </table:table-cell>
        </table:table-row>
        <table:table-row table:style-name="ro1">
          <table:table-cell office:value-type="float" office:value="448.97598" calcext:value-type="float">
            <text:p>448.97598</text:p>
          </table:table-cell>
        </table:table-row>
        <table:table-row table:style-name="ro1">
          <table:table-cell office:value-type="float" office:value="445.628101" calcext:value-type="float">
            <text:p>445.628101</text:p>
          </table:table-cell>
        </table:table-row>
        <table:table-row table:style-name="ro1">
          <table:table-cell office:value-type="float" office:value="441.830562" calcext:value-type="float">
            <text:p>441.830562</text:p>
          </table:table-cell>
        </table:table-row>
        <table:table-row table:style-name="ro1">
          <table:table-cell office:value-type="float" office:value="438.359225" calcext:value-type="float">
            <text:p>438.359225</text:p>
          </table:table-cell>
        </table:table-row>
        <table:table-row table:style-name="ro1">
          <table:table-cell office:value-type="float" office:value="434.243535" calcext:value-type="float">
            <text:p>434.243535</text:p>
          </table:table-cell>
        </table:table-row>
        <table:table-row table:style-name="ro1">
          <table:table-cell office:value-type="float" office:value="430.638698" calcext:value-type="float">
            <text:p>430.638698</text:p>
          </table:table-cell>
        </table:table-row>
        <table:table-row table:style-name="ro1">
          <table:table-cell office:value-type="float" office:value="425.525568" calcext:value-type="float">
            <text:p>425.525568</text:p>
          </table:table-cell>
        </table:table-row>
        <table:table-row table:style-name="ro1">
          <table:table-cell office:value-type="float" office:value="423.373767" calcext:value-type="float">
            <text:p>423.373767</text:p>
          </table:table-cell>
        </table:table-row>
        <table:table-row table:style-name="ro1">
          <table:table-cell office:value-type="float" office:value="418.574784" calcext:value-type="float">
            <text:p>418.574784</text:p>
          </table:table-cell>
        </table:table-row>
        <table:table-row table:style-name="ro1">
          <table:table-cell office:value-type="float" office:value="414.991772" calcext:value-type="float">
            <text:p>414.991772</text:p>
          </table:table-cell>
        </table:table-row>
        <table:table-row table:style-name="ro1">
          <table:table-cell office:value-type="float" office:value="412.064411" calcext:value-type="float">
            <text:p>412.064411</text:p>
          </table:table-cell>
        </table:table-row>
        <table:table-row table:style-name="ro1">
          <table:table-cell office:value-type="float" office:value="408.619541" calcext:value-type="float">
            <text:p>408.619541</text:p>
          </table:table-cell>
        </table:table-row>
        <table:table-row table:style-name="ro1">
          <table:table-cell office:value-type="float" office:value="405.597235" calcext:value-type="float">
            <text:p>405.597235</text:p>
          </table:table-cell>
        </table:table-row>
        <table:table-row table:style-name="ro1">
          <table:table-cell office:value-type="float" office:value="401.869188" calcext:value-type="float">
            <text:p>401.869188</text:p>
          </table:table-cell>
        </table:table-row>
        <table:table-row table:style-name="ro1">
          <table:table-cell office:value-type="float" office:value="398.747809" calcext:value-type="float">
            <text:p>398.747809</text:p>
          </table:table-cell>
        </table:table-row>
        <table:table-row table:style-name="ro1">
          <table:table-cell office:value-type="float" office:value="395.428131" calcext:value-type="float">
            <text:p>395.428131</text:p>
          </table:table-cell>
        </table:table-row>
        <table:table-row table:style-name="ro1">
          <table:table-cell office:value-type="float" office:value="392.466495" calcext:value-type="float">
            <text:p>392.466495</text:p>
          </table:table-cell>
        </table:table-row>
        <table:table-row table:style-name="ro1">
          <table:table-cell office:value-type="float" office:value="389.432574" calcext:value-type="float">
            <text:p>389.432574</text:p>
          </table:table-cell>
        </table:table-row>
        <table:table-row table:style-name="ro1">
          <table:table-cell office:value-type="float" office:value="385.186364" calcext:value-type="float">
            <text:p>385.186364</text:p>
          </table:table-cell>
        </table:table-row>
        <table:table-row table:style-name="ro1">
          <table:table-cell office:value-type="float" office:value="381.2573" calcext:value-type="float">
            <text:p>381.2573</text:p>
          </table:table-cell>
        </table:table-row>
        <table:table-row table:style-name="ro1">
          <table:table-cell office:value-type="float" office:value="377.167714" calcext:value-type="float">
            <text:p>377.167714</text:p>
          </table:table-cell>
        </table:table-row>
        <table:table-row table:style-name="ro1">
          <table:table-cell office:value-type="float" office:value="373.087796" calcext:value-type="float">
            <text:p>373.087796</text:p>
          </table:table-cell>
        </table:table-row>
        <table:table-row table:style-name="ro1">
          <table:table-cell office:value-type="float" office:value="367.667722" calcext:value-type="float">
            <text:p>367.667722</text:p>
          </table:table-cell>
        </table:table-row>
        <table:table-row table:style-name="ro1">
          <table:table-cell office:value-type="float" office:value="363.368717" calcext:value-type="float">
            <text:p>363.368717</text:p>
          </table:table-cell>
        </table:table-row>
        <table:table-row table:style-name="ro1">
          <table:table-cell office:value-type="float" office:value="358.564062" calcext:value-type="float">
            <text:p>358.564062</text:p>
          </table:table-cell>
        </table:table-row>
        <table:table-row table:style-name="ro1">
          <table:table-cell office:value-type="float" office:value="353.110984" calcext:value-type="float">
            <text:p>353.110984</text:p>
          </table:table-cell>
        </table:table-row>
        <table:table-row table:style-name="ro1">
          <table:table-cell office:value-type="float" office:value="346.881163" calcext:value-type="float">
            <text:p>346.881163</text:p>
          </table:table-cell>
        </table:table-row>
        <table:table-row table:style-name="ro1">
          <table:table-cell office:value-type="float" office:value="341.036623" calcext:value-type="float">
            <text:p>341.036623</text:p>
          </table:table-cell>
        </table:table-row>
        <table:table-row table:style-name="ro1">
          <table:table-cell office:value-type="float" office:value="337.559609" calcext:value-type="float">
            <text:p>337.559609</text:p>
          </table:table-cell>
        </table:table-row>
        <table:table-row table:style-name="ro1">
          <table:table-cell office:value-type="float" office:value="142.318432" calcext:value-type="float">
            <text:p>142.318432</text:p>
          </table:table-cell>
        </table:table-row>
        <table:table-row table:style-name="ro1">
          <table:table-cell office:value-type="float" office:value="140.014137" calcext:value-type="float">
            <text:p>140.014137</text:p>
          </table:table-cell>
        </table:table-row>
        <table:table-row table:style-name="ro1">
          <table:table-cell office:value-type="float" office:value="138.40126" calcext:value-type="float">
            <text:p>138.40126</text:p>
          </table:table-cell>
        </table:table-row>
        <table:table-row table:style-name="ro1">
          <table:table-cell office:value-type="float" office:value="133.239097" calcext:value-type="float">
            <text:p>133.239097</text:p>
          </table:table-cell>
        </table:table-row>
        <table:table-row table:style-name="ro1">
          <table:table-cell office:value-type="float" office:value="132.530779" calcext:value-type="float">
            <text:p>132.530779</text:p>
          </table:table-cell>
        </table:table-row>
        <table:table-row table:style-name="ro1">
          <table:table-cell office:value-type="float" office:value="128.684808" calcext:value-type="float">
            <text:p>128.684808</text:p>
          </table:table-cell>
        </table:table-row>
        <table:table-row table:style-name="ro1">
          <table:table-cell office:value-type="float" office:value="125.606969" calcext:value-type="float">
            <text:p>125.606969</text:p>
          </table:table-cell>
        </table:table-row>
        <table:table-row table:style-name="ro1">
          <table:table-cell office:value-type="float" office:value="121.775053" calcext:value-type="float">
            <text:p>121.775053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455461" calcext:value-type="float">
            <text:p>351.455461</text:p>
          </table:table-cell>
        </table:table-row>
        <table:table-row table:style-name="ro1">
          <table:table-cell office:value-type="float" office:value="345.974311" calcext:value-type="float">
            <text:p>345.974311</text:p>
          </table:table-cell>
        </table:table-row>
        <table:table-row table:style-name="ro1">
          <table:table-cell office:value-type="float" office:value="341.28139" calcext:value-type="float">
            <text:p>341.28139</text:p>
          </table:table-cell>
        </table:table-row>
        <table:table-row table:style-name="ro1">
          <table:table-cell office:value-type="float" office:value="338.050788" calcext:value-type="float">
            <text:p>338.050788</text:p>
          </table:table-cell>
        </table:table-row>
        <table:table-row table:style-name="ro1">
          <table:table-cell office:value-type="float" office:value="341.527182" calcext:value-type="float">
            <text:p>341.527182</text:p>
          </table:table-cell>
        </table:table-row>
        <table:table-row table:style-name="ro1">
          <table:table-cell office:value-type="float" office:value="337.526137" calcext:value-type="float">
            <text:p>337.526137</text:p>
          </table:table-cell>
        </table:table-row>
        <table:table-row table:style-name="ro1">
          <table:table-cell office:value-type="float" office:value="166.445924" calcext:value-type="float">
            <text:p>166.445924</text:p>
          </table:table-cell>
        </table:table-row>
        <table:table-row table:style-name="ro1">
          <table:table-cell office:value-type="float" office:value="165.169677" calcext:value-type="float">
            <text:p>165.169677</text:p>
          </table:table-cell>
        </table:table-row>
        <table:table-row table:style-name="ro1">
          <table:table-cell office:value-type="float" office:value="164.233083" calcext:value-type="float">
            <text:p>164.233083</text:p>
          </table:table-cell>
        </table:table-row>
        <table:table-row table:style-name="ro1">
          <table:table-cell office:value-type="float" office:value="162.60629" calcext:value-type="float">
            <text:p>162.60629</text:p>
          </table:table-cell>
        </table:table-row>
        <table:table-row table:style-name="ro1">
          <table:table-cell office:value-type="float" office:value="160.85563" calcext:value-type="float">
            <text:p>160.85563</text:p>
          </table:table-cell>
        </table:table-row>
        <table:table-row table:style-name="ro1">
          <table:table-cell office:value-type="float" office:value="159.65048" calcext:value-type="float">
            <text:p>159.65048</text:p>
          </table:table-cell>
        </table:table-row>
        <table:table-row table:style-name="ro1">
          <table:table-cell office:value-type="float" office:value="157.681123" calcext:value-type="float">
            <text:p>157.681123</text:p>
          </table:table-cell>
        </table:table-row>
        <table:table-row table:style-name="ro1">
          <table:table-cell office:value-type="float" office:value="156.578099" calcext:value-type="float">
            <text:p>156.578099</text:p>
          </table:table-cell>
        </table:table-row>
        <table:table-row table:style-name="ro1">
          <table:table-cell office:value-type="float" office:value="154.027618" calcext:value-type="float">
            <text:p>154.027618</text:p>
          </table:table-cell>
        </table:table-row>
        <table:table-row table:style-name="ro1">
          <table:table-cell office:value-type="float" office:value="152.115842" calcext:value-type="float">
            <text:p>152.115842</text:p>
          </table:table-cell>
        </table:table-row>
        <table:table-row table:style-name="ro1">
          <table:table-cell office:value-type="float" office:value="150.38576" calcext:value-type="float">
            <text:p>150.38576</text:p>
          </table:table-cell>
        </table:table-row>
        <table:table-row table:style-name="ro1">
          <table:table-cell office:value-type="float" office:value="148.007695" calcext:value-type="float">
            <text:p>148.007695</text:p>
          </table:table-cell>
        </table:table-row>
        <table:table-row table:style-name="ro1">
          <table:table-cell office:value-type="float" office:value="145.267529" calcext:value-type="float">
            <text:p>145.267529</text:p>
          </table:table-cell>
        </table:table-row>
        <table:table-row table:style-name="ro1">
          <table:table-cell office:value-type="float" office:value="143.295413" calcext:value-type="float">
            <text:p>143.295413</text:p>
          </table:table-cell>
        </table:table-row>
        <table:table-row table:style-name="ro1">
          <table:table-cell office:value-type="float" office:value="140.60679" calcext:value-type="float">
            <text:p>140.60679</text:p>
          </table:table-cell>
        </table:table-row>
        <table:table-row table:style-name="ro1">
          <table:table-cell office:value-type="float" office:value="139.214538" calcext:value-type="float">
            <text:p>139.214538</text:p>
          </table:table-cell>
        </table:table-row>
        <table:table-row table:style-name="ro1">
          <table:table-cell office:value-type="float" office:value="134.328386" calcext:value-type="float">
            <text:p>134.328386</text:p>
          </table:table-cell>
        </table:table-row>
        <table:table-row table:style-name="ro1">
          <table:table-cell office:value-type="float" office:value="132.744116" calcext:value-type="float">
            <text:p>132.744116</text:p>
          </table:table-cell>
        </table:table-row>
        <table:table-row table:style-name="ro1">
          <table:table-cell office:value-type="float" office:value="131.103163" calcext:value-type="float">
            <text:p>131.103163</text:p>
          </table:table-cell>
        </table:table-row>
        <table:table-row table:style-name="ro1">
          <table:table-cell office:value-type="float" office:value="127.048121" calcext:value-type="float">
            <text:p>127.048121</text:p>
          </table:table-cell>
        </table:table-row>
        <table:table-row table:style-name="ro1">
          <table:table-cell office:value-type="float" office:value="125.276624" calcext:value-type="float">
            <text:p>125.276624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0.502664" calcext:value-type="float">
            <text:p>350.502664</text:p>
          </table:table-cell>
        </table:table-row>
        <table:table-row table:style-name="ro1">
          <table:table-cell office:value-type="float" office:value="345.585579" calcext:value-type="float">
            <text:p>345.585579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8516" calcext:value-type="float">
            <text:p>338.48516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9316" calcext:value-type="float">
            <text:p>337.619316</text:p>
          </table:table-cell>
        </table:table-row>
        <table:table-row table:style-name="ro1">
          <table:table-cell office:value-type="float" office:value="354.874498" calcext:value-type="float">
            <text:p>354.874498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6858" calcext:value-type="float">
            <text:p>342.826858</text:p>
          </table:table-cell>
        </table:table-row>
        <table:table-row table:style-name="ro1">
          <table:table-cell office:value-type="float" office:value="338.486334" calcext:value-type="float">
            <text:p>338.486334</text:p>
          </table:table-cell>
        </table:table-row>
        <table:table-row table:style-name="ro1">
          <table:table-cell office:value-type="float" office:value="340.310566" calcext:value-type="float">
            <text:p>340.310566</text:p>
          </table:table-cell>
        </table:table-row>
        <table:table-row table:style-name="ro1">
          <table:table-cell office:value-type="float" office:value="337.665466" calcext:value-type="float">
            <text:p>337.665466</text:p>
          </table:table-cell>
        </table:table-row>
        <table:table-row table:style-name="ro1">
          <table:table-cell office:value-type="float" office:value="359.485181" calcext:value-type="float">
            <text:p>359.485181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60188" calcext:value-type="float">
            <text:p>342.260188</text:p>
          </table:table-cell>
        </table:table-row>
        <table:table-row table:style-name="ro1">
          <table:table-cell office:value-type="float" office:value="338.068951" calcext:value-type="float">
            <text:p>338.068951</text:p>
          </table:table-cell>
        </table:table-row>
        <table:table-row table:style-name="ro1">
          <table:table-cell office:value-type="float" office:value="345.320812" calcext:value-type="float">
            <text:p>345.320812</text:p>
          </table:table-cell>
        </table:table-row>
        <table:table-row table:style-name="ro1">
          <table:table-cell office:value-type="float" office:value="340.219072" calcext:value-type="float">
            <text:p>340.219072</text:p>
          </table:table-cell>
        </table:table-row>
        <table:table-row table:style-name="ro1">
          <table:table-cell office:value-type="float" office:value="337.653668" calcext:value-type="float">
            <text:p>337.653668</text:p>
          </table:table-cell>
        </table:table-row>
        <table:table-row table:style-name="ro1">
          <table:table-cell office:value-type="float" office:value="363.500932" calcext:value-type="float">
            <text:p>363.500932</text:p>
          </table:table-cell>
        </table:table-row>
        <table:table-row table:style-name="ro1">
          <table:table-cell office:value-type="float" office:value="358.76861" calcext:value-type="float">
            <text:p>358.76861</text:p>
          </table:table-cell>
        </table:table-row>
        <table:table-row table:style-name="ro1">
          <table:table-cell office:value-type="float" office:value="353.761435" calcext:value-type="float">
            <text:p>353.761435</text:p>
          </table:table-cell>
        </table:table-row>
        <table:table-row table:style-name="ro1">
          <table:table-cell office:value-type="float" office:value="347.507926" calcext:value-type="float">
            <text:p>347.507926</text:p>
          </table:table-cell>
        </table:table-row>
        <table:table-row table:style-name="ro1">
          <table:table-cell office:value-type="float" office:value="341.47781" calcext:value-type="float">
            <text:p>341.47781</text:p>
          </table:table-cell>
        </table:table-row>
        <table:table-row table:style-name="ro1">
          <table:table-cell office:value-type="float" office:value="337.681417" calcext:value-type="float">
            <text:p>337.68141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278153" calcext:value-type="float">
            <text:p>351.278153</text:p>
          </table:table-cell>
        </table:table-row>
        <table:table-row table:style-name="ro1">
          <table:table-cell office:value-type="float" office:value="345.823483" calcext:value-type="float">
            <text:p>345.823483</text:p>
          </table:table-cell>
        </table:table-row>
        <table:table-row table:style-name="ro1">
          <table:table-cell office:value-type="float" office:value="340.79355" calcext:value-type="float">
            <text:p>340.79355</text:p>
          </table:table-cell>
        </table:table-row>
        <table:table-row table:style-name="ro1">
          <table:table-cell office:value-type="float" office:value="337.80145" calcext:value-type="float">
            <text:p>337.80145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00722" calcext:value-type="float">
            <text:p>342.200722</text:p>
          </table:table-cell>
        </table:table-row>
        <table:table-row table:style-name="ro1">
          <table:table-cell office:value-type="float" office:value="337.988441" calcext:value-type="float">
            <text:p>337.988441</text:p>
          </table:table-cell>
        </table:table-row>
        <table:table-row table:style-name="ro1">
          <table:table-cell office:value-type="float" office:value="345.905888" calcext:value-type="float">
            <text:p>345.905888</text:p>
          </table:table-cell>
        </table:table-row>
        <table:table-row table:style-name="ro1">
          <table:table-cell office:value-type="float" office:value="341.065069" calcext:value-type="float">
            <text:p>341.065069</text:p>
          </table:table-cell>
        </table:table-row>
        <table:table-row table:style-name="ro1">
          <table:table-cell office:value-type="float" office:value="337.961964" calcext:value-type="float">
            <text:p>337.961964</text:p>
          </table:table-cell>
        </table:table-row>
        <table:table-row table:style-name="ro1">
          <table:table-cell office:value-type="float" office:value="342.370894" calcext:value-type="float">
            <text:p>342.370894</text:p>
          </table:table-cell>
        </table:table-row>
        <table:table-row table:style-name="ro1">
          <table:table-cell office:value-type="float" office:value="338.126044" calcext:value-type="float">
            <text:p>338.126044</text:p>
          </table:table-cell>
        </table:table-row>
        <table:table-row table:style-name="ro1">
          <table:table-cell office:value-type="float" office:value="343.900602" calcext:value-type="float">
            <text:p>343.900602</text:p>
          </table:table-cell>
        </table:table-row>
        <table:table-row table:style-name="ro1">
          <table:table-cell office:value-type="float" office:value="339.551375" calcext:value-type="float">
            <text:p>339.551375</text:p>
          </table:table-cell>
        </table:table-row>
        <table:table-row table:style-name="ro1">
          <table:table-cell office:value-type="float" office:value="337.396063" calcext:value-type="float">
            <text:p>337.396063</text:p>
          </table:table-cell>
        </table:table-row>
        <table:table-row table:style-name="ro1">
          <table:table-cell office:value-type="float" office:value="579.746897" calcext:value-type="float">
            <text:p>579.746897</text:p>
          </table:table-cell>
        </table:table-row>
        <table:table-row table:style-name="ro1">
          <table:table-cell office:value-type="float" office:value="576.835627" calcext:value-type="float">
            <text:p>576.835627</text:p>
          </table:table-cell>
        </table:table-row>
        <table:table-row table:style-name="ro1">
          <table:table-cell office:value-type="float" office:value="573.167235" calcext:value-type="float">
            <text:p>573.167235</text:p>
          </table:table-cell>
        </table:table-row>
        <table:table-row table:style-name="ro1">
          <table:table-cell office:value-type="float" office:value="570.023085" calcext:value-type="float">
            <text:p>570.023085</text:p>
          </table:table-cell>
        </table:table-row>
        <table:table-row table:style-name="ro1">
          <table:table-cell office:value-type="float" office:value="566.253613" calcext:value-type="float">
            <text:p>566.253613</text:p>
          </table:table-cell>
        </table:table-row>
        <table:table-row table:style-name="ro1">
          <table:table-cell office:value-type="float" office:value="563.609495" calcext:value-type="float">
            <text:p>563.609495</text:p>
          </table:table-cell>
        </table:table-row>
        <table:table-row table:style-name="ro1">
          <table:table-cell office:value-type="float" office:value="560.700456" calcext:value-type="float">
            <text:p>560.700456</text:p>
          </table:table-cell>
        </table:table-row>
        <table:table-row table:style-name="ro1">
          <table:table-cell office:value-type="float" office:value="557.187212" calcext:value-type="float">
            <text:p>557.187212</text:p>
          </table:table-cell>
        </table:table-row>
        <table:table-row table:style-name="ro1">
          <table:table-cell office:value-type="float" office:value="554.305372" calcext:value-type="float">
            <text:p>554.305372</text:p>
          </table:table-cell>
        </table:table-row>
        <table:table-row table:style-name="ro1">
          <table:table-cell office:value-type="float" office:value="551.302125" calcext:value-type="float">
            <text:p>551.302125</text:p>
          </table:table-cell>
        </table:table-row>
        <table:table-row table:style-name="ro1">
          <table:table-cell office:value-type="float" office:value="548.619473" calcext:value-type="float">
            <text:p>548.619473</text:p>
          </table:table-cell>
        </table:table-row>
        <table:table-row table:style-name="ro1">
          <table:table-cell office:value-type="float" office:value="545.981613" calcext:value-type="float">
            <text:p>545.981613</text:p>
          </table:table-cell>
        </table:table-row>
        <table:table-row table:style-name="ro1">
          <table:table-cell office:value-type="float" office:value="543.018072" calcext:value-type="float">
            <text:p>543.018072</text:p>
          </table:table-cell>
        </table:table-row>
        <table:table-row table:style-name="ro1">
          <table:table-cell office:value-type="float" office:value="540.452158" calcext:value-type="float">
            <text:p>540.452158</text:p>
          </table:table-cell>
        </table:table-row>
        <table:table-row table:style-name="ro1">
          <table:table-cell office:value-type="float" office:value="537.874691" calcext:value-type="float">
            <text:p>537.874691</text:p>
          </table:table-cell>
        </table:table-row>
        <table:table-row table:style-name="ro1">
          <table:table-cell office:value-type="float" office:value="535.360468" calcext:value-type="float">
            <text:p>535.360468</text:p>
          </table:table-cell>
        </table:table-row>
        <table:table-row table:style-name="ro1">
          <table:table-cell office:value-type="float" office:value="531.610445" calcext:value-type="float">
            <text:p>531.610445</text:p>
          </table:table-cell>
        </table:table-row>
        <table:table-row table:style-name="ro1">
          <table:table-cell office:value-type="float" office:value="528.391085" calcext:value-type="float">
            <text:p>528.391085</text:p>
          </table:table-cell>
        </table:table-row>
        <table:table-row table:style-name="ro1">
          <table:table-cell office:value-type="float" office:value="525.6214" calcext:value-type="float">
            <text:p>525.6214</text:p>
          </table:table-cell>
        </table:table-row>
        <table:table-row table:style-name="ro1">
          <table:table-cell office:value-type="float" office:value="521.675906" calcext:value-type="float">
            <text:p>521.675906</text:p>
          </table:table-cell>
        </table:table-row>
        <table:table-row table:style-name="ro1">
          <table:table-cell office:value-type="float" office:value="519.601982" calcext:value-type="float">
            <text:p>519.601982</text:p>
          </table:table-cell>
        </table:table-row>
        <table:table-row table:style-name="ro1">
          <table:table-cell office:value-type="float" office:value="516.585775" calcext:value-type="float">
            <text:p>516.585775</text:p>
          </table:table-cell>
        </table:table-row>
        <table:table-row table:style-name="ro1">
          <table:table-cell office:value-type="float" office:value="513.405846" calcext:value-type="float">
            <text:p>513.405846</text:p>
          </table:table-cell>
        </table:table-row>
        <table:table-row table:style-name="ro1">
          <table:table-cell office:value-type="float" office:value="510.714336" calcext:value-type="float">
            <text:p>510.714336</text:p>
          </table:table-cell>
        </table:table-row>
        <table:table-row table:style-name="ro1">
          <table:table-cell office:value-type="float" office:value="508.042711" calcext:value-type="float">
            <text:p>508.042711</text:p>
          </table:table-cell>
        </table:table-row>
        <table:table-row table:style-name="ro1">
          <table:table-cell office:value-type="float" office:value="504.829519" calcext:value-type="float">
            <text:p>504.829519</text:p>
          </table:table-cell>
        </table:table-row>
        <table:table-row table:style-name="ro1">
          <table:table-cell office:value-type="float" office:value="502.472432" calcext:value-type="float">
            <text:p>502.472432</text:p>
          </table:table-cell>
        </table:table-row>
        <table:table-row table:style-name="ro1">
          <table:table-cell office:value-type="float" office:value="500.484837" calcext:value-type="float">
            <text:p>500.484837</text:p>
          </table:table-cell>
        </table:table-row>
        <table:table-row table:style-name="ro1">
          <table:table-cell office:value-type="float" office:value="498.148949" calcext:value-type="float">
            <text:p>498.148949</text:p>
          </table:table-cell>
        </table:table-row>
        <table:table-row table:style-name="ro1">
          <table:table-cell office:value-type="float" office:value="495.414251" calcext:value-type="float">
            <text:p>495.414251</text:p>
          </table:table-cell>
        </table:table-row>
        <table:table-row table:style-name="ro1">
          <table:table-cell office:value-type="float" office:value="492.816004" calcext:value-type="float">
            <text:p>492.816004</text:p>
          </table:table-cell>
        </table:table-row>
        <table:table-row table:style-name="ro1">
          <table:table-cell office:value-type="float" office:value="489.975999" calcext:value-type="float">
            <text:p>489.975999</text:p>
          </table:table-cell>
        </table:table-row>
        <table:table-row table:style-name="ro1">
          <table:table-cell office:value-type="float" office:value="487.191772" calcext:value-type="float">
            <text:p>487.191772</text:p>
          </table:table-cell>
        </table:table-row>
        <table:table-row table:style-name="ro1">
          <table:table-cell office:value-type="float" office:value="484.893123" calcext:value-type="float">
            <text:p>484.893123</text:p>
          </table:table-cell>
        </table:table-row>
        <table:table-row table:style-name="ro1">
          <table:table-cell office:value-type="float" office:value="482.14935" calcext:value-type="float">
            <text:p>482.14935</text:p>
          </table:table-cell>
        </table:table-row>
        <table:table-row table:style-name="ro1">
          <table:table-cell office:value-type="float" office:value="479.997295" calcext:value-type="float">
            <text:p>479.997295</text:p>
          </table:table-cell>
        </table:table-row>
        <table:table-row table:style-name="ro1">
          <table:table-cell office:value-type="float" office:value="476.949448" calcext:value-type="float">
            <text:p>476.949448</text:p>
          </table:table-cell>
        </table:table-row>
        <table:table-row table:style-name="ro1">
          <table:table-cell office:value-type="float" office:value="474.309952" calcext:value-type="float">
            <text:p>474.309952</text:p>
          </table:table-cell>
        </table:table-row>
        <table:table-row table:style-name="ro1">
          <table:table-cell office:value-type="float" office:value="471.853381" calcext:value-type="float">
            <text:p>471.853381</text:p>
          </table:table-cell>
        </table:table-row>
        <table:table-row table:style-name="ro1">
          <table:table-cell office:value-type="float" office:value="469.212028" calcext:value-type="float">
            <text:p>469.212028</text:p>
          </table:table-cell>
        </table:table-row>
        <table:table-row table:style-name="ro1">
          <table:table-cell office:value-type="float" office:value="465.447689" calcext:value-type="float">
            <text:p>465.447689</text:p>
          </table:table-cell>
        </table:table-row>
        <table:table-row table:style-name="ro1">
          <table:table-cell office:value-type="float" office:value="462.909587" calcext:value-type="float">
            <text:p>462.909587</text:p>
          </table:table-cell>
        </table:table-row>
        <table:table-row table:style-name="ro1">
          <table:table-cell office:value-type="float" office:value="459.397773" calcext:value-type="float">
            <text:p>459.397773</text:p>
          </table:table-cell>
        </table:table-row>
        <table:table-row table:style-name="ro1">
          <table:table-cell office:value-type="float" office:value="456.499425" calcext:value-type="float">
            <text:p>456.499425</text:p>
          </table:table-cell>
        </table:table-row>
        <table:table-row table:style-name="ro1">
          <table:table-cell office:value-type="float" office:value="452.752629" calcext:value-type="float">
            <text:p>452.752629</text:p>
          </table:table-cell>
        </table:table-row>
        <table:table-row table:style-name="ro1">
          <table:table-cell office:value-type="float" office:value="450.114719" calcext:value-type="float">
            <text:p>450.114719</text:p>
          </table:table-cell>
        </table:table-row>
        <table:table-row table:style-name="ro1">
          <table:table-cell office:value-type="float" office:value="446.588962" calcext:value-type="float">
            <text:p>446.588962</text:p>
          </table:table-cell>
        </table:table-row>
        <table:table-row table:style-name="ro1">
          <table:table-cell office:value-type="float" office:value="442.991307" calcext:value-type="float">
            <text:p>442.991307</text:p>
          </table:table-cell>
        </table:table-row>
        <table:table-row table:style-name="ro1">
          <table:table-cell office:value-type="float" office:value="439.261492" calcext:value-type="float">
            <text:p>439.261492</text:p>
          </table:table-cell>
        </table:table-row>
        <table:table-row table:style-name="ro1">
          <table:table-cell office:value-type="float" office:value="435.407283" calcext:value-type="float">
            <text:p>435.407283</text:p>
          </table:table-cell>
        </table:table-row>
        <table:table-row table:style-name="ro1">
          <table:table-cell office:value-type="float" office:value="430.85619" calcext:value-type="float">
            <text:p>430.85619</text:p>
          </table:table-cell>
        </table:table-row>
        <table:table-row table:style-name="ro1">
          <table:table-cell office:value-type="float" office:value="427.650334" calcext:value-type="float">
            <text:p>427.650334</text:p>
          </table:table-cell>
        </table:table-row>
        <table:table-row table:style-name="ro1">
          <table:table-cell office:value-type="float" office:value="423.43199" calcext:value-type="float">
            <text:p>423.43199</text:p>
          </table:table-cell>
        </table:table-row>
        <table:table-row table:style-name="ro1">
          <table:table-cell office:value-type="float" office:value="419.983471" calcext:value-type="float">
            <text:p>419.983471</text:p>
          </table:table-cell>
        </table:table-row>
        <table:table-row table:style-name="ro1">
          <table:table-cell office:value-type="float" office:value="415.861556" calcext:value-type="float">
            <text:p>415.861556</text:p>
          </table:table-cell>
        </table:table-row>
        <table:table-row table:style-name="ro1">
          <table:table-cell office:value-type="float" office:value="412.878593" calcext:value-type="float">
            <text:p>412.878593</text:p>
          </table:table-cell>
        </table:table-row>
        <table:table-row table:style-name="ro1">
          <table:table-cell office:value-type="float" office:value="410.003425" calcext:value-type="float">
            <text:p>410.003425</text:p>
          </table:table-cell>
        </table:table-row>
        <table:table-row table:style-name="ro1">
          <table:table-cell office:value-type="float" office:value="406.265656" calcext:value-type="float">
            <text:p>406.265656</text:p>
          </table:table-cell>
        </table:table-row>
        <table:table-row table:style-name="ro1">
          <table:table-cell office:value-type="float" office:value="403.544444" calcext:value-type="float">
            <text:p>403.544444</text:p>
          </table:table-cell>
        </table:table-row>
        <table:table-row table:style-name="ro1">
          <table:table-cell office:value-type="float" office:value="399.605692" calcext:value-type="float">
            <text:p>399.605692</text:p>
          </table:table-cell>
        </table:table-row>
        <table:table-row table:style-name="ro1">
          <table:table-cell office:value-type="float" office:value="396.555648" calcext:value-type="float">
            <text:p>396.555648</text:p>
          </table:table-cell>
        </table:table-row>
        <table:table-row table:style-name="ro1">
          <table:table-cell office:value-type="float" office:value="393.175056" calcext:value-type="float">
            <text:p>393.175056</text:p>
          </table:table-cell>
        </table:table-row>
        <table:table-row table:style-name="ro1">
          <table:table-cell office:value-type="float" office:value="389.997477" calcext:value-type="float">
            <text:p>389.997477</text:p>
          </table:table-cell>
        </table:table-row>
        <table:table-row table:style-name="ro1">
          <table:table-cell office:value-type="float" office:value="386.994804" calcext:value-type="float">
            <text:p>386.994804</text:p>
          </table:table-cell>
        </table:table-row>
        <table:table-row table:style-name="ro1">
          <table:table-cell office:value-type="float" office:value="382.951394" calcext:value-type="float">
            <text:p>382.951394</text:p>
          </table:table-cell>
        </table:table-row>
        <table:table-row table:style-name="ro1">
          <table:table-cell office:value-type="float" office:value="378.720642" calcext:value-type="float">
            <text:p>378.720642</text:p>
          </table:table-cell>
        </table:table-row>
        <table:table-row table:style-name="ro1">
          <table:table-cell office:value-type="float" office:value="373.906593" calcext:value-type="float">
            <text:p>373.906593</text:p>
          </table:table-cell>
        </table:table-row>
        <table:table-row table:style-name="ro1">
          <table:table-cell office:value-type="float" office:value="369.601295" calcext:value-type="float">
            <text:p>369.601295</text:p>
          </table:table-cell>
        </table:table-row>
        <table:table-row table:style-name="ro1">
          <table:table-cell office:value-type="float" office:value="364.750883" calcext:value-type="float">
            <text:p>364.750883</text:p>
          </table:table-cell>
        </table:table-row>
        <table:table-row table:style-name="ro1">
          <table:table-cell office:value-type="float" office:value="359.558172" calcext:value-type="float">
            <text:p>359.55817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8516" calcext:value-type="float">
            <text:p>338.48516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9316" calcext:value-type="float">
            <text:p>337.619316</text:p>
          </table:table-cell>
        </table:table-row>
        <table:table-row table:style-name="ro1">
          <table:table-cell office:value-type="float" office:value="354.874498" calcext:value-type="float">
            <text:p>354.874498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6858" calcext:value-type="float">
            <text:p>342.826858</text:p>
          </table:table-cell>
        </table:table-row>
        <table:table-row table:style-name="ro1">
          <table:table-cell office:value-type="float" office:value="338.486334" calcext:value-type="float">
            <text:p>338.486334</text:p>
          </table:table-cell>
        </table:table-row>
        <table:table-row table:style-name="ro1">
          <table:table-cell office:value-type="float" office:value="340.310566" calcext:value-type="float">
            <text:p>340.310566</text:p>
          </table:table-cell>
        </table:table-row>
        <table:table-row table:style-name="ro1">
          <table:table-cell office:value-type="float" office:value="337.665466" calcext:value-type="float">
            <text:p>337.665466</text:p>
          </table:table-cell>
        </table:table-row>
        <table:table-row table:style-name="ro1">
          <table:table-cell office:value-type="float" office:value="359.495927" calcext:value-type="float">
            <text:p>359.495927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60188" calcext:value-type="float">
            <text:p>342.260188</text:p>
          </table:table-cell>
        </table:table-row>
        <table:table-row table:style-name="ro1">
          <table:table-cell office:value-type="float" office:value="338.068951" calcext:value-type="float">
            <text:p>338.068951</text:p>
          </table:table-cell>
        </table:table-row>
        <table:table-row table:style-name="ro1">
          <table:table-cell office:value-type="float" office:value="345.320812" calcext:value-type="float">
            <text:p>345.320812</text:p>
          </table:table-cell>
        </table:table-row>
        <table:table-row table:style-name="ro1">
          <table:table-cell office:value-type="float" office:value="340.219072" calcext:value-type="float">
            <text:p>340.219072</text:p>
          </table:table-cell>
        </table:table-row>
        <table:table-row table:style-name="ro1">
          <table:table-cell office:value-type="float" office:value="337.649396" calcext:value-type="float">
            <text:p>337.649396</text:p>
          </table:table-cell>
        </table:table-row>
        <table:table-row table:style-name="ro1">
          <table:table-cell office:value-type="float" office:value="364.291816" calcext:value-type="float">
            <text:p>364.291816</text:p>
          </table:table-cell>
        </table:table-row>
        <table:table-row table:style-name="ro1">
          <table:table-cell office:value-type="float" office:value="359.490339" calcext:value-type="float">
            <text:p>359.490339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00722" calcext:value-type="float">
            <text:p>342.200722</text:p>
          </table:table-cell>
        </table:table-row>
        <table:table-row table:style-name="ro1">
          <table:table-cell office:value-type="float" office:value="337.988441" calcext:value-type="float">
            <text:p>337.988441</text:p>
          </table:table-cell>
        </table:table-row>
        <table:table-row table:style-name="ro1">
          <table:table-cell office:value-type="float" office:value="345.885825" calcext:value-type="float">
            <text:p>345.885825</text:p>
          </table:table-cell>
        </table:table-row>
        <table:table-row table:style-name="ro1">
          <table:table-cell office:value-type="float" office:value="341.0398" calcext:value-type="float">
            <text:p>341.0398</text:p>
          </table:table-cell>
        </table:table-row>
        <table:table-row table:style-name="ro1">
          <table:table-cell office:value-type="float" office:value="337.934854" calcext:value-type="float">
            <text:p>337.934854</text:p>
          </table:table-cell>
        </table:table-row>
        <table:table-row table:style-name="ro1">
          <table:table-cell office:value-type="float" office:value="342.73693" calcext:value-type="float">
            <text:p>342.73693</text:p>
          </table:table-cell>
        </table:table-row>
        <table:table-row table:style-name="ro1">
          <table:table-cell office:value-type="float" office:value="338.367544" calcext:value-type="float">
            <text:p>338.367544</text:p>
          </table:table-cell>
        </table:table-row>
        <table:table-row table:style-name="ro1">
          <table:table-cell office:value-type="float" office:value="341.025756" calcext:value-type="float">
            <text:p>341.025756</text:p>
          </table:table-cell>
        </table:table-row>
        <table:table-row table:style-name="ro1">
          <table:table-cell office:value-type="float" office:value="337.918358" calcext:value-type="float">
            <text:p>337.918358</text:p>
          </table:table-cell>
        </table:table-row>
        <table:table-row table:style-name="ro1">
          <table:table-cell office:value-type="float" office:value="344.373953" calcext:value-type="float">
            <text:p>344.373953</text:p>
          </table:table-cell>
        </table:table-row>
        <table:table-row table:style-name="ro1">
          <table:table-cell office:value-type="float" office:value="339.743656" calcext:value-type="float">
            <text:p>339.743656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36254" calcext:value-type="float">
            <text:p>354.836254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73693" calcext:value-type="float">
            <text:p>342.73693</text:p>
          </table:table-cell>
        </table:table-row>
        <table:table-row table:style-name="ro1">
          <table:table-cell office:value-type="float" office:value="338.367544" calcext:value-type="float">
            <text:p>338.367544</text:p>
          </table:table-cell>
        </table:table-row>
        <table:table-row table:style-name="ro1">
          <table:table-cell office:value-type="float" office:value="341.025756" calcext:value-type="float">
            <text:p>341.025756</text:p>
          </table:table-cell>
        </table:table-row>
        <table:table-row table:style-name="ro1">
          <table:table-cell office:value-type="float" office:value="337.918358" calcext:value-type="float">
            <text:p>337.918358</text:p>
          </table:table-cell>
        </table:table-row>
        <table:table-row table:style-name="ro1">
          <table:table-cell office:value-type="float" office:value="344.373953" calcext:value-type="float">
            <text:p>344.373953</text:p>
          </table:table-cell>
        </table:table-row>
        <table:table-row table:style-name="ro1">
          <table:table-cell office:value-type="float" office:value="339.816216" calcext:value-type="float">
            <text:p>339.816216</text:p>
          </table:table-cell>
        </table:table-row>
        <table:table-row table:style-name="ro1">
          <table:table-cell office:value-type="float" office:value="337.602182" calcext:value-type="float">
            <text:p>337.602182</text:p>
          </table:table-cell>
        </table:table-row>
        <table:table-row table:style-name="ro1">
          <table:table-cell office:value-type="float" office:value="356.341643" calcext:value-type="float">
            <text:p>356.341643</text:p>
          </table:table-cell>
        </table:table-row>
        <table:table-row table:style-name="ro1">
          <table:table-cell office:value-type="float" office:value="350.364666" calcext:value-type="float">
            <text:p>350.364666</text:p>
          </table:table-cell>
        </table:table-row>
        <table:table-row table:style-name="ro1">
          <table:table-cell office:value-type="float" office:value="344.638251" calcext:value-type="float">
            <text:p>344.638251</text:p>
          </table:table-cell>
        </table:table-row>
        <table:table-row table:style-name="ro1">
          <table:table-cell office:value-type="float" office:value="340.055446" calcext:value-type="float">
            <text:p>340.055446</text:p>
          </table:table-cell>
        </table:table-row>
        <table:table-row table:style-name="ro1">
          <table:table-cell office:value-type="float" office:value="337.657877" calcext:value-type="float">
            <text:p>337.657877</text:p>
          </table:table-cell>
        </table:table-row>
        <table:table-row table:style-name="ro1">
          <table:table-cell office:value-type="float" office:value="361.954248" calcext:value-type="float">
            <text:p>361.954248</text:p>
          </table:table-cell>
        </table:table-row>
        <table:table-row table:style-name="ro1">
          <table:table-cell office:value-type="float" office:value="357.028358" calcext:value-type="float">
            <text:p>357.028358</text:p>
          </table:table-cell>
        </table:table-row>
        <table:table-row table:style-name="ro1">
          <table:table-cell office:value-type="float" office:value="351.396712" calcext:value-type="float">
            <text:p>351.396712</text:p>
          </table:table-cell>
        </table:table-row>
        <table:table-row table:style-name="ro1">
          <table:table-cell office:value-type="float" office:value="345.468733" calcext:value-type="float">
            <text:p>345.468733</text:p>
          </table:table-cell>
        </table:table-row>
        <table:table-row table:style-name="ro1">
          <table:table-cell office:value-type="float" office:value="340.429201" calcext:value-type="float">
            <text:p>340.429201</text:p>
          </table:table-cell>
        </table:table-row>
        <table:table-row table:style-name="ro1">
          <table:table-cell office:value-type="float" office:value="337.359359" calcext:value-type="float">
            <text:p>337.359359</text:p>
          </table:table-cell>
        </table:table-row>
        <table:table-row table:style-name="ro1">
          <table:table-cell office:value-type="float" office:value="501.997906" calcext:value-type="float">
            <text:p>501.997906</text:p>
          </table:table-cell>
        </table:table-row>
        <table:table-row table:style-name="ro1">
          <table:table-cell office:value-type="float" office:value="499.858523" calcext:value-type="float">
            <text:p>499.858523</text:p>
          </table:table-cell>
        </table:table-row>
        <table:table-row table:style-name="ro1">
          <table:table-cell office:value-type="float" office:value="497.422758" calcext:value-type="float">
            <text:p>497.422758</text:p>
          </table:table-cell>
        </table:table-row>
        <table:table-row table:style-name="ro1">
          <table:table-cell office:value-type="float" office:value="494.63797" calcext:value-type="float">
            <text:p>494.63797</text:p>
          </table:table-cell>
        </table:table-row>
        <table:table-row table:style-name="ro1">
          <table:table-cell office:value-type="float" office:value="492.087976" calcext:value-type="float">
            <text:p>492.087976</text:p>
          </table:table-cell>
        </table:table-row>
        <table:table-row table:style-name="ro1">
          <table:table-cell office:value-type="float" office:value="488.980027" calcext:value-type="float">
            <text:p>488.980027</text:p>
          </table:table-cell>
        </table:table-row>
        <table:table-row table:style-name="ro1">
          <table:table-cell office:value-type="float" office:value="486.419392" calcext:value-type="float">
            <text:p>486.419392</text:p>
          </table:table-cell>
        </table:table-row>
        <table:table-row table:style-name="ro1">
          <table:table-cell office:value-type="float" office:value="484.19934" calcext:value-type="float">
            <text:p>484.19934</text:p>
          </table:table-cell>
        </table:table-row>
        <table:table-row table:style-name="ro1">
          <table:table-cell office:value-type="float" office:value="481.852446" calcext:value-type="float">
            <text:p>481.852446</text:p>
          </table:table-cell>
        </table:table-row>
        <table:table-row table:style-name="ro1">
          <table:table-cell office:value-type="float" office:value="479.156272" calcext:value-type="float">
            <text:p>479.156272</text:p>
          </table:table-cell>
        </table:table-row>
        <table:table-row table:style-name="ro1">
          <table:table-cell office:value-type="float" office:value="476.423541" calcext:value-type="float">
            <text:p>476.423541</text:p>
          </table:table-cell>
        </table:table-row>
        <table:table-row table:style-name="ro1">
          <table:table-cell office:value-type="float" office:value="473.826326" calcext:value-type="float">
            <text:p>473.826326</text:p>
          </table:table-cell>
        </table:table-row>
        <table:table-row table:style-name="ro1">
          <table:table-cell office:value-type="float" office:value="470.600405" calcext:value-type="float">
            <text:p>470.600405</text:p>
          </table:table-cell>
        </table:table-row>
        <table:table-row table:style-name="ro1">
          <table:table-cell office:value-type="float" office:value="468.123863" calcext:value-type="float">
            <text:p>468.123863</text:p>
          </table:table-cell>
        </table:table-row>
        <table:table-row table:style-name="ro1">
          <table:table-cell office:value-type="float" office:value="464.268922" calcext:value-type="float">
            <text:p>464.268922</text:p>
          </table:table-cell>
        </table:table-row>
        <table:table-row table:style-name="ro1">
          <table:table-cell office:value-type="float" office:value="461.956238" calcext:value-type="float">
            <text:p>461.956238</text:p>
          </table:table-cell>
        </table:table-row>
        <table:table-row table:style-name="ro1">
          <table:table-cell office:value-type="float" office:value="458.311461" calcext:value-type="float">
            <text:p>458.311461</text:p>
          </table:table-cell>
        </table:table-row>
        <table:table-row table:style-name="ro1">
          <table:table-cell office:value-type="float" office:value="455.43147" calcext:value-type="float">
            <text:p>455.43147</text:p>
          </table:table-cell>
        </table:table-row>
        <table:table-row table:style-name="ro1">
          <table:table-cell office:value-type="float" office:value="451.861559" calcext:value-type="float">
            <text:p>451.861559</text:p>
          </table:table-cell>
        </table:table-row>
        <table:table-row table:style-name="ro1">
          <table:table-cell office:value-type="float" office:value="448.97598" calcext:value-type="float">
            <text:p>448.97598</text:p>
          </table:table-cell>
        </table:table-row>
        <table:table-row table:style-name="ro1">
          <table:table-cell office:value-type="float" office:value="445.628101" calcext:value-type="float">
            <text:p>445.628101</text:p>
          </table:table-cell>
        </table:table-row>
        <table:table-row table:style-name="ro1">
          <table:table-cell office:value-type="float" office:value="441.830562" calcext:value-type="float">
            <text:p>441.830562</text:p>
          </table:table-cell>
        </table:table-row>
        <table:table-row table:style-name="ro1">
          <table:table-cell office:value-type="float" office:value="438.359225" calcext:value-type="float">
            <text:p>438.359225</text:p>
          </table:table-cell>
        </table:table-row>
        <table:table-row table:style-name="ro1">
          <table:table-cell office:value-type="float" office:value="434.243535" calcext:value-type="float">
            <text:p>434.243535</text:p>
          </table:table-cell>
        </table:table-row>
        <table:table-row table:style-name="ro1">
          <table:table-cell office:value-type="float" office:value="430.638698" calcext:value-type="float">
            <text:p>430.638698</text:p>
          </table:table-cell>
        </table:table-row>
        <table:table-row table:style-name="ro1">
          <table:table-cell office:value-type="float" office:value="425.525568" calcext:value-type="float">
            <text:p>425.525568</text:p>
          </table:table-cell>
        </table:table-row>
        <table:table-row table:style-name="ro1">
          <table:table-cell office:value-type="float" office:value="423.373767" calcext:value-type="float">
            <text:p>423.373767</text:p>
          </table:table-cell>
        </table:table-row>
        <table:table-row table:style-name="ro1">
          <table:table-cell office:value-type="float" office:value="418.674322" calcext:value-type="float">
            <text:p>418.674322</text:p>
          </table:table-cell>
        </table:table-row>
        <table:table-row table:style-name="ro1">
          <table:table-cell office:value-type="float" office:value="414.991772" calcext:value-type="float">
            <text:p>414.991772</text:p>
          </table:table-cell>
        </table:table-row>
        <table:table-row table:style-name="ro1">
          <table:table-cell office:value-type="float" office:value="412.064411" calcext:value-type="float">
            <text:p>412.064411</text:p>
          </table:table-cell>
        </table:table-row>
        <table:table-row table:style-name="ro1">
          <table:table-cell office:value-type="float" office:value="408.619541" calcext:value-type="float">
            <text:p>408.619541</text:p>
          </table:table-cell>
        </table:table-row>
        <table:table-row table:style-name="ro1">
          <table:table-cell office:value-type="float" office:value="405.648989" calcext:value-type="float">
            <text:p>405.648989</text:p>
          </table:table-cell>
        </table:table-row>
        <table:table-row table:style-name="ro1">
          <table:table-cell office:value-type="float" office:value="401.869188" calcext:value-type="float">
            <text:p>401.869188</text:p>
          </table:table-cell>
        </table:table-row>
        <table:table-row table:style-name="ro1">
          <table:table-cell office:value-type="float" office:value="398.747809" calcext:value-type="float">
            <text:p>398.747809</text:p>
          </table:table-cell>
        </table:table-row>
        <table:table-row table:style-name="ro1">
          <table:table-cell office:value-type="float" office:value="395.428131" calcext:value-type="float">
            <text:p>395.428131</text:p>
          </table:table-cell>
        </table:table-row>
        <table:table-row table:style-name="ro1">
          <table:table-cell office:value-type="float" office:value="392.466495" calcext:value-type="float">
            <text:p>392.466495</text:p>
          </table:table-cell>
        </table:table-row>
        <table:table-row table:style-name="ro1">
          <table:table-cell office:value-type="float" office:value="389.432574" calcext:value-type="float">
            <text:p>389.432574</text:p>
          </table:table-cell>
        </table:table-row>
        <table:table-row table:style-name="ro1">
          <table:table-cell office:value-type="float" office:value="385.186364" calcext:value-type="float">
            <text:p>385.186364</text:p>
          </table:table-cell>
        </table:table-row>
        <table:table-row table:style-name="ro1">
          <table:table-cell office:value-type="float" office:value="381.2573" calcext:value-type="float">
            <text:p>381.2573</text:p>
          </table:table-cell>
        </table:table-row>
        <table:table-row table:style-name="ro1">
          <table:table-cell office:value-type="float" office:value="377.167714" calcext:value-type="float">
            <text:p>377.167714</text:p>
          </table:table-cell>
        </table:table-row>
        <table:table-row table:style-name="ro1">
          <table:table-cell office:value-type="float" office:value="373.087796" calcext:value-type="float">
            <text:p>373.087796</text:p>
          </table:table-cell>
        </table:table-row>
        <table:table-row table:style-name="ro1">
          <table:table-cell office:value-type="float" office:value="367.667722" calcext:value-type="float">
            <text:p>367.667722</text:p>
          </table:table-cell>
        </table:table-row>
        <table:table-row table:style-name="ro1">
          <table:table-cell office:value-type="float" office:value="363.368717" calcext:value-type="float">
            <text:p>363.368717</text:p>
          </table:table-cell>
        </table:table-row>
        <table:table-row table:style-name="ro1">
          <table:table-cell office:value-type="float" office:value="358.564062" calcext:value-type="float">
            <text:p>358.564062</text:p>
          </table:table-cell>
        </table:table-row>
        <table:table-row table:style-name="ro1">
          <table:table-cell office:value-type="float" office:value="353.110984" calcext:value-type="float">
            <text:p>353.110984</text:p>
          </table:table-cell>
        </table:table-row>
        <table:table-row table:style-name="ro1">
          <table:table-cell office:value-type="float" office:value="346.881163" calcext:value-type="float">
            <text:p>346.881163</text:p>
          </table:table-cell>
        </table:table-row>
        <table:table-row table:style-name="ro1">
          <table:table-cell office:value-type="float" office:value="341.036623" calcext:value-type="float">
            <text:p>341.036623</text:p>
          </table:table-cell>
        </table:table-row>
        <table:table-row table:style-name="ro1">
          <table:table-cell office:value-type="float" office:value="337.559609" calcext:value-type="float">
            <text:p>337.559609</text:p>
          </table:table-cell>
        </table:table-row>
        <table:table-row table:style-name="ro1">
          <table:table-cell office:value-type="float" office:value="142.318432" calcext:value-type="float">
            <text:p>142.318432</text:p>
          </table:table-cell>
        </table:table-row>
        <table:table-row table:style-name="ro1">
          <table:table-cell office:value-type="float" office:value="140.014137" calcext:value-type="float">
            <text:p>140.014137</text:p>
          </table:table-cell>
        </table:table-row>
        <table:table-row table:style-name="ro1">
          <table:table-cell office:value-type="float" office:value="138.40126" calcext:value-type="float">
            <text:p>138.40126</text:p>
          </table:table-cell>
        </table:table-row>
        <table:table-row table:style-name="ro1">
          <table:table-cell office:value-type="float" office:value="133.239097" calcext:value-type="float">
            <text:p>133.239097</text:p>
          </table:table-cell>
        </table:table-row>
        <table:table-row table:style-name="ro1">
          <table:table-cell office:value-type="float" office:value="132.530779" calcext:value-type="float">
            <text:p>132.530779</text:p>
          </table:table-cell>
        </table:table-row>
        <table:table-row table:style-name="ro1">
          <table:table-cell office:value-type="float" office:value="128.684808" calcext:value-type="float">
            <text:p>128.684808</text:p>
          </table:table-cell>
        </table:table-row>
        <table:table-row table:style-name="ro1">
          <table:table-cell office:value-type="float" office:value="125.606969" calcext:value-type="float">
            <text:p>125.606969</text:p>
          </table:table-cell>
        </table:table-row>
        <table:table-row table:style-name="ro1">
          <table:table-cell office:value-type="float" office:value="121.775053" calcext:value-type="float">
            <text:p>121.775053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455461" calcext:value-type="float">
            <text:p>351.455461</text:p>
          </table:table-cell>
        </table:table-row>
        <table:table-row table:style-name="ro1">
          <table:table-cell office:value-type="float" office:value="345.974311" calcext:value-type="float">
            <text:p>345.974311</text:p>
          </table:table-cell>
        </table:table-row>
        <table:table-row table:style-name="ro1">
          <table:table-cell office:value-type="float" office:value="341.28139" calcext:value-type="float">
            <text:p>341.28139</text:p>
          </table:table-cell>
        </table:table-row>
        <table:table-row table:style-name="ro1">
          <table:table-cell office:value-type="float" office:value="338.050788" calcext:value-type="float">
            <text:p>338.050788</text:p>
          </table:table-cell>
        </table:table-row>
        <table:table-row table:style-name="ro1">
          <table:table-cell office:value-type="float" office:value="341.527182" calcext:value-type="float">
            <text:p>341.527182</text:p>
          </table:table-cell>
        </table:table-row>
        <table:table-row table:style-name="ro1">
          <table:table-cell office:value-type="float" office:value="337.526137" calcext:value-type="float">
            <text:p>337.526137</text:p>
          </table:table-cell>
        </table:table-row>
        <table:table-row table:style-name="ro1">
          <table:table-cell office:value-type="float" office:value="166.445924" calcext:value-type="float">
            <text:p>166.445924</text:p>
          </table:table-cell>
        </table:table-row>
        <table:table-row table:style-name="ro1">
          <table:table-cell office:value-type="float" office:value="165.169677" calcext:value-type="float">
            <text:p>165.169677</text:p>
          </table:table-cell>
        </table:table-row>
        <table:table-row table:style-name="ro1">
          <table:table-cell office:value-type="float" office:value="164.233083" calcext:value-type="float">
            <text:p>164.233083</text:p>
          </table:table-cell>
        </table:table-row>
        <table:table-row table:style-name="ro1">
          <table:table-cell office:value-type="float" office:value="162.60629" calcext:value-type="float">
            <text:p>162.60629</text:p>
          </table:table-cell>
        </table:table-row>
        <table:table-row table:style-name="ro1">
          <table:table-cell office:value-type="float" office:value="160.85563" calcext:value-type="float">
            <text:p>160.85563</text:p>
          </table:table-cell>
        </table:table-row>
        <table:table-row table:style-name="ro1">
          <table:table-cell office:value-type="float" office:value="159.65048" calcext:value-type="float">
            <text:p>159.65048</text:p>
          </table:table-cell>
        </table:table-row>
        <table:table-row table:style-name="ro1">
          <table:table-cell office:value-type="float" office:value="157.681123" calcext:value-type="float">
            <text:p>157.681123</text:p>
          </table:table-cell>
        </table:table-row>
        <table:table-row table:style-name="ro1">
          <table:table-cell office:value-type="float" office:value="156.578099" calcext:value-type="float">
            <text:p>156.578099</text:p>
          </table:table-cell>
        </table:table-row>
        <table:table-row table:style-name="ro1">
          <table:table-cell office:value-type="float" office:value="154.027618" calcext:value-type="float">
            <text:p>154.027618</text:p>
          </table:table-cell>
        </table:table-row>
        <table:table-row table:style-name="ro1">
          <table:table-cell office:value-type="float" office:value="152.115842" calcext:value-type="float">
            <text:p>152.115842</text:p>
          </table:table-cell>
        </table:table-row>
        <table:table-row table:style-name="ro1">
          <table:table-cell office:value-type="float" office:value="150.38576" calcext:value-type="float">
            <text:p>150.38576</text:p>
          </table:table-cell>
        </table:table-row>
        <table:table-row table:style-name="ro1">
          <table:table-cell office:value-type="float" office:value="148.007695" calcext:value-type="float">
            <text:p>148.007695</text:p>
          </table:table-cell>
        </table:table-row>
        <table:table-row table:style-name="ro1">
          <table:table-cell office:value-type="float" office:value="145.267529" calcext:value-type="float">
            <text:p>145.267529</text:p>
          </table:table-cell>
        </table:table-row>
        <table:table-row table:style-name="ro1">
          <table:table-cell office:value-type="float" office:value="143.295413" calcext:value-type="float">
            <text:p>143.295413</text:p>
          </table:table-cell>
        </table:table-row>
        <table:table-row table:style-name="ro1">
          <table:table-cell office:value-type="float" office:value="140.60679" calcext:value-type="float">
            <text:p>140.60679</text:p>
          </table:table-cell>
        </table:table-row>
        <table:table-row table:style-name="ro1">
          <table:table-cell office:value-type="float" office:value="139.214538" calcext:value-type="float">
            <text:p>139.214538</text:p>
          </table:table-cell>
        </table:table-row>
        <table:table-row table:style-name="ro1">
          <table:table-cell office:value-type="float" office:value="134.328386" calcext:value-type="float">
            <text:p>134.328386</text:p>
          </table:table-cell>
        </table:table-row>
        <table:table-row table:style-name="ro1">
          <table:table-cell office:value-type="float" office:value="132.744116" calcext:value-type="float">
            <text:p>132.744116</text:p>
          </table:table-cell>
        </table:table-row>
        <table:table-row table:style-name="ro1">
          <table:table-cell office:value-type="float" office:value="131.103163" calcext:value-type="float">
            <text:p>131.103163</text:p>
          </table:table-cell>
        </table:table-row>
        <table:table-row table:style-name="ro1">
          <table:table-cell office:value-type="float" office:value="127.048121" calcext:value-type="float">
            <text:p>127.048121</text:p>
          </table:table-cell>
        </table:table-row>
        <table:table-row table:style-name="ro1">
          <table:table-cell office:value-type="float" office:value="125.276624" calcext:value-type="float">
            <text:p>125.276624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0.502664" calcext:value-type="float">
            <text:p>350.502664</text:p>
          </table:table-cell>
        </table:table-row>
        <table:table-row table:style-name="ro1">
          <table:table-cell office:value-type="float" office:value="345.585579" calcext:value-type="float">
            <text:p>345.585579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96642" calcext:value-type="float">
            <text:p>338.496642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7782" calcext:value-type="float">
            <text:p>337.617782</text:p>
          </table:table-cell>
        </table:table-row>
        <table:table-row table:style-name="ro1">
          <table:table-cell office:value-type="float" office:value="354.874537" calcext:value-type="float">
            <text:p>354.874537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5664" calcext:value-type="float">
            <text:p>342.825664</text:p>
          </table:table-cell>
        </table:table-row>
        <table:table-row table:style-name="ro1">
          <table:table-cell office:value-type="float" office:value="338.48516" calcext:value-type="float">
            <text:p>338.48516</text:p>
          </table:table-cell>
        </table:table-row>
        <table:table-row table:style-name="ro1">
          <table:table-cell office:value-type="float" office:value="340.518263" calcext:value-type="float">
            <text:p>340.518263</text:p>
          </table:table-cell>
        </table:table-row>
        <table:table-row table:style-name="ro1">
          <table:table-cell office:value-type="float" office:value="337.619316" calcext:value-type="float">
            <text:p>337.619316</text:p>
          </table:table-cell>
        </table:table-row>
        <table:table-row table:style-name="ro1">
          <table:table-cell office:value-type="float" office:value="354.874498" calcext:value-type="float">
            <text:p>354.874498</text:p>
          </table:table-cell>
        </table:table-row>
        <table:table-row table:style-name="ro1">
          <table:table-cell office:value-type="float" office:value="348.728197" calcext:value-type="float">
            <text:p>348.728197</text:p>
          </table:table-cell>
        </table:table-row>
        <table:table-row table:style-name="ro1">
          <table:table-cell office:value-type="float" office:value="342.826858" calcext:value-type="float">
            <text:p>342.826858</text:p>
          </table:table-cell>
        </table:table-row>
        <table:table-row table:style-name="ro1">
          <table:table-cell office:value-type="float" office:value="338.486334" calcext:value-type="float">
            <text:p>338.486334</text:p>
          </table:table-cell>
        </table:table-row>
        <table:table-row table:style-name="ro1">
          <table:table-cell office:value-type="float" office:value="340.310566" calcext:value-type="float">
            <text:p>340.310566</text:p>
          </table:table-cell>
        </table:table-row>
        <table:table-row table:style-name="ro1">
          <table:table-cell office:value-type="float" office:value="337.665466" calcext:value-type="float">
            <text:p>337.665466</text:p>
          </table:table-cell>
        </table:table-row>
        <table:table-row table:style-name="ro1">
          <table:table-cell office:value-type="float" office:value="359.485181" calcext:value-type="float">
            <text:p>359.485181</text:p>
          </table:table-cell>
        </table:table-row>
        <table:table-row table:style-name="ro1">
          <table:table-cell office:value-type="float" office:value="354.461419" calcext:value-type="float">
            <text:p>354.461419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60188" calcext:value-type="float">
            <text:p>342.260188</text:p>
          </table:table-cell>
        </table:table-row>
        <table:table-row table:style-name="ro1">
          <table:table-cell office:value-type="float" office:value="338.068951" calcext:value-type="float">
            <text:p>338.068951</text:p>
          </table:table-cell>
        </table:table-row>
        <table:table-row table:style-name="ro1">
          <table:table-cell office:value-type="float" office:value="345.320812" calcext:value-type="float">
            <text:p>345.320812</text:p>
          </table:table-cell>
        </table:table-row>
        <table:table-row table:style-name="ro1">
          <table:table-cell office:value-type="float" office:value="340.219072" calcext:value-type="float">
            <text:p>340.219072</text:p>
          </table:table-cell>
        </table:table-row>
        <table:table-row table:style-name="ro1">
          <table:table-cell office:value-type="float" office:value="337.653668" calcext:value-type="float">
            <text:p>337.653668</text:p>
          </table:table-cell>
        </table:table-row>
        <table:table-row table:style-name="ro1">
          <table:table-cell office:value-type="float" office:value="363.500932" calcext:value-type="float">
            <text:p>363.500932</text:p>
          </table:table-cell>
        </table:table-row>
        <table:table-row table:style-name="ro1">
          <table:table-cell office:value-type="float" office:value="358.76861" calcext:value-type="float">
            <text:p>358.76861</text:p>
          </table:table-cell>
        </table:table-row>
        <table:table-row table:style-name="ro1">
          <table:table-cell office:value-type="float" office:value="353.767842" calcext:value-type="float">
            <text:p>353.767842</text:p>
          </table:table-cell>
        </table:table-row>
        <table:table-row table:style-name="ro1">
          <table:table-cell office:value-type="float" office:value="347.507926" calcext:value-type="float">
            <text:p>347.507926</text:p>
          </table:table-cell>
        </table:table-row>
        <table:table-row table:style-name="ro1">
          <table:table-cell office:value-type="float" office:value="341.47781" calcext:value-type="float">
            <text:p>341.47781</text:p>
          </table:table-cell>
        </table:table-row>
        <table:table-row table:style-name="ro1">
          <table:table-cell office:value-type="float" office:value="337.681417" calcext:value-type="float">
            <text:p>337.68141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121.238857" calcext:value-type="float">
            <text:p>121.238857</text:p>
          </table:table-cell>
        </table:table-row>
        <table:table-row table:style-name="ro1">
          <table:table-cell office:value-type="float" office:value="354.88215" calcext:value-type="float">
            <text:p>354.88215</text:p>
          </table:table-cell>
        </table:table-row>
        <table:table-row table:style-name="ro1">
          <table:table-cell office:value-type="float" office:value="351.278153" calcext:value-type="float">
            <text:p>351.278153</text:p>
          </table:table-cell>
        </table:table-row>
        <table:table-row table:style-name="ro1">
          <table:table-cell office:value-type="float" office:value="345.823483" calcext:value-type="float">
            <text:p>345.823483</text:p>
          </table:table-cell>
        </table:table-row>
        <table:table-row table:style-name="ro1">
          <table:table-cell office:value-type="float" office:value="340.79355" calcext:value-type="float">
            <text:p>340.79355</text:p>
          </table:table-cell>
        </table:table-row>
        <table:table-row table:style-name="ro1">
          <table:table-cell office:value-type="float" office:value="337.80145" calcext:value-type="float">
            <text:p>337.80145</text:p>
          </table:table-cell>
        </table:table-row>
        <table:table-row table:style-name="ro1">
          <table:table-cell office:value-type="float" office:value="347.849156" calcext:value-type="float">
            <text:p>347.849156</text:p>
          </table:table-cell>
        </table:table-row>
        <table:table-row table:style-name="ro1">
          <table:table-cell office:value-type="float" office:value="342.217073" calcext:value-type="float">
            <text:p>342.217073</text:p>
          </table:table-cell>
        </table:table-row>
        <table:table-row table:style-name="ro1">
          <table:table-cell office:value-type="float" office:value="337.988441" calcext:value-type="float">
            <text:p>337.988441</text:p>
          </table:table-cell>
        </table:table-row>
        <table:table-row table:style-name="ro1">
          <table:table-cell office:value-type="float" office:value="345.905888" calcext:value-type="float">
            <text:p>345.905888</text:p>
          </table:table-cell>
        </table:table-row>
        <table:table-row table:style-name="ro1">
          <table:table-cell office:value-type="float" office:value="341.065069" calcext:value-type="float">
            <text:p>341.065069</text:p>
          </table:table-cell>
        </table:table-row>
        <table:table-row table:style-name="ro1">
          <table:table-cell office:value-type="float" office:value="337.961964" calcext:value-type="float">
            <text:p>337.961964</text:p>
          </table:table-cell>
        </table:table-row>
        <table:table-row table:style-name="ro1">
          <table:table-cell office:value-type="float" office:value="342.370894" calcext:value-type="float">
            <text:p>342.370894</text:p>
          </table:table-cell>
        </table:table-row>
        <table:table-row table:style-name="ro1">
          <table:table-cell office:value-type="float" office:value="338.126044" calcext:value-type="float">
            <text:p>338.126044</text:p>
          </table:table-cell>
        </table:table-row>
        <table:table-row table:style-name="ro1">
          <table:table-cell office:value-type="float" office:value="343.900602" calcext:value-type="float">
            <text:p>343.900602</text:p>
          </table:table-cell>
        </table:table-row>
        <table:table-row table:style-name="ro1">
          <table:table-cell office:value-type="float" office:value="339.551375" calcext:value-type="float">
            <text:p>339.551375</text:p>
          </table:table-cell>
        </table:table-row>
        <table:table-row table:style-name="ro1">
          <table:table-cell office:value-type="float" office:value="337.396063" calcext:value-type="float">
            <text:p>337.396063</text:p>
          </table:table-cell>
        </table:table-row>
        <table:table-row table:style-name="ro1">
          <table:table-cell office:value-type="float" office:value="579.746897" calcext:value-type="float">
            <text:p>579.746897</text:p>
          </table:table-cell>
        </table:table-row>
        <table:table-row table:style-name="ro1">
          <table:table-cell office:value-type="float" office:value="576.835627" calcext:value-type="float">
            <text:p>576.835627</text:p>
          </table:table-cell>
        </table:table-row>
        <table:table-row table:style-name="ro1">
          <table:table-cell office:value-type="float" office:value="573.167235" calcext:value-type="float">
            <text:p>573.167235</text:p>
          </table:table-cell>
        </table:table-row>
        <table:table-row table:style-name="ro1">
          <table:table-cell office:value-type="float" office:value="570.023085" calcext:value-type="float">
            <text:p>570.023085</text:p>
          </table:table-cell>
        </table:table-row>
        <table:table-row table:style-name="ro1">
          <table:table-cell office:value-type="float" office:value="566.253613" calcext:value-type="float">
            <text:p>566.253613</text:p>
          </table:table-cell>
        </table:table-row>
        <table:table-row table:style-name="ro1">
          <table:table-cell office:value-type="float" office:value="563.609495" calcext:value-type="float">
            <text:p>563.609495</text:p>
          </table:table-cell>
        </table:table-row>
        <table:table-row table:style-name="ro1">
          <table:table-cell office:value-type="float" office:value="560.700456" calcext:value-type="float">
            <text:p>560.700456</text:p>
          </table:table-cell>
        </table:table-row>
        <table:table-row table:style-name="ro1">
          <table:table-cell office:value-type="float" office:value="557.187212" calcext:value-type="float">
            <text:p>557.187212</text:p>
          </table:table-cell>
        </table:table-row>
        <table:table-row table:style-name="ro1">
          <table:table-cell office:value-type="float" office:value="554.305372" calcext:value-type="float">
            <text:p>554.305372</text:p>
          </table:table-cell>
        </table:table-row>
        <table:table-row table:style-name="ro1">
          <table:table-cell office:value-type="float" office:value="551.302125" calcext:value-type="float">
            <text:p>551.302125</text:p>
          </table:table-cell>
        </table:table-row>
        <table:table-row table:style-name="ro1">
          <table:table-cell office:value-type="float" office:value="548.453194" calcext:value-type="float">
            <text:p>548.453194</text:p>
          </table:table-cell>
        </table:table-row>
        <table:table-row table:style-name="ro1">
          <table:table-cell office:value-type="float" office:value="545.981613" calcext:value-type="float">
            <text:p>545.981613</text:p>
          </table:table-cell>
        </table:table-row>
        <table:table-row table:style-name="ro1">
          <table:table-cell office:value-type="float" office:value="543.018072" calcext:value-type="float">
            <text:p>543.018072</text:p>
          </table:table-cell>
        </table:table-row>
        <table:table-row table:style-name="ro1">
          <table:table-cell office:value-type="float" office:value="540.452158" calcext:value-type="float">
            <text:p>540.452158</text:p>
          </table:table-cell>
        </table:table-row>
        <table:table-row table:style-name="ro1">
          <table:table-cell office:value-type="float" office:value="537.874691" calcext:value-type="float">
            <text:p>537.874691</text:p>
          </table:table-cell>
        </table:table-row>
        <table:table-row table:style-name="ro1">
          <table:table-cell office:value-type="float" office:value="535.360468" calcext:value-type="float">
            <text:p>535.360468</text:p>
          </table:table-cell>
        </table:table-row>
        <table:table-row table:style-name="ro1">
          <table:table-cell office:value-type="float" office:value="531.610445" calcext:value-type="float">
            <text:p>531.610445</text:p>
          </table:table-cell>
        </table:table-row>
        <table:table-row table:style-name="ro1">
          <table:table-cell office:value-type="float" office:value="528.391085" calcext:value-type="float">
            <text:p>528.391085</text:p>
          </table:table-cell>
        </table:table-row>
        <table:table-row table:style-name="ro1">
          <table:table-cell office:value-type="float" office:value="525.6214" calcext:value-type="float">
            <text:p>525.6214</text:p>
          </table:table-cell>
        </table:table-row>
        <table:table-row table:style-name="ro1">
          <table:table-cell office:value-type="float" office:value="521.675906" calcext:value-type="float">
            <text:p>521.675906</text:p>
          </table:table-cell>
        </table:table-row>
        <table:table-row table:style-name="ro1">
          <table:table-cell office:value-type="float" office:value="519.601982" calcext:value-type="float">
            <text:p>519.601982</text:p>
          </table:table-cell>
        </table:table-row>
        <table:table-row table:style-name="ro1">
          <table:table-cell office:value-type="float" office:value="516.585775" calcext:value-type="float">
            <text:p>516.585775</text:p>
          </table:table-cell>
        </table:table-row>
        <table:table-row table:style-name="ro1">
          <table:table-cell office:value-type="float" office:value="513.405846" calcext:value-type="float">
            <text:p>513.405846</text:p>
          </table:table-cell>
        </table:table-row>
        <table:table-row table:style-name="ro1">
          <table:table-cell office:value-type="float" office:value="510.714336" calcext:value-type="float">
            <text:p>510.714336</text:p>
          </table:table-cell>
        </table:table-row>
        <table:table-row table:style-name="ro1">
          <table:table-cell office:value-type="float" office:value="508.042711" calcext:value-type="float">
            <text:p>508.042711</text:p>
          </table:table-cell>
        </table:table-row>
        <table:table-row table:style-name="ro1">
          <table:table-cell office:value-type="float" office:value="504.829519" calcext:value-type="float">
            <text:p>504.829519</text:p>
          </table:table-cell>
        </table:table-row>
        <table:table-row table:style-name="ro1">
          <table:table-cell office:value-type="float" office:value="502.472432" calcext:value-type="float">
            <text:p>502.472432</text:p>
          </table:table-cell>
        </table:table-row>
        <table:table-row table:style-name="ro1">
          <table:table-cell office:value-type="float" office:value="500.484837" calcext:value-type="float">
            <text:p>500.484837</text:p>
          </table:table-cell>
        </table:table-row>
        <table:table-row table:style-name="ro1">
          <table:table-cell office:value-type="float" office:value="498.148949" calcext:value-type="float">
            <text:p>498.148949</text:p>
          </table:table-cell>
        </table:table-row>
        <table:table-row table:style-name="ro1">
          <table:table-cell office:value-type="float" office:value="495.414251" calcext:value-type="float">
            <text:p>495.414251</text:p>
          </table:table-cell>
        </table:table-row>
        <table:table-row table:style-name="ro1">
          <table:table-cell office:value-type="float" office:value="492.816004" calcext:value-type="float">
            <text:p>492.816004</text:p>
          </table:table-cell>
        </table:table-row>
        <table:table-row table:style-name="ro1">
          <table:table-cell office:value-type="float" office:value="489.975999" calcext:value-type="float">
            <text:p>489.975999</text:p>
          </table:table-cell>
        </table:table-row>
        <table:table-row table:style-name="ro1">
          <table:table-cell office:value-type="float" office:value="487.191772" calcext:value-type="float">
            <text:p>487.191772</text:p>
          </table:table-cell>
        </table:table-row>
        <table:table-row table:style-name="ro1">
          <table:table-cell office:value-type="float" office:value="484.893123" calcext:value-type="float">
            <text:p>484.893123</text:p>
          </table:table-cell>
        </table:table-row>
        <table:table-row table:style-name="ro1">
          <table:table-cell office:value-type="float" office:value="482.14935" calcext:value-type="float">
            <text:p>482.14935</text:p>
          </table:table-cell>
        </table:table-row>
        <table:table-row table:style-name="ro1">
          <table:table-cell office:value-type="float" office:value="479.997295" calcext:value-type="float">
            <text:p>479.997295</text:p>
          </table:table-cell>
        </table:table-row>
        <table:table-row table:style-name="ro1">
          <table:table-cell office:value-type="float" office:value="476.949448" calcext:value-type="float">
            <text:p>476.949448</text:p>
          </table:table-cell>
        </table:table-row>
        <table:table-row table:style-name="ro1">
          <table:table-cell office:value-type="float" office:value="474.309952" calcext:value-type="float">
            <text:p>474.309952</text:p>
          </table:table-cell>
        </table:table-row>
        <table:table-row table:style-name="ro1">
          <table:table-cell office:value-type="float" office:value="471.853381" calcext:value-type="float">
            <text:p>471.853381</text:p>
          </table:table-cell>
        </table:table-row>
        <table:table-row table:style-name="ro1">
          <table:table-cell office:value-type="float" office:value="469.212028" calcext:value-type="float">
            <text:p>469.212028</text:p>
          </table:table-cell>
        </table:table-row>
        <table:table-row table:style-name="ro1">
          <table:table-cell office:value-type="float" office:value="465.447689" calcext:value-type="float">
            <text:p>465.447689</text:p>
          </table:table-cell>
        </table:table-row>
        <table:table-row table:style-name="ro1">
          <table:table-cell office:value-type="float" office:value="462.909587" calcext:value-type="float">
            <text:p>462.909587</text:p>
          </table:table-cell>
        </table:table-row>
        <table:table-row table:style-name="ro1">
          <table:table-cell office:value-type="float" office:value="459.397773" calcext:value-type="float">
            <text:p>459.397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6:46:19.354577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58:18.399811287</meta:creation-date>
    <dc:date>2016-01-15T19:00:39.826363275</dc:date>
    <meta:editing-duration>PT5M24S</meta:editing-duration>
    <meta:editing-cycles>2</meta:editing-cycles>
    <meta:generator>LibreOffice/4.2.8.2$Linux_X86_64 LibreOffice_project/420m0$Build-2</meta:generator>
    <meta:document-statistic meta:table-count="1" meta:cell-count="9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A1:Sheet1.A1000" svg:x="0.32cm" svg:y="0.18cm" svg:width="12.534cm" svg:height="8.64cm">
          <chartooo:coordinate-region svg:x="1.127cm" svg:y="0.379cm" svg:width="11.3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00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5.809034">
                <text:p>775.809034</text:p>
                <draw:g>
                  <svg:desc>Sheet1.A1:Sheet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.500967">
                <text:p>775.500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5.044806">
                <text:p>775.044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.676027">
                <text:p>774.67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9.607295">
                <text:p>779.607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774774">
                <text:p>778.774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6.121336">
                <text:p>786.121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.870818">
                <text:p>792.870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.386249">
                <text:p>794.386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5.507466">
                <text:p>795.507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.867673">
                <text:p>794.867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3.288787">
                <text:p>793.288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1.142523">
                <text:p>791.14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.753037">
                <text:p>791.753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0.294441">
                <text:p>790.294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9.122113">
                <text:p>789.122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9.117409">
                <text:p>789.117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9.744585">
                <text:p>789.744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.995835">
                <text:p>789.995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8.144866">
                <text:p>788.144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6.595392">
                <text:p>786.595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4.633696">
                <text:p>784.633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3.92247">
                <text:p>783.92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2.17395">
                <text:p>782.17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9.242574">
                <text:p>779.242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5.692381">
                <text:p>775.69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3.140871">
                <text:p>773.140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0.921399">
                <text:p>770.921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9.303265">
                <text:p>769.303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5.151914">
                <text:p>765.151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1.493293">
                <text:p>761.493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.672732">
                <text:p>759.672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7.181247">
                <text:p>757.181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4.255726">
                <text:p>754.255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1.458232">
                <text:p>751.458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8.005346">
                <text:p>748.005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6.519507">
                <text:p>746.519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4.356795">
                <text:p>744.356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1.150337">
                <text:p>741.150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7.961002">
                <text:p>737.961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.176333">
                <text:p>735.176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3.477539">
                <text:p>733.477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1.226494">
                <text:p>731.226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8.088849">
                <text:p>728.088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6.261377">
                <text:p>726.261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3.842527">
                <text:p>723.842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1.925519">
                <text:p>721.925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8.346241">
                <text:p>718.346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4.588614">
                <text:p>714.588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2.911124">
                <text:p>712.911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1.099609">
                <text:p>711.099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7.461227">
                <text:p>707.461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4.971565">
                <text:p>704.971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1.799807">
                <text:p>701.799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8.038878">
                <text:p>698.038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.438961">
                <text:p>695.438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2.259446">
                <text:p>692.259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0.016807">
                <text:p>690.016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6.509087">
                <text:p>686.509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4.064246">
                <text:p>684.064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.075492">
                <text:p>680.075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7.594975">
                <text:p>677.594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4.544816">
                <text:p>674.544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2.157375">
                <text:p>672.157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9.772918">
                <text:p>669.772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7.710577">
                <text:p>667.710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5.268427">
                <text:p>665.268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2.560807">
                <text:p>662.5608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9.399092">
                <text:p>659.399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6.185141">
                <text:p>656.185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4.245712">
                <text:p>654.245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0.876039">
                <text:p>650.876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7.99">
                <text:p>647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4.864757">
                <text:p>644.864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1.71645">
                <text:p>641.71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9.908731">
                <text:p>639.908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7.484876">
                <text:p>637.484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5.064922">
                <text:p>635.064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.817418">
                <text:p>632.817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8.941107">
                <text:p>628.941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5.822923">
                <text:p>625.822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3.528229">
                <text:p>623.528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1.683452">
                <text:p>621.683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9.312016">
                <text:p>619.31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5.068465">
                <text:p>615.068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2.12317">
                <text:p>612.12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0.036395">
                <text:p>610.036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8.178927">
                <text:p>608.178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6.201162">
                <text:p>606.2011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3.28958">
                <text:p>603.28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0.733334">
                <text:p>600.733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8.428589">
                <text:p>598.428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5.335758">
                <text:p>595.335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2.247465">
                <text:p>592.2474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9.165087">
                <text:p>589.165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6.616973">
                <text:p>586.616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3.845267">
                <text:p>583.845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.614256">
                <text:p>580.614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9.395174">
                <text:p>579.3951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7.577485">
                <text:p>577.577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5.605487">
                <text:p>575.605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2.210234">
                <text:p>572.210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8.885481">
                <text:p>568.885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6.066371">
                <text:p>566.066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3.161159">
                <text:p>563.161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0.534746">
                <text:p>560.534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8.133858">
                <text:p>558.133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5.651721">
                <text:p>555.651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3.026945">
                <text:p>553.026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1.187462">
                <text:p>551.187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9.522344">
                <text:p>549.522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7.17064">
                <text:p>547.170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4.344726">
                <text:p>544.344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1.15648">
                <text:p>541.15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.339817">
                <text:p>538.3398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.639503">
                <text:p>535.639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2.824688">
                <text:p>532.824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9.29692">
                <text:p>529.29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7.447561">
                <text:p>527.4475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.500325">
                <text:p>525.500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2.961378">
                <text:p>522.9613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0.251312">
                <text:p>520.2513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7.453995">
                <text:p>517.453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.894618">
                <text:p>513.8946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0.997851">
                <text:p>510.9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8.369777">
                <text:p>508.3697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6.130373">
                <text:p>506.1303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3.933664">
                <text:p>503.933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1.591923">
                <text:p>501.591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9.429203">
                <text:p>499.429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6.806945">
                <text:p>496.80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4.304222">
                <text:p>494.304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1.477569">
                <text:p>491.4775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8.026441">
                <text:p>488.026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5.318793">
                <text:p>485.318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2.732844">
                <text:p>482.732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0.370408">
                <text:p>480.3704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8.073525">
                <text:p>478.073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5.992608">
                <text:p>475.992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3.821821">
                <text:p>473.821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1.718606">
                <text:p>471.7186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9.822895">
                <text:p>469.8228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7.726825">
                <text:p>467.7268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5.636265">
                <text:p>465.6362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3.551398">
                <text:p>463.5513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1.229773">
                <text:p>461.229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8.980568">
                <text:p>458.980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6.858172">
                <text:p>456.858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4.612569">
                <text:p>454.612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2.411106">
                <text:p>452.411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9.669675">
                <text:p>449.669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7.7221">
                <text:p>447.7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5.855384">
                <text:p>445.8553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4.164189">
                <text:p>444.1641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0.872573">
                <text:p>440.8725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8.236817">
                <text:p>438.2368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5.786361">
                <text:p>435.7863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2.787453">
                <text:p>432.7874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.808662">
                <text:p>429.8086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7.130498">
                <text:p>427.130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4.65126">
                <text:p>424.65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1.788045">
                <text:p>421.788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9.558028">
                <text:p>419.5580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7.219066">
                <text:p>417.219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4.869266">
                <text:p>414.869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3.056097">
                <text:p>413.056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0.88238">
                <text:p>410.882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.522784">
                <text:p>409.522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7.311648">
                <text:p>407.3116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5.70033">
                <text:p>405.70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3.655086">
                <text:p>403.6550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1.607735">
                <text:p>401.607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9.78072">
                <text:p>399.78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7.935803">
                <text:p>397.935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6.289513">
                <text:p>396.289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4.511373">
                <text:p>394.511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2.967121">
                <text:p>392.9671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1.192005">
                <text:p>391.192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736009">
                <text:p>389.736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8.019701">
                <text:p>388.0197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6.732182">
                <text:p>386.732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4.774884">
                <text:p>384.774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.844313">
                <text:p>382.8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1.437998">
                <text:p>381.437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9.701647">
                <text:p>379.7016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7.898322">
                <text:p>377.898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6.344354">
                <text:p>376.3443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.282143">
                <text:p>374.282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2.319296">
                <text:p>372.3192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0.041533">
                <text:p>370.041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7.777538">
                <text:p>367.7775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5.434817">
                <text:p>365.434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3.597951">
                <text:p>363.597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0.877216">
                <text:p>360.8772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8.985622">
                <text:p>358.985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6.759251">
                <text:p>356.759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4.506163">
                <text:p>354.5061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2.378377">
                <text:p>352.378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552654">
                <text:p>349.5526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7.23946">
                <text:p>347.23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5.780684">
                <text:p>345.780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3.931138">
                <text:p>343.931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1.949699">
                <text:p>341.9496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0.046103">
                <text:p>340.0461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7.722129">
                <text:p>337.722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5.545555">
                <text:p>335.5455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3.320246">
                <text:p>333.3202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1.11407">
                <text:p>331.11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9.148338">
                <text:p>329.1483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7.441796">
                <text:p>327.4417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5.623061">
                <text:p>325.623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3.936366">
                <text:p>323.936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.409367">
                <text:p>322.4093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0.190262">
                <text:p>320.1902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8.302217">
                <text:p>318.302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6.390904">
                <text:p>316.3909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3.930438">
                <text:p>313.930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1.87751">
                <text:p>311.877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0.016983">
                <text:p>310.0169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.407968">
                <text:p>307.407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5.170799">
                <text:p>305.170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3.290853">
                <text:p>303.2908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1.475649">
                <text:p>301.4756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8.836937">
                <text:p>298.8369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6.130665">
                <text:p>296.1306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3.657105">
                <text:p>293.657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1.753557">
                <text:p>291.7535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9.726749">
                <text:p>289.7267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7.110442">
                <text:p>287.1104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4.269091">
                <text:p>284.2690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2.639411">
                <text:p>282.6394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0.854043">
                <text:p>280.854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8.074105">
                <text:p>278.074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5.804282">
                <text:p>275.8042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4.29463">
                <text:p>274.29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1.476917">
                <text:p>271.4769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.244312">
                <text:p>269.2443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7.231932">
                <text:p>267.2319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5.565243">
                <text:p>265.5652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3.389456">
                <text:p>263.3894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.561714">
                <text:p>260.561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941393">
                <text:p>257.9413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6.657283">
                <text:p>256.6572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.605053">
                <text:p>254.6050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2.198623">
                <text:p>252.1986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.299863">
                <text:p>250.2998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.10346">
                <text:p>248.103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112346">
                <text:p>246.112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3.720671">
                <text:p>243.7206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1.459539">
                <text:p>241.4595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9.030677">
                <text:p>239.0306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6.666946">
                <text:p>236.6669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4.44311">
                <text:p>234.443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1.973357">
                <text:p>231.9733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9.878073">
                <text:p>229.8780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7.735666">
                <text:p>227.735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5.653508">
                <text:p>225.653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3.342205">
                <text:p>223.3422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0.509853">
                <text:p>220.5098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8.247089">
                <text:p>218.2470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6.337141">
                <text:p>216.3371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.611415">
                <text:p>213.611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0.86836">
                <text:p>210.868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9.423267">
                <text:p>209.4232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6.504729">
                <text:p>206.5047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.337813">
                <text:p>204.3378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2.612931">
                <text:p>202.6129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.508345">
                <text:p>200.5083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.287401">
                <text:p>198.2874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6.836367">
                <text:p>196.836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4.918484">
                <text:p>194.918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2.901252">
                <text:p>192.9012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1.268555">
                <text:p>191.2685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9.174055">
                <text:p>189.174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7.866304">
                <text:p>187.8663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6.267641">
                <text:p>186.2676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4.531974">
                <text:p>184.5319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3.079852">
                <text:p>183.079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1.776732">
                <text:p>181.7767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9.952843">
                <text:p>179.9528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8.536772">
                <text:p>178.5367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7.202719">
                <text:p>177.2027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590388">
                <text:p>175.5903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155632">
                <text:p>174.1556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2.867646">
                <text:p>172.8676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1.661589">
                <text:p>171.6615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0.255253">
                <text:p>170.2552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.000946">
                <text:p>169.000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7.522041">
                <text:p>167.5220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6.233509">
                <text:p>166.2335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.063277">
                <text:p>165.0632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3.837136">
                <text:p>163.8371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2.60629">
                <text:p>162.606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0.621008">
                <text:p>160.6210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9.274575">
                <text:p>159.2745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.662639">
                <text:p>157.6626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6.149018">
                <text:p>156.1490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.379453">
                <text:p>153.3794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.783083">
                <text:p>151.783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.123315">
                <text:p>150.1233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7.677004">
                <text:p>147.6770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.948945">
                <text:p>144.9489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3.040576">
                <text:p>143.040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0.221391">
                <text:p>140.2213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8.878194">
                <text:p>138.878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3.771281">
                <text:p>133.7712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2.65759">
                <text:p>132.657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0.249623">
                <text:p>130.2496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.34693">
                <text:p>126.346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4.448569">
                <text:p>124.448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2.288952">
                <text:p>352.2889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6.202677">
                <text:p>346.202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1.71584">
                <text:p>341.715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8.260278">
                <text:p>338.2602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9.003896">
                <text:p>339.0038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8.491405">
                <text:p>338.491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8.308543">
                <text:p>338.3085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2.344512">
                <text:p>342.3445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8.712389">
                <text:p>338.7123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.689731">
                <text:p>337.6897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.81284">
                <text:p>350.812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5.648661">
                <text:p>345.6486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0.606363">
                <text:p>340.6063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7.67829">
                <text:p>337.678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3.758444">
                <text:p>353.758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7.474778">
                <text:p>347.474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1.43476">
                <text:p>341.434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7.66524">
                <text:p>337.66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1.319661">
                <text:p>351.3196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5.849981">
                <text:p>345.8499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.800971">
                <text:p>340.8009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7.838217">
                <text:p>337.838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7.507926">
                <text:p>347.5079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.47781">
                <text:p>341.477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7.681417">
                <text:p>337.6814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1.278153">
                <text:p>351.2781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5.823483">
                <text:p>345.8234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0.82122">
                <text:p>340.821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7.804085">
                <text:p>337.8040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.489022">
                <text:p>347.4890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1.821565">
                <text:p>341.8215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7.754137">
                <text:p>337.754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0.547078">
                <text:p>350.5470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5.602098">
                <text:p>345.602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7.619316">
                <text:p>337.6193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4.874498">
                <text:p>354.874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2.826858">
                <text:p>342.8268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8.486334">
                <text:p>338.4863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0.310566">
                <text:p>340.3105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7.665466">
                <text:p>337.6654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485181">
                <text:p>359.4851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2.260188">
                <text:p>342.2601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8.068951">
                <text:p>338.0689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5.320812">
                <text:p>345.3208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0.219072">
                <text:p>340.2190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7.653668">
                <text:p>337.6536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3.500932">
                <text:p>363.5009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8.76861">
                <text:p>358.768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3.767842">
                <text:p>353.7678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7.507926">
                <text:p>347.5079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1.47781">
                <text:p>341.477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7.681417">
                <text:p>337.6814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1.278153">
                <text:p>351.2781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5.823483">
                <text:p>345.8234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0.79355">
                <text:p>340.793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7.80145">
                <text:p>337.801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2.217073">
                <text:p>342.2170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7.988441">
                <text:p>337.9884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5.905888">
                <text:p>345.9058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1.065069">
                <text:p>341.0650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7.961964">
                <text:p>337.9619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2.370894">
                <text:p>342.3708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8.126044">
                <text:p>338.1260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3.900602">
                <text:p>343.900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9.551375">
                <text:p>339.551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7.396063">
                <text:p>337.3960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9.746897">
                <text:p>579.7468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76.835627">
                <text:p>576.8356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3.167235">
                <text:p>573.167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0.023085">
                <text:p>570.0230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6.253613">
                <text:p>566.2536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3.609495">
                <text:p>563.6094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0.700456">
                <text:p>560.7004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7.187212">
                <text:p>557.1872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4.305372">
                <text:p>554.3053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1.302125">
                <text:p>551.3021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8.453194">
                <text:p>548.4531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5.981613">
                <text:p>545.981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3.018072">
                <text:p>543.0180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0.452158">
                <text:p>540.452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7.874691">
                <text:p>537.8746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5.360468">
                <text:p>535.3604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1.610445">
                <text:p>531.6104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8.391085">
                <text:p>528.3910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5.6214">
                <text:p>525.6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1.675906">
                <text:p>521.6759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19.601982">
                <text:p>519.6019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6.585775">
                <text:p>516.5857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13.405846">
                <text:p>513.4058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.714336">
                <text:p>510.714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8.042711">
                <text:p>508.0427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4.829519">
                <text:p>504.829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2.472432">
                <text:p>502.4724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0.484837">
                <text:p>500.4848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8.148949">
                <text:p>498.1489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5.414251">
                <text:p>495.4142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2.816004">
                <text:p>492.8160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9.975999">
                <text:p>489.975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7.191772">
                <text:p>487.191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4.893123">
                <text:p>484.8931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2.14935">
                <text:p>482.149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9.997295">
                <text:p>479.9972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6.949448">
                <text:p>476.9494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4.309952">
                <text:p>474.3099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1.853381">
                <text:p>471.8533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9.212028">
                <text:p>469.212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5.447689">
                <text:p>465.4476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.909587">
                <text:p>462.9095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9.397773">
                <text:p>459.397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6.499425">
                <text:p>456.4994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2.752629">
                <text:p>452.7526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.114719">
                <text:p>450.1147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6.588962">
                <text:p>446.5889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91307">
                <text:p>442.9913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9.261492">
                <text:p>439.2614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5.407283">
                <text:p>435.4072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0.85619">
                <text:p>430.856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7.650334">
                <text:p>427.650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3.43199">
                <text:p>423.431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9.983471">
                <text:p>419.9834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5.861556">
                <text:p>415.8615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2.878593">
                <text:p>412.878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0.003425">
                <text:p>410.0034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6.265656">
                <text:p>406.2656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3.544444">
                <text:p>403.5444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9.605692">
                <text:p>399.6056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6.555648">
                <text:p>396.5556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3.175056">
                <text:p>393.175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9.997477">
                <text:p>389.9974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6.994804">
                <text:p>386.9948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2.951394">
                <text:p>382.9513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8.720642">
                <text:p>378.7206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3.906593">
                <text:p>373.9065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9.601295">
                <text:p>369.6012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4.750883">
                <text:p>364.7508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9.558172">
                <text:p>359.5581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8.48516">
                <text:p>338.485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7.619316">
                <text:p>337.6193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4.874498">
                <text:p>354.8744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2.826858">
                <text:p>342.8268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8.486334">
                <text:p>338.4863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0.310566">
                <text:p>340.3105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7.665466">
                <text:p>337.6654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9.495927">
                <text:p>359.4959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2.260188">
                <text:p>342.2601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8.068951">
                <text:p>338.0689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5.320812">
                <text:p>345.3208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0.219072">
                <text:p>340.2190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37.649396">
                <text:p>337.6493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4.291816">
                <text:p>364.2918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9.490339">
                <text:p>359.4903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2.200722">
                <text:p>342.2007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7.988441">
                <text:p>337.9884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5.885825">
                <text:p>345.8858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1.0398">
                <text:p>341.0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7.934854">
                <text:p>337.9348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2.73693">
                <text:p>342.736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8.367544">
                <text:p>338.3675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1.025756">
                <text:p>341.0257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37.918358">
                <text:p>337.9183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4.373953">
                <text:p>344.3739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9.743656">
                <text:p>339.7436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4.836254">
                <text:p>354.8362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2.73693">
                <text:p>342.736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8.367544">
                <text:p>338.3675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1.025756">
                <text:p>341.0257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7.918358">
                <text:p>337.9183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44.373953">
                <text:p>344.3739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9.816216">
                <text:p>339.8162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7.602182">
                <text:p>337.6021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6.341643">
                <text:p>356.3416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50.364666">
                <text:p>350.3646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4.638251">
                <text:p>344.6382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0.055446">
                <text:p>340.0554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7.657877">
                <text:p>337.6578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1.954248">
                <text:p>361.9542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7.028358">
                <text:p>357.0283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51.396712">
                <text:p>351.3967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5.468733">
                <text:p>345.4687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0.429201">
                <text:p>340.4292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37.359359">
                <text:p>337.3593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01.997906">
                <text:p>501.9979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9.858523">
                <text:p>499.8585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7.422758">
                <text:p>497.4227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94.63797">
                <text:p>494.637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2.087976">
                <text:p>492.0879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8.980027">
                <text:p>488.9800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86.419392">
                <text:p>486.4193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4.19934">
                <text:p>484.199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1.852446">
                <text:p>481.8524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79.156272">
                <text:p>479.1562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6.423541">
                <text:p>476.4235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3.826326">
                <text:p>473.8263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70.600405">
                <text:p>470.6004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8.123863">
                <text:p>468.1238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4.268922">
                <text:p>464.2689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1.956238">
                <text:p>461.9562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8.311461">
                <text:p>458.3114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5.43147">
                <text:p>455.431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51.861559">
                <text:p>451.8615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8.97598">
                <text:p>448.975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5.628101">
                <text:p>445.6281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1.830562">
                <text:p>441.8305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8.359225">
                <text:p>438.359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34.243535">
                <text:p>434.243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30.638698">
                <text:p>430.6386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5.525568">
                <text:p>425.5255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3.373767">
                <text:p>423.3737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8.574784">
                <text:p>418.5747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.991772">
                <text:p>414.9917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2.064411">
                <text:p>412.0644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8.619541">
                <text:p>408.619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5.597235">
                <text:p>405.5972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1.869188">
                <text:p>401.8691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8.747809">
                <text:p>398.747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5.428131">
                <text:p>395.4281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2.466495">
                <text:p>392.4664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9.432574">
                <text:p>389.4325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85.186364">
                <text:p>385.1863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1.2573">
                <text:p>381.25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7.167714">
                <text:p>377.1677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3.087796">
                <text:p>373.0877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67.667722">
                <text:p>367.6677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3.368717">
                <text:p>363.3687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8.564062">
                <text:p>358.5640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.110984">
                <text:p>353.1109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6.881163">
                <text:p>346.8811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1.036623">
                <text:p>341.0366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7.559609">
                <text:p>337.5596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2.318432">
                <text:p>142.3184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0.014137">
                <text:p>140.0141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8.40126">
                <text:p>138.401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3.239097">
                <text:p>133.2390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.530779">
                <text:p>132.5307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8.684808">
                <text:p>128.6848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5.606969">
                <text:p>125.6069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.775053">
                <text:p>121.7750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1.455461">
                <text:p>351.4554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.974311">
                <text:p>345.9743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41.28139">
                <text:p>341.281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38.050788">
                <text:p>338.0507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1.527182">
                <text:p>341.5271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7.526137">
                <text:p>337.5261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6.445924">
                <text:p>166.4459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.169677">
                <text:p>165.1696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4.233083">
                <text:p>164.2330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2.60629">
                <text:p>162.606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0.85563">
                <text:p>160.855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9.65048">
                <text:p>159.650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.681123">
                <text:p>157.6811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6.578099">
                <text:p>156.5780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4.027618">
                <text:p>154.0276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2.115842">
                <text:p>152.1158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0.38576">
                <text:p>150.385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8.007695">
                <text:p>148.0076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5.267529">
                <text:p>145.2675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3.295413">
                <text:p>143.295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0.60679">
                <text:p>140.606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9.214538">
                <text:p>139.21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4.328386">
                <text:p>134.3283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2.744116">
                <text:p>132.7441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1.103163">
                <text:p>131.1031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048121">
                <text:p>127.0481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5.276624">
                <text:p>125.2766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0.502664">
                <text:p>350.50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5.585579">
                <text:p>345.5855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38.48516">
                <text:p>338.485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7.619316">
                <text:p>337.6193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.874498">
                <text:p>354.8744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2.826858">
                <text:p>342.8268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38.486334">
                <text:p>338.4863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0.310566">
                <text:p>340.3105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37.665466">
                <text:p>337.6654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9.485181">
                <text:p>359.4851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2.260188">
                <text:p>342.2601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38.068951">
                <text:p>338.0689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5.320812">
                <text:p>345.3208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0.219072">
                <text:p>340.2190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7.653668">
                <text:p>337.6536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3.500932">
                <text:p>363.5009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8.76861">
                <text:p>358.768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3.761435">
                <text:p>353.7614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7.507926">
                <text:p>347.5079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1.47781">
                <text:p>341.477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37.681417">
                <text:p>337.6814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1.278153">
                <text:p>351.2781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45.823483">
                <text:p>345.8234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0.79355">
                <text:p>340.793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7.80145">
                <text:p>337.801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2.200722">
                <text:p>342.2007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7.988441">
                <text:p>337.9884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45.905888">
                <text:p>345.9058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1.065069">
                <text:p>341.0650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7.961964">
                <text:p>337.9619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42.370894">
                <text:p>342.370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8.126044">
                <text:p>338.1260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3.900602">
                <text:p>343.900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9.551375">
                <text:p>339.5513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.396063">
                <text:p>337.3960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9.746897">
                <text:p>579.7468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.835627">
                <text:p>576.8356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3.167235">
                <text:p>573.1672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0.023085">
                <text:p>570.0230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66.253613">
                <text:p>566.2536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63.609495">
                <text:p>563.6094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60.700456">
                <text:p>560.7004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57.187212">
                <text:p>557.1872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54.305372">
                <text:p>554.3053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51.302125">
                <text:p>551.3021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48.619473">
                <text:p>548.6194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45.981613">
                <text:p>545.9816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43.018072">
                <text:p>543.0180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40.452158">
                <text:p>540.4521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37.874691">
                <text:p>537.8746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35.360468">
                <text:p>535.3604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31.610445">
                <text:p>531.6104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28.391085">
                <text:p>528.3910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25.6214">
                <text:p>525.62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21.675906">
                <text:p>521.6759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9.601982">
                <text:p>519.6019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6.585775">
                <text:p>516.5857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3.405846">
                <text:p>513.4058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0.714336">
                <text:p>510.7143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8.042711">
                <text:p>508.0427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04.829519">
                <text:p>504.829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2.472432">
                <text:p>502.4724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0.484837">
                <text:p>500.484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98.148949">
                <text:p>498.1489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95.414251">
                <text:p>495.4142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92.816004">
                <text:p>492.8160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9.975999">
                <text:p>489.9759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7.191772">
                <text:p>487.1917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4.893123">
                <text:p>484.8931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82.14935">
                <text:p>482.149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9.997295">
                <text:p>479.9972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6.949448">
                <text:p>476.9494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4.309952">
                <text:p>474.3099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71.853381">
                <text:p>471.8533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9.212028">
                <text:p>469.2120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5.447689">
                <text:p>465.4476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62.909587">
                <text:p>462.9095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9.397773">
                <text:p>459.39777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56.499425">
                <text:p>456.4994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52.752629">
                <text:p>452.7526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50.114719">
                <text:p>450.1147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6.588962">
                <text:p>446.5889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2.991307">
                <text:p>442.9913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9.261492">
                <text:p>439.2614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35.407283">
                <text:p>435.407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0.85619">
                <text:p>430.856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7.650334">
                <text:p>427.6503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3.43199">
                <text:p>423.431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9.983471">
                <text:p>419.9834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5.861556">
                <text:p>415.8615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2.878593">
                <text:p>412.8785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0.003425">
                <text:p>410.0034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06.265656">
                <text:p>406.2656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3.544444">
                <text:p>403.5444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9.605692">
                <text:p>399.6056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6.555648">
                <text:p>396.5556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3.175056">
                <text:p>393.175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9.997477">
                <text:p>389.9974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6.994804">
                <text:p>386.9948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2.951394">
                <text:p>382.9513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8.720642">
                <text:p>378.7206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3.906593">
                <text:p>373.9065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9.601295">
                <text:p>369.6012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4.750883">
                <text:p>364.7508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9.558172">
                <text:p>359.5581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8.48516">
                <text:p>338.485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37.619316">
                <text:p>337.6193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54.874498">
                <text:p>354.8744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2.826858">
                <text:p>342.8268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38.486334">
                <text:p>338.4863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40.310566">
                <text:p>340.3105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37.665466">
                <text:p>337.6654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59.495927">
                <text:p>359.4959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2.260188">
                <text:p>342.2601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38.068951">
                <text:p>338.0689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45.320812">
                <text:p>345.3208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40.219072">
                <text:p>340.2190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37.649396">
                <text:p>337.6493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4.291816">
                <text:p>364.2918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9.490339">
                <text:p>359.49033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2.200722">
                <text:p>342.2007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7.988441">
                <text:p>337.9884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45.885825">
                <text:p>345.885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41.0398">
                <text:p>341.03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37.934854">
                <text:p>337.9348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42.73693">
                <text:p>342.736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8.367544">
                <text:p>338.3675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1.025756">
                <text:p>341.0257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37.918358">
                <text:p>337.9183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4.373953">
                <text:p>344.3739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39.743656">
                <text:p>339.7436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54.836254">
                <text:p>354.8362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42.73693">
                <text:p>342.736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8.367544">
                <text:p>338.3675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41.025756">
                <text:p>341.0257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7.918358">
                <text:p>337.9183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4.373953">
                <text:p>344.3739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9.816216">
                <text:p>339.8162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37.602182">
                <text:p>337.6021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56.341643">
                <text:p>356.3416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50.364666">
                <text:p>350.3646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44.638251">
                <text:p>344.6382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0.055446">
                <text:p>340.0554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37.657877">
                <text:p>337.6578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1.954248">
                <text:p>361.9542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7.028358">
                <text:p>357.0283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1.396712">
                <text:p>351.3967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45.468733">
                <text:p>345.4687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40.429201">
                <text:p>340.4292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37.359359">
                <text:p>337.359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01.997906">
                <text:p>501.9979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9.858523">
                <text:p>499.8585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7.422758">
                <text:p>497.4227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94.63797">
                <text:p>494.637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2.087976">
                <text:p>492.087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88.980027">
                <text:p>488.9800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86.419392">
                <text:p>486.4193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84.19934">
                <text:p>484.199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81.852446">
                <text:p>481.8524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9.156272">
                <text:p>479.1562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6.423541">
                <text:p>476.4235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3.826326">
                <text:p>473.8263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0.600405">
                <text:p>470.6004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68.123863">
                <text:p>468.1238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64.268922">
                <text:p>464.2689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61.956238">
                <text:p>461.9562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58.311461">
                <text:p>458.3114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55.43147">
                <text:p>455.431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51.861559">
                <text:p>451.8615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48.97598">
                <text:p>448.975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5.628101">
                <text:p>445.6281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41.830562">
                <text:p>441.8305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8.359225">
                <text:p>438.359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34.243535">
                <text:p>434.2435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30.638698">
                <text:p>430.6386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5.525568">
                <text:p>425.5255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3.373767">
                <text:p>423.3737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8.674322">
                <text:p>418.6743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4.991772">
                <text:p>414.9917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2.064411">
                <text:p>412.0644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08.619541">
                <text:p>408.6195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05.648989">
                <text:p>405.6489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01.869188">
                <text:p>401.8691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8.747809">
                <text:p>398.7478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95.428131">
                <text:p>395.42813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2.466495">
                <text:p>392.4664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89.432574">
                <text:p>389.4325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85.186364">
                <text:p>385.1863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81.2573">
                <text:p>381.25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77.167714">
                <text:p>377.1677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3.087796">
                <text:p>373.087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7.667722">
                <text:p>367.6677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63.368717">
                <text:p>363.3687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8.564062">
                <text:p>358.5640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3.110984">
                <text:p>353.1109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6.881163">
                <text:p>346.8811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1.036623">
                <text:p>341.0366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37.559609">
                <text:p>337.5596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2.318432">
                <text:p>142.3184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0.014137">
                <text:p>140.0141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8.40126">
                <text:p>138.401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3.239097">
                <text:p>133.2390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2.530779">
                <text:p>132.5307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8.684808">
                <text:p>128.6848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5.606969">
                <text:p>125.6069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1.775053">
                <text:p>121.7750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1.455461">
                <text:p>351.4554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5.974311">
                <text:p>345.9743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1.28139">
                <text:p>341.281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8.050788">
                <text:p>338.0507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41.527182">
                <text:p>341.5271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7.526137">
                <text:p>337.5261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6.445924">
                <text:p>166.4459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.169677">
                <text:p>165.1696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.233083">
                <text:p>164.2330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2.60629">
                <text:p>162.606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0.85563">
                <text:p>160.855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9.65048">
                <text:p>159.650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.681123">
                <text:p>157.6811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6.578099">
                <text:p>156.5780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4.027618">
                <text:p>154.0276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2.115842">
                <text:p>152.1158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0.38576">
                <text:p>150.385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8.007695">
                <text:p>148.0076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5.267529">
                <text:p>145.2675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3.295413">
                <text:p>143.2954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0.60679">
                <text:p>140.606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9.214538">
                <text:p>139.2145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4.328386">
                <text:p>134.3283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2.744116">
                <text:p>132.7441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1.103163">
                <text:p>131.1031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7.048121">
                <text:p>127.0481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5.276624">
                <text:p>125.2766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50.502664">
                <text:p>350.5026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45.585579">
                <text:p>345.5855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8.496642">
                <text:p>338.4966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7.617782">
                <text:p>337.6177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54.874537">
                <text:p>354.8745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42.825664">
                <text:p>342.8256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8.48516">
                <text:p>338.485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0.518263">
                <text:p>340.5182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7.619316">
                <text:p>337.6193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54.874498">
                <text:p>354.8744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8.728197">
                <text:p>348.7281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42.826858">
                <text:p>342.826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8.486334">
                <text:p>338.4863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40.310566">
                <text:p>340.3105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7.665466">
                <text:p>337.6654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9.485181">
                <text:p>359.4851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54.461419">
                <text:p>354.4614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42.260188">
                <text:p>342.260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8.068951">
                <text:p>338.068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45.320812">
                <text:p>345.3208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40.219072">
                <text:p>340.2190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37.653668">
                <text:p>337.6536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3.500932">
                <text:p>363.5009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58.76861">
                <text:p>358.768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53.767842">
                <text:p>353.7678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7.507926">
                <text:p>347.5079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1.47781">
                <text:p>341.477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7.681417">
                <text:p>337.6814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.238857">
                <text:p>121.2388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54.88215">
                <text:p>354.882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51.278153">
                <text:p>351.2781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45.823483">
                <text:p>345.8234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40.79355">
                <text:p>340.793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7.80145">
                <text:p>337.801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47.849156">
                <text:p>347.8491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2.217073">
                <text:p>342.2170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7.988441">
                <text:p>337.9884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45.905888">
                <text:p>345.9058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41.065069">
                <text:p>341.0650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7.961964">
                <text:p>337.9619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2.370894">
                <text:p>342.3708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8.126044">
                <text:p>338.1260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3.900602">
                <text:p>343.9006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9.551375">
                <text:p>339.5513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7.396063">
                <text:p>337.3960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79.746897">
                <text:p>579.7468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76.835627">
                <text:p>576.8356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73.167235">
                <text:p>573.1672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70.023085">
                <text:p>570.02308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66.253613">
                <text:p>566.2536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63.609495">
                <text:p>563.6094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60.700456">
                <text:p>560.7004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57.187212">
                <text:p>557.1872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54.305372">
                <text:p>554.3053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51.302125">
                <text:p>551.3021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48.453194">
                <text:p>548.4531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5.981613">
                <text:p>545.9816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43.018072">
                <text:p>543.0180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40.452158">
                <text:p>540.4521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37.874691">
                <text:p>537.8746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35.360468">
                <text:p>535.3604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31.610445">
                <text:p>531.6104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28.391085">
                <text:p>528.3910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25.6214">
                <text:p>525.62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1.675906">
                <text:p>521.6759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9.601982">
                <text:p>519.6019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16.585775">
                <text:p>516.5857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13.405846">
                <text:p>513.4058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10.714336">
                <text:p>510.7143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8.042711">
                <text:p>508.0427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04.829519">
                <text:p>504.8295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02.472432">
                <text:p>502.4724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0.484837">
                <text:p>500.4848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8.148949">
                <text:p>498.1489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5.414251">
                <text:p>495.4142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2.816004">
                <text:p>492.8160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9.975999">
                <text:p>489.975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7.191772">
                <text:p>487.1917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84.893123">
                <text:p>484.8931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82.14935">
                <text:p>482.149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79.997295">
                <text:p>479.9972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76.949448">
                <text:p>476.9494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4.309952">
                <text:p>474.3099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1.853381">
                <text:p>471.8533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69.212028">
                <text:p>469.2120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65.447689">
                <text:p>465.4476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62.909587">
                <text:p>462.9095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9.397773">
                <text:p>459.3977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